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table:number-columns-repeated="3"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4666666666667">
            <text:p>2.7466666667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58">
            <text:p>4.58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table:number-columns-repeated="3" office:value-type="float" office:value="1">
            <text:p>1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.17333333333333">
            <text:p>3.1733333333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35">
            <text:p>2.735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table:number-columns-repeated="3" office:value-type="float" office:value="1">
            <text:p>1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table:number-columns-repeated="3" office:value-type="float" office:value="1">
            <text:p>1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table:number-columns-repeated="3" office:value-type="float" office:value="1">
            <text:p>1</text:p>
          </table:table-cell>
          <table:table-cell office:value-type="float" office:value="4.8">
            <text:p>4.8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.3125">
            <text:p>2.3125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25">
            <text:p>2.32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table:number-columns-repeated="3"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.05">
            <text:p>19.0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.14">
            <text:p>3.14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4">
            <text:p>2.74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65">
            <text:p>4.65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table:number-columns-repeated="3"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table:number-columns-repeated="3"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table:number-columns-repeated="3" office:value-type="float" office:value="1">
            <text:p>1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table:number-columns-repeated="3" office:value-type="float" office:value="1">
            <text:p>1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table:number-columns-repeated="3" office:value-type="float" office:value="1">
            <text:p>1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37">
            <text:p>4.37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.145">
            <text:p>3.145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3" office:value-type="float" office:value="1">
            <text:p>1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table:number-columns-repeated="3" office:value-type="float" office:value="1">
            <text:p>1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65">
            <text:p>3.16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table:number-columns-repeated="3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table:number-columns-repeated="3"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table:number-columns-repeated="3"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07">
            <text:p>4.0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7">
            <text:p>3.87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6">
            <text:p>2.66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table:number-columns-repeated="3"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1666666666667">
            <text:p>2.9166666667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table:number-columns-repeated="3"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.7375">
            <text:p>2.7375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table:number-columns-repeated="3" office:value-type="float" office:value="1">
            <text:p>1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19">
            <text:p>5.19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96333333333333">
            <text:p>2.9633333333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17666666666667">
            <text:p>2.1766666667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table:number-columns-repeated="3" office:value-type="float" office:value="1">
            <text:p>1</text:p>
          </table:table-cell>
          <table:table-cell office:value-type="float" office:value="2.78">
            <text:p>2.78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table:number-columns-repeated="3"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29333333333333">
            <text:p>2.2933333333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17333333333333">
            <text:p>2.1733333333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75">
            <text:p>5.75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3" office:value-type="float" office:value="1">
            <text:p>1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.35666666666667">
            <text:p>3.3566666667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table:number-columns-repeated="3"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table:number-columns-repeated="3" office:value-type="float" office:value="1">
            <text:p>1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table:number-columns-repeated="3"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55">
            <text:p>3.25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6666666666667">
            <text:p>2.5666666667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table:number-columns-repeated="3" office:value-type="float" office:value="1">
            <text:p>1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table:number-columns-repeated="3"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3">
            <text:p>2.03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23333333333333">
            <text:p>2.2333333333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25">
            <text:p>3.825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table:number-columns-repeated="3"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table:number-columns-repeated="3"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table:number-columns-repeated="3"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1931">
            <text:p>1931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table:number-columns-repeated="3"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415">
            <text:p>4.41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table:number-columns-repeated="3" office:value-type="float" office:value="1">
            <text:p>1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35">
            <text:p>2.335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05">
            <text:p>2.505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table:number-columns-repeated="3" office:value-type="float" office:value="1">
            <text:p>1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.21">
            <text:p>5.21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table:number-columns-repeated="3" office:value-type="float" office:value="1">
            <text:p>1</text:p>
          </table:table-cell>
          <table:table-cell office:value-type="float" office:value="2.86">
            <text:p>2.86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table:number-columns-repeated="3" office:value-type="float" office:value="1">
            <text:p>1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table:number-columns-repeated="3" office:value-type="float" office:value="1">
            <text:p>1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3" office:value-type="float" office:value="1">
            <text:p>1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table:number-columns-repeated="3" office:value-type="float" office:value="1">
            <text:p>1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69">
            <text:p>3.69</text:p>
          </table:table-cell>
        </table:table-row>
        <table:table-row table:style-name="ro2" table:visibility="filter">
          <table:table-cell office:value-type="float" office:value="2510">
            <text:p>2510</text:p>
          </table:table-cell>
          <table:table-cell table:number-columns-repeated="3"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3" office:value-type="float" office:value="1">
            <text:p>1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table:number-columns-repeated="3"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table:number-columns-repeated="3" office:value-type="float" office:value="1">
            <text:p>1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25">
            <text:p>6.2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table:number-columns-repeated="3" office:value-type="float" office:value="1">
            <text:p>1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93">
            <text:p>3.93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table:number-columns-repeated="3"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table:number-columns-repeated="3"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table:number-columns-repeated="3"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table:number-columns-repeated="3"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table:number-columns-repeated="3" office:value-type="float" office:value="1">
            <text:p>1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table:number-columns-repeated="3" office:value-type="float" office:value="1">
            <text:p>1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3" office:value-type="float" office:value="1">
            <text:p>1</text:p>
          </table:table-cell>
          <table:table-cell office:value-type="float" office:value="5.8">
            <text:p>5.8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table:number-columns-repeated="3"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2906">
            <text:p>2906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table:number-columns-repeated="3" office:value-type="float" office:value="1">
            <text:p>1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table:number-columns-repeated="3"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385">
            <text:p>238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07">
            <text:p>3.07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table:number-columns-repeated="3" office:value-type="float" office:value="1">
            <text:p>1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table:number-columns-repeated="3" office:value-type="float" office:value="1">
            <text:p>1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.98">
            <text:p>4.98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table:number-columns-repeated="3"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table:number-columns-repeated="3" office:value-type="float" office:value="1">
            <text:p>1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table:number-columns-repeated="3" office:value-type="float" office:value="1">
            <text:p>1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table:number-columns-repeated="3" office:value-type="float" office:value="1">
            <text:p>1</text:p>
          </table:table-cell>
          <table:table-cell office:value-type="float" office:value="3.38">
            <text:p>3.38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table:number-columns-repeated="3" office:value-type="float" office:value="1">
            <text:p>1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.335">
            <text:p>3.335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table:number-columns-repeated="3" office:value-type="float" office:value="1">
            <text:p>1</text:p>
          </table:table-cell>
          <table:table-cell office:value-type="float" office:value="4.78">
            <text:p>4.78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table:number-columns-repeated="3" office:value-type="float" office:value="1">
            <text:p>1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3677">
            <text:p>3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38">
            <text:p>6.38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79666666666667">
            <text:p>2.7966666667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table:number-columns-repeated="3" office:value-type="float" office:value="1">
            <text:p>1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table:number-columns-repeated="3" office:value-type="float" office:value="1">
            <text:p>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3481">
            <text:p>34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336">
            <text:p>2336</text:p>
          </table:table-cell>
          <table:table-cell table:number-columns-repeated="3" office:value-type="float" office:value="1">
            <text:p>1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table:number-columns-repeated="3" office:value-type="float" office:value="1">
            <text:p>1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table:number-columns-repeated="3" office:value-type="float" office:value="1">
            <text:p>1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85">
            <text:p>3.85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table:number-columns-repeated="3" office:value-type="float" office:value="1">
            <text:p>1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table:number-columns-repeated="3" office:value-type="float" office:value="1">
            <text:p>1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2.7325">
            <text:p>2.732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2.76428571428571">
            <text:p>2.764285714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3.12166666666667">
            <text:p>3.1216666667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3.56833333333333">
            <text:p>3.5683333333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488">
            <text:p>2.488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911">
            <text:p>2.911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612">
            <text:p>2.61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792">
            <text:p>2.792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2.574">
            <text:p>2.574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5.0025">
            <text:p>5.0025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645">
            <text:p>2.64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5275">
            <text:p>2.527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5125">
            <text:p>2.2512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2275">
            <text:p>2.2275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5825">
            <text:p>2.582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2625">
            <text:p>2.2625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4.5375">
            <text:p>4.5375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43083333333333">
            <text:p>2.4308333333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2.1725">
            <text:p>2.172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9825">
            <text:p>2.982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9475">
            <text:p>2.9475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3.22375">
            <text:p>3.2237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7325">
            <text:p>2.732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2.375">
            <text:p>2.37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2.53533333333333">
            <text:p>2.5353333333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2.89909090909091">
            <text:p>2.8990909091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2.21142857142857">
            <text:p>2.2114285714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4.16428571428571">
            <text:p>4.1642857143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2.64142857142857">
            <text:p>2.6414285714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12166666666667">
            <text:p>2.1216666667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93333333333333">
            <text:p>2.9333333333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06333333333333">
            <text:p>3.0633333333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22">
            <text:p>2.322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75916666666667">
            <text:p>2.7591666667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6325">
            <text:p>2.632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8333333333333">
            <text:p>2.2833333333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95666666666667">
            <text:p>3.9566666667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60333333333333">
            <text:p>3.6033333333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4.21">
            <text:p>4.21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845">
            <text:p>2.845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50333333333333">
            <text:p>2.5033333333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14333333333333">
            <text:p>3.1433333333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285">
            <text:p>2.285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40333333333333">
            <text:p>3.4033333333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2.75833333333333">
            <text:p>2.7583333333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9.78">
            <text:p>9.78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7333333333333">
            <text:p>2.3733333333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56111111111111">
            <text:p>2.5611111111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42833333333333">
            <text:p>2.4283333333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35666666666667">
            <text:p>3.3566666667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83333333333333">
            <text:p>2.8333333333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06666666666667">
            <text:p>3.0666666667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1166666666667">
            <text:p>2.4116666667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12333333333333">
            <text:p>3.1233333333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53333333333333">
            <text:p>3.5333333333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3.23333333333333">
            <text:p>3.2333333333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6666666666667">
            <text:p>2.3666666667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76666666666667">
            <text:p>2.7666666667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40333333333333">
            <text:p>3.4033333333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21666666666667">
            <text:p>2.2166666667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63333333333333">
            <text:p>3.633333333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4.21333333333333">
            <text:p>4.2133333333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35666666666667">
            <text:p>2.3566666667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34333333333333">
            <text:p>3.3433333333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3.03333333333333">
            <text:p>3.0333333333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44666666666667">
            <text:p>2.4466666667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5.05666666666667">
            <text:p>5.0566666667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86">
            <text:p>2.86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2.43333333333333">
            <text:p>2.4333333333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30333333333333">
            <text:p>2.3033333333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3.00666666666667">
            <text:p>3.0066666667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2.91">
            <text:p>2.91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5.65333333333333">
            <text:p>5.653333333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3.00588235294118">
            <text:p>3.0058823529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3.29545454545455">
            <text:p>3.2954545455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3.68454545454545">
            <text:p>3.684545454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2.67578947368421">
            <text:p>2.6757894737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42375">
            <text:p>2.4237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53875">
            <text:p>2.5387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43625">
            <text:p>2.4362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63875">
            <text:p>2.6387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2.78125">
            <text:p>2.78125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49875">
            <text:p>2.49875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2.65125">
            <text:p>2.65125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3.22375">
            <text:p>3.2237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2.33714285714286">
            <text:p>2.33714285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2.58153846153846">
            <text:p>2.581538461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2.47615384615385">
            <text:p>2.4761538462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2.49774193548387">
            <text:p>2.497741935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2.83333333333333">
            <text:p>2.833333333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858">
            <text:p>2.858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2.812">
            <text:p>2.812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578">
            <text:p>3.57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67075">
            <text:p>2.67075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911">
            <text:p>2.911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966">
            <text:p>3.966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894">
            <text:p>3.894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3.228">
            <text:p>3.228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346">
            <text:p>2.346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898">
            <text:p>2.898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046">
            <text:p>3.046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694">
            <text:p>3.694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3.814">
            <text:p>3.814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374">
            <text:p>2.374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818">
            <text:p>2.818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766">
            <text:p>2.766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564">
            <text:p>2.564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304">
            <text:p>2.304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3.292">
            <text:p>3.292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964">
            <text:p>2.964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2.664">
            <text:p>2.664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2.464">
            <text:p>2.464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588235294117647">
            <text:p>0.5882352941</text:p>
          </table:table-cell>
          <table:table-cell office:value-type="float" office:value="3.29588235294118">
            <text:p>3.2958823529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2.80235294117647">
            <text:p>2.8023529412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34666666666667">
            <text:p>2.3466666667</text:p>
          </table:table-cell>
        </table:table-row>
        <table:table-row table:style-name="ro2" table:visibility="filter">
          <table:table-cell office:value-type="float" office:value="3797">
            <text:p>37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67666666666667">
            <text:p>2.6766666667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57833333333333">
            <text:p>2.5783333333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56583333333333">
            <text:p>2.5658333333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49729166666667">
            <text:p>2.4972916667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2.63583333333333">
            <text:p>2.635833333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2.96916666666667">
            <text:p>2.969166666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2.43157894736842">
            <text:p>2.4315789474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2.15894736842105">
            <text:p>2.1589473684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571428571428571">
            <text:p>0.5714285714</text:p>
          </table:table-cell>
          <table:table-cell office:value-type="float" office:value="3.46571428571429">
            <text:p>3.4657142857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77857142857143">
            <text:p>2.7785714286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67571428571429">
            <text:p>2.675714285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61857142857143">
            <text:p>2.6185714286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42571428571429">
            <text:p>2.4257142857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53285714285714">
            <text:p>2.5328571429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80714285714286">
            <text:p>2.8071428571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82428571428571">
            <text:p>2.8242857143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9071428571429">
            <text:p>2.4907142857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58142857142857">
            <text:p>2.5814285714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2.83785714285714">
            <text:p>2.8378571429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3.02571428571429">
            <text:p>3.0257142857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3.71285714285714">
            <text:p>3.7128571429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2.25857142857143">
            <text:p>2.2585714286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3.03285714285714">
            <text:p>3.0328571429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2.66333333333333">
            <text:p>2.6633333333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2.44413043478261">
            <text:p>2.4441304348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2.52434782608696">
            <text:p>2.5243478261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2.47375">
            <text:p>2.47375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2.50125">
            <text:p>2.5012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3.105">
            <text:p>3.10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555555555555556">
            <text:p>0.5555555556</text:p>
          </table:table-cell>
          <table:table-cell office:value-type="float" office:value="3.40888888888889">
            <text:p>3.4088888889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3.08222222222222">
            <text:p>3.0822222222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3.44">
            <text:p>3.4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84777777777778">
            <text:p>2.8477777778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2.78666666666667">
            <text:p>2.7866666667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73555555555555">
            <text:p>2.7355555556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2.80888888888889">
            <text:p>2.8088888889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3.07444444444444">
            <text:p>3.0744444444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14818181818182">
            <text:p>2.1481818182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91272727272727">
            <text:p>2.9127272727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50954545454545">
            <text:p>2.5095454545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75727272727273">
            <text:p>2.7572727273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3.69909090909091">
            <text:p>3.6990909091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2.63454545454545">
            <text:p>2.6345454545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2.84454545454545">
            <text:p>2.8445454545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42857142857143">
            <text:p>0.5428571429</text:p>
          </table:table-cell>
          <table:table-cell office:value-type="float" office:value="2.412">
            <text:p>2.412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2.51041666666667">
            <text:p>2.5104166667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53968253968254">
            <text:p>0.5396825397</text:p>
          </table:table-cell>
          <table:table-cell office:value-type="float" office:value="2.85539682539683">
            <text:p>2.8553968254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3.65923076923077">
            <text:p>3.6592307692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81769230769231">
            <text:p>2.8176923077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538461538461538">
            <text:p>0.5384615385</text:p>
          </table:table-cell>
          <table:table-cell office:value-type="float" office:value="3.50230769230769">
            <text:p>3.5023076923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2.77230769230769">
            <text:p>2.7723076923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60384615384615">
            <text:p>2.6038461538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72461538461538">
            <text:p>2.7246153846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70846153846154">
            <text:p>2.7084615385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3.27692307692308">
            <text:p>3.2769230769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2.71538461538462">
            <text:p>2.7153846154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35714285714286">
            <text:p>0.5357142857</text:p>
          </table:table-cell>
          <table:table-cell office:value-type="float" office:value="2.48392857142857">
            <text:p>2.4839285714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2.58466666666667">
            <text:p>2.584666666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2.61529411764706">
            <text:p>2.6152941176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3.07578947368421">
            <text:p>3.0757894737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25423728813559">
            <text:p>0.5254237288</text:p>
          </table:table-cell>
          <table:table-cell office:value-type="float" office:value="2.51796610169491">
            <text:p>2.5179661017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2.533">
            <text:p>2.533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2.89952380952381">
            <text:p>2.8995238095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3.3188">
            <text:p>3.3188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2.7144">
            <text:p>2.7144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2.44037037037037">
            <text:p>2.4403703704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4.08555555555556">
            <text:p>4.0855555556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3.25909090909091">
            <text:p>3.2590909091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513157894736842">
            <text:p>0.5131578947</text:p>
          </table:table-cell>
          <table:table-cell office:value-type="float" office:value="2.49552631578947">
            <text:p>2.4955263158</text:p>
          </table:table-cell>
        </table:table-row>
        <table:table-row table:style-name="ro2" table:visibility="filter">
          <table:table-cell office:value-type="float" office:value="3458">
            <text:p>345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.512195122</text:p>
          </table:table-cell>
          <table:table-cell office:value-type="float" office:value="2.25243902439024">
            <text:p>2.2524390244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503067484662577">
            <text:p>0.5030674847</text:p>
          </table:table-cell>
          <table:table-cell office:value-type="float" office:value="2.25245398773006">
            <text:p>2.2524539877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1375">
            <text:p>3.01375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64285714285714">
            <text:p>3.6428571429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9575">
            <text:p>4.9575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6611111111111">
            <text:p>4.0661111111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9071428571429">
            <text:p>2.7907142857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9">
            <text:p>2.19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5166666666667">
            <text:p>3.3516666667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2583333333333">
            <text:p>2.5258333333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3725">
            <text:p>5.3725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65">
            <text:p>2.46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7714285714286">
            <text:p>2.6771428571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76">
            <text:p>4.76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9875">
            <text:p>2.49875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5.445">
            <text:p>5.445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025">
            <text:p>2.4025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75">
            <text:p>2.2675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425">
            <text:p>2.542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115">
            <text:p>4.115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95">
            <text:p>2.295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2833333333333">
            <text:p>2.7283333333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92166666666667">
            <text:p>3.9216666667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92">
            <text:p>4.92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65">
            <text:p>3.065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325">
            <text:p>2.5325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05">
            <text:p>2.60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19625">
            <text:p>3.19625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55">
            <text:p>4.55</text:p>
          </table:table-cell>
        </table:table-row>
        <table:table-row table:style-name="ro2" table:visibility="filter">
          <table:table-cell office:value-type="float" office:value="3444">
            <text:p>344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733333333333">
            <text:p>2.1773333333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13">
            <text:p>3.113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4714285714286">
            <text:p>2.4471428571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475">
            <text:p>3.475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2625">
            <text:p>2.52625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325">
            <text:p>2.6325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91461538461538">
            <text:p>2.914615384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45">
            <text:p>3.54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51">
            <text:p>2.651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6333333333333">
            <text:p>2.9633333333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475">
            <text:p>2.3475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175">
            <text:p>2.7175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5333333333333">
            <text:p>2.8533333333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95">
            <text:p>2.89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56125">
            <text:p>3.56125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85">
            <text:p>2.485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95">
            <text:p>2.695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9125">
            <text:p>3.09125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41125">
            <text:p>3.4112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55">
            <text:p>2.25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98214285714286">
            <text:p>2.9821428571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17125">
            <text:p>3.17125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3325">
            <text:p>4.3325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85">
            <text:p>2.58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405">
            <text:p>2.5405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.27">
            <text:p>6.27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4">
            <text:p>3.84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95666666666667">
            <text:p>2.9566666667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75">
            <text:p>2.2175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925">
            <text:p>2.792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4625">
            <text:p>2.84625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6055555555556">
            <text:p>2.6605555556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7666666666667">
            <text:p>2.3766666667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0732142857143">
            <text:p>2.6073214286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153">
            <text:p>3.153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725">
            <text:p>2.672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625">
            <text:p>3.62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24">
            <text:p>5.24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55">
            <text:p>4.055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315">
            <text:p>4.31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75">
            <text:p>2.37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35">
            <text:p>2.535</text:p>
          </table:table-cell>
        </table:table-row>
        <table:table-row table:style-name="ro2" table:visibility="filter">
          <table:table-cell office:value-type="float" office:value="3041">
            <text:p>304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9125">
            <text:p>2.7912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55">
            <text:p>2.55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95">
            <text:p>2.395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375">
            <text:p>2.3375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716">
            <text:p>3.716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0375">
            <text:p>2.40375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1.045">
            <text:p>11.045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2916666666667">
            <text:p>2.8291666667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8.49">
            <text:p>8.49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9.54">
            <text:p>9.54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2269230769231">
            <text:p>2.7226923077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605">
            <text:p>3.60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6142857142857">
            <text:p>2.8614285714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3028">
            <text:p>30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01">
            <text:p>2.201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8666666666667">
            <text:p>3.0866666667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25">
            <text:p>3.325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6625">
            <text:p>2.46625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.7625">
            <text:p>6.7625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225">
            <text:p>3.22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25">
            <text:p>2.6225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.66">
            <text:p>6.66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9388888888889">
            <text:p>2.6938888889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7125">
            <text:p>2.57125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175">
            <text:p>4.017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025">
            <text:p>3.2025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65">
            <text:p>2.765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66">
            <text:p>5.66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65">
            <text:p>3.465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925">
            <text:p>2.1925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95">
            <text:p>3.395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825">
            <text:p>2.2825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6">
            <text:p>2.56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175">
            <text:p>4.17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95">
            <text:p>2.895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7625">
            <text:p>2.57625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725">
            <text:p>2.7725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1833333333333">
            <text:p>2.2183333333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18666666666667">
            <text:p>3.1866666667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25">
            <text:p>2.025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55">
            <text:p>2.85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94">
            <text:p>2.494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55">
            <text:p>2.855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975">
            <text:p>3.975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479">
            <text:p>3.479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455">
            <text:p>5.455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26">
            <text:p>4.26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75">
            <text:p>3.07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95">
            <text:p>3.59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97">
            <text:p>2.697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25">
            <text:p>2.1625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675">
            <text:p>2.667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325">
            <text:p>2.532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2333333333333">
            <text:p>2.5233333333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67">
            <text:p>3.367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775">
            <text:p>3.775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.1175">
            <text:p>6.1175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4666666666667">
            <text:p>2.4466666667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9375">
            <text:p>2.9375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14">
            <text:p>5.14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135">
            <text:p>3.135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4">
            <text:p>3.44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4775">
            <text:p>3.4775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1225">
            <text:p>4.1225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9325">
            <text:p>3.9325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65">
            <text:p>2.26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55">
            <text:p>2.75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9.16">
            <text:p>9.16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875">
            <text:p>2.6875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825">
            <text:p>4.382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7">
            <text:p>2.57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8">
            <text:p>3.38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58916666666667">
            <text:p>3.5891666667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285">
            <text:p>3.28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525">
            <text:p>3.52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045">
            <text:p>4.045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775">
            <text:p>2.8775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135">
            <text:p>3.135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3875">
            <text:p>2.3875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925">
            <text:p>3.925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225">
            <text:p>2.822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3875">
            <text:p>3.3875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65">
            <text:p>3.16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05">
            <text:p>2.605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65">
            <text:p>2.865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7333333333333">
            <text:p>2.8733333333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.345">
            <text:p>5.345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8166666666667">
            <text:p>2.881666666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75">
            <text:p>3.875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74">
            <text:p>4.74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85">
            <text:p>2.485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825">
            <text:p>3.825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65">
            <text:p>2.86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905">
            <text:p>3.905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7">
            <text:p>3.07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355">
            <text:p>3.355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6.05">
            <text:p>6.0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125">
            <text:p>3.125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145">
            <text:p>2.145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5.27">
            <text:p>5.27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365">
            <text:p>2.365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61833333333333">
            <text:p>3.618333333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4.61">
            <text:p>4.61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45">
            <text:p>2.445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35">
            <text:p>2.73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555">
            <text:p>3.55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625">
            <text:p>3.625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7725">
            <text:p>2.7725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3.405">
            <text:p>3.405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4.5125">
            <text:p>4.5125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075">
            <text:p>3.075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86">
            <text:p>3.86</text:p>
          </table:table-cell>
        </table:table-row>
        <table:table-row table:style-name="ro2" table:visibility="filter">
          <table:table-cell office:value-type="float" office:value="2781">
            <text:p>278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17">
            <text:p>2.1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8875">
            <text:p>2.887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715">
            <text:p>3.715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685">
            <text:p>2.685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675">
            <text:p>3.675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07">
            <text:p>3.07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785">
            <text:p>2.785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3.575">
            <text:p>3.575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6.29">
            <text:p>6.29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49618320610687">
            <text:p>0.4961832061</text:p>
          </table:table-cell>
          <table:table-cell office:value-type="float" office:value="2.45175572519084">
            <text:p>2.4517557252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91803278688525">
            <text:p>0.4918032787</text:p>
          </table:table-cell>
          <table:table-cell office:value-type="float" office:value="3.14540983606557">
            <text:p>3.1454098361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</text:p>
          </table:table-cell>
          <table:table-cell office:value-type="float" office:value="2.6131914893617">
            <text:p>2.6131914894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2.75755555555556">
            <text:p>2.7575555556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88372093023256">
            <text:p>0.488372093</text:p>
          </table:table-cell>
          <table:table-cell office:value-type="float" office:value="3.13441860465116">
            <text:p>3.1344186047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486486486486487">
            <text:p>0.4864864865</text:p>
          </table:table-cell>
          <table:table-cell office:value-type="float" office:value="3.32756756756757">
            <text:p>3.3275675676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85714285714286">
            <text:p>0.4857142857</text:p>
          </table:table-cell>
          <table:table-cell office:value-type="float" office:value="2.83285714285714">
            <text:p>2.8328571429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3.05068965517241">
            <text:p>3.0506896552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4.38379310344828">
            <text:p>4.3837931034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480392156862745">
            <text:p>0.4803921569</text:p>
          </table:table-cell>
          <table:table-cell office:value-type="float" office:value="2.42696078431373">
            <text:p>2.4269607843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2.3672">
            <text:p>2.3672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2.5208">
            <text:p>2.5208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478260869565217">
            <text:p>0.4782608696</text:p>
          </table:table-cell>
          <table:table-cell office:value-type="float" office:value="3.23891304347826">
            <text:p>3.2389130435</text:p>
          </table:table-cell>
        </table:table-row>
        <table:table-row table:style-name="ro2" table:visibility="filter">
          <table:table-cell office:value-type="float" office:value="3453">
            <text:p>3453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1531884057971">
            <text:p>2.1531884058</text:p>
          </table:table-cell>
        </table:table-row>
        <table:table-row table:style-name="ro2" table:visibility="filter">
          <table:table-cell office:value-type="float" office:value="3461">
            <text:p>3461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2.13478260869565">
            <text:p>2.1347826087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77272727272727">
            <text:p>0.4772727273</text:p>
          </table:table-cell>
          <table:table-cell office:value-type="float" office:value="2.63272727272727">
            <text:p>2.6327272727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2.94714285714286">
            <text:p>2.9471428571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2.71761904761905">
            <text:p>2.7176190476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2.34825">
            <text:p>2.34825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74576271186441">
            <text:p>0.4745762712</text:p>
          </table:table-cell>
          <table:table-cell office:value-type="float" office:value="2.49016949152542">
            <text:p>2.4901694915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44736842105263">
            <text:p>2.4473684211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3.08526315789474">
            <text:p>3.0852631579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2.60289473684211">
            <text:p>2.6028947368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2.90368421052632">
            <text:p>2.903684210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473684210526316">
            <text:p>0.4736842105</text:p>
          </table:table-cell>
          <table:table-cell office:value-type="float" office:value="3.35894736842105">
            <text:p>3.3589473684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4.76842105263158">
            <text:p>4.7684210526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2.54513888888889">
            <text:p>2.5451388889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471264367816092">
            <text:p>0.4712643678</text:p>
          </table:table-cell>
          <table:table-cell office:value-type="float" office:value="2.69908045977012">
            <text:p>2.6990804598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44235294117647">
            <text:p>2.4423529412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62294117647059">
            <text:p>2.6229411765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2.88921568627451">
            <text:p>2.8892156863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47294117647059">
            <text:p>2.472941176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70588235294118">
            <text:p>0.4705882353</text:p>
          </table:table-cell>
          <table:table-cell office:value-type="float" office:value="2.99470588235294">
            <text:p>2.9947058824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70533333333333">
            <text:p>2.7053333333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4705">
            <text:p>2.4705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3.56733333333333">
            <text:p>3.5673333333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44755555555556">
            <text:p>2.4475555556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90266666666667">
            <text:p>2.9026666667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72266666666667">
            <text:p>2.7226666667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2.72066666666667">
            <text:p>2.720666666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3.23533333333333">
            <text:p>3.2353333333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65116279069767">
            <text:p>0.4651162791</text:p>
          </table:table-cell>
          <table:table-cell office:value-type="float" office:value="2.25325581395349">
            <text:p>2.253255814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36892857142857">
            <text:p>2.3689285714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54285714285714">
            <text:p>2.5428571429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66821428571429">
            <text:p>2.6682142857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2.94821428571429">
            <text:p>2.9482142857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2.55571428571429">
            <text:p>2.5557142857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463855421686747">
            <text:p>0.4638554217</text:p>
          </table:table-cell>
          <table:table-cell office:value-type="float" office:value="2.18084337349398">
            <text:p>2.1808433735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532">
            <text:p>2.532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26782051282051">
            <text:p>2.2678205128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461538461538462">
            <text:p>0.4615384615</text:p>
          </table:table-cell>
          <table:table-cell office:value-type="float" office:value="3.64769230769231">
            <text:p>3.6476923077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77615384615385">
            <text:p>2.7761538462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3.06846153846154">
            <text:p>3.0684615385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3.06615384615385">
            <text:p>3.0661538462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4.21769230769231">
            <text:p>4.2176923077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47846153846154">
            <text:p>2.4784615385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3.01384615384615">
            <text:p>3.0138461538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68307692307692">
            <text:p>2.6830769231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461538461538462">
            <text:p>0.4615384615</text:p>
          </table:table-cell>
          <table:table-cell office:value-type="float" office:value="3.64461538461538">
            <text:p>3.6446153846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2.62307692307692">
            <text:p>2.6230769231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2.97846153846154">
            <text:p>2.9784615385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.460674157303371">
            <text:p>0.4606741573</text:p>
          </table:table-cell>
          <table:table-cell office:value-type="float" office:value="2.3123595505618">
            <text:p>2.3123595506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3.10918918918919">
            <text:p>3.1091891892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office:value-type="float" office:value="3.35810810810811">
            <text:p>3.3581081081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office:value-type="float" office:value="2.68756756756757">
            <text:p>2.6875675676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459016393442623">
            <text:p>0.4590163934</text:p>
          </table:table-cell>
          <table:table-cell office:value-type="float" office:value="2.56049180327869">
            <text:p>2.5604918033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2.2925">
            <text:p>2.292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457142857142857">
            <text:p>0.4571428571</text:p>
          </table:table-cell>
          <table:table-cell office:value-type="float" office:value="2.924">
            <text:p>2.924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57142857142857">
            <text:p>0.4571428571</text:p>
          </table:table-cell>
          <table:table-cell office:value-type="float" office:value="2.67885714285714">
            <text:p>2.6788571429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57142857142857">
            <text:p>0.4571428571</text:p>
          </table:table-cell>
          <table:table-cell office:value-type="float" office:value="2.71514285714286">
            <text:p>2.7151428571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56521739130435">
            <text:p>0.4565217391</text:p>
          </table:table-cell>
          <table:table-cell office:value-type="float" office:value="2.51065217391304">
            <text:p>2.5106521739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455128205128205">
            <text:p>0.4551282051</text:p>
          </table:table-cell>
          <table:table-cell office:value-type="float" office:value="2.97891025641026">
            <text:p>2.9789102564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92636363636364">
            <text:p>2.9263636364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30354545454546">
            <text:p>2.3035454545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57272727272727">
            <text:p>2.5727272727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454545454545455">
            <text:p>0.4545454545</text:p>
          </table:table-cell>
          <table:table-cell office:value-type="float" office:value="3.89272727272727">
            <text:p>3.8927272727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3.24545454545455">
            <text:p>3.2454545455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3.10431818181818">
            <text:p>3.1043181818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3.46545454545455">
            <text:p>3.4654545455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61454545454545">
            <text:p>2.614545454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3203">
            <text:p>32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2.71909090909091">
            <text:p>2.7190909091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91818181818182">
            <text:p>2.9181818182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47909090909091">
            <text:p>2.479090909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2.72818181818182">
            <text:p>2.7281818182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451776649746193">
            <text:p>0.4517766497</text:p>
          </table:table-cell>
          <table:table-cell office:value-type="float" office:value="2.3792385786802">
            <text:p>2.3792385787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  <table:table-cell office:value-type="float" office:value="2.59548387096774">
            <text:p>2.595483871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7695">
            <text:p>2.7695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2.976">
            <text:p>2.976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7265">
            <text:p>2.7265</text:p>
          </table:table-cell>
        </table:table-row>
        <table:table-row table:style-name="ro2" table:visibility="filter">
          <table:table-cell office:value-type="float" office:value="2835">
            <text:p>283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3.0865">
            <text:p>3.0865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2.412">
            <text:p>2.412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3.298">
            <text:p>3.298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0.448453608247423">
            <text:p>0.4484536082</text:p>
          </table:table-cell>
          <table:table-cell office:value-type="float" office:value="2.22510309278351">
            <text:p>2.2251030928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448275862068966">
            <text:p>0.4482758621</text:p>
          </table:table-cell>
          <table:table-cell office:value-type="float" office:value="3.35862068965517">
            <text:p>3.3586206897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3.04793103448276">
            <text:p>3.0479310345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2.79931034482759">
            <text:p>2.7993103448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448051948051948">
            <text:p>0.4480519481</text:p>
          </table:table-cell>
          <table:table-cell office:value-type="float" office:value="2.60941558441558">
            <text:p>2.6094155844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47368421052632">
            <text:p>0.4473684211</text:p>
          </table:table-cell>
          <table:table-cell office:value-type="float" office:value="2.54473684210526">
            <text:p>2.5447368421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47368421052632">
            <text:p>0.4473684211</text:p>
          </table:table-cell>
          <table:table-cell office:value-type="float" office:value="2.46657894736842">
            <text:p>2.4665789474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46808510638298">
            <text:p>0.4468085106</text:p>
          </table:table-cell>
          <table:table-cell office:value-type="float" office:value="2.5763829787234">
            <text:p>2.5763829787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446601941747573">
            <text:p>0.4466019417</text:p>
          </table:table-cell>
          <table:table-cell office:value-type="float" office:value="2.44077669902913">
            <text:p>2.440776699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446428571428571">
            <text:p>0.4464285714</text:p>
          </table:table-cell>
          <table:table-cell office:value-type="float" office:value="2.61553571428571">
            <text:p>2.6155357143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70111111111111">
            <text:p>3.7011111111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85555555555556">
            <text:p>2.8555555556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98037037037037">
            <text:p>2.9803703704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63333333333333">
            <text:p>2.6333333333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8888888888889">
            <text:p>2.5888888889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97185185185185">
            <text:p>2.9718518519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444444444444444">
            <text:p>0.4444444444</text:p>
          </table:table-cell>
          <table:table-cell office:value-type="float" office:value="3.16666666666667">
            <text:p>3.1666666667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98666666666667">
            <text:p>2.986666666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74555555555556">
            <text:p>2.7455555556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7837037037037">
            <text:p>2.783703703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57555555555556">
            <text:p>3.5755555556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88722222222222">
            <text:p>2.8872222222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71111111111111">
            <text:p>2.7111111111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3.84888888888889">
            <text:p>3.848888888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41888888888889">
            <text:p>2.4188888889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02444444444444">
            <text:p>3.0244444444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3.18444444444444">
            <text:p>3.1844444444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21888888888889">
            <text:p>3.2188888889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47111111111111">
            <text:p>2.4711111111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45777777777778">
            <text:p>2.4577777778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67666666666667">
            <text:p>2.6766666667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72111111111111">
            <text:p>2.7211111111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3.34888888888889">
            <text:p>3.3488888889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19333333333333">
            <text:p>2.193333333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2.96666666666667">
            <text:p>2.9666666667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3.09111111111111">
            <text:p>3.0911111111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2.9">
            <text:p>2.9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.44390243902439">
            <text:p>0.443902439</text:p>
          </table:table-cell>
          <table:table-cell office:value-type="float" office:value="2.408">
            <text:p>2.408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.443820224719101">
            <text:p>0.4438202247</text:p>
          </table:table-cell>
          <table:table-cell office:value-type="float" office:value="2.17196629213483">
            <text:p>2.1719662921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41176470588235">
            <text:p>0.4411764706</text:p>
          </table:table-cell>
          <table:table-cell office:value-type="float" office:value="2.70205882352941">
            <text:p>2.702058823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40677966101695">
            <text:p>0.4406779661</text:p>
          </table:table-cell>
          <table:table-cell office:value-type="float" office:value="2.71457627118644">
            <text:p>2.7145762712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.3296">
            <text:p>3.3296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3.0048">
            <text:p>3.0048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2.7476">
            <text:p>2.7476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6904">
            <text:p>2.6904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4">
            <text:p>0.44</text:p>
          </table:table-cell>
          <table:table-cell office:value-type="float" office:value="2.6212">
            <text:p>2.6212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439655172413793">
            <text:p>0.4396551724</text:p>
          </table:table-cell>
          <table:table-cell office:value-type="float" office:value="2.5048275862069">
            <text:p>2.5048275862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439189189189189">
            <text:p>0.4391891892</text:p>
          </table:table-cell>
          <table:table-cell office:value-type="float" office:value="2.54972972972973">
            <text:p>2.5497297297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438356164383562">
            <text:p>0.4383561644</text:p>
          </table:table-cell>
          <table:table-cell office:value-type="float" office:value="2.85712328767123">
            <text:p>2.8571232877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38202247191011">
            <text:p>0.4382022472</text:p>
          </table:table-cell>
          <table:table-cell office:value-type="float" office:value="2.58966292134831">
            <text:p>2.5896629213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437956204379562">
            <text:p>0.4379562044</text:p>
          </table:table-cell>
          <table:table-cell office:value-type="float" office:value="2.55372262773723">
            <text:p>2.5537226277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2.73625">
            <text:p>2.73625</text:p>
          </table:table-cell>
        </table:table-row>
        <table:table-row table:style-name="ro2" table:visibility="filter">
          <table:table-cell office:value-type="float" office:value="3457">
            <text:p>345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76625">
            <text:p>2.76625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3.123125">
            <text:p>3.123125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2.425">
            <text:p>2.425</text:p>
          </table:table-cell>
        </table:table-row>
        <table:table-row table:style-name="ro2" table:visibility="filter">
          <table:table-cell office:value-type="float" office:value="2474">
            <text:p>2474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436781609195402">
            <text:p>0.4367816092</text:p>
          </table:table-cell>
          <table:table-cell office:value-type="float" office:value="2.53034482758621">
            <text:p>2.5303448276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436363636363636">
            <text:p>0.4363636364</text:p>
          </table:table-cell>
          <table:table-cell office:value-type="float" office:value="2.75036363636364">
            <text:p>2.750363636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35897435897436">
            <text:p>0.4358974359</text:p>
          </table:table-cell>
          <table:table-cell office:value-type="float" office:value="2.93692307692308">
            <text:p>2.9369230769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2.44347826086956">
            <text:p>2.4434782609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2.7185">
            <text:p>2.7185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433333333333333">
            <text:p>0.4333333333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3.30333333333333">
            <text:p>3.3033333333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33333333333333">
            <text:p>0.4333333333</text:p>
          </table:table-cell>
          <table:table-cell office:value-type="float" office:value="2.66316666666667">
            <text:p>2.6631666667</text:p>
          </table:table-cell>
        </table:table-row>
        <table:table-row table:style-name="ro2" table:visibility="filter">
          <table:table-cell office:value-type="float" office:value="3462">
            <text:p>346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432835820895522">
            <text:p>0.4328358209</text:p>
          </table:table-cell>
          <table:table-cell office:value-type="float" office:value="2.12731343283582">
            <text:p>2.1273134328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432835820895522">
            <text:p>0.4328358209</text:p>
          </table:table-cell>
          <table:table-cell office:value-type="float" office:value="2.7289552238806">
            <text:p>2.7289552239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431818181818182">
            <text:p>0.4318181818</text:p>
          </table:table-cell>
          <table:table-cell office:value-type="float" office:value="2.50681818181818">
            <text:p>2.5068181818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431372549019608">
            <text:p>0.431372549</text:p>
          </table:table-cell>
          <table:table-cell office:value-type="float" office:value="2.43078431372549">
            <text:p>2.4307843137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431372549019608">
            <text:p>0.431372549</text:p>
          </table:table-cell>
          <table:table-cell office:value-type="float" office:value="2.52647058823529">
            <text:p>2.5264705882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431192660550459">
            <text:p>0.4311926606</text:p>
          </table:table-cell>
          <table:table-cell office:value-type="float" office:value="2.37564220183486">
            <text:p>2.3756422018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431034482758621">
            <text:p>0.4310344828</text:p>
          </table:table-cell>
          <table:table-cell office:value-type="float" office:value="2.46172413793103">
            <text:p>2.4617241379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30555555555556">
            <text:p>0.4305555556</text:p>
          </table:table-cell>
          <table:table-cell office:value-type="float" office:value="2.90097222222222">
            <text:p>2.9009722222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430379746835443">
            <text:p>0.4303797468</text:p>
          </table:table-cell>
          <table:table-cell office:value-type="float" office:value="2.47126582278481">
            <text:p>2.4712658228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0.429577464788732">
            <text:p>0.4295774648</text:p>
          </table:table-cell>
          <table:table-cell office:value-type="float" office:value="2.5106338028169">
            <text:p>2.5106338028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46690476190476">
            <text:p>2.4669047619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85428571428571">
            <text:p>2.8542857143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16809523809524">
            <text:p>3.1680952381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92214285714286">
            <text:p>2.9221428571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85">
            <text:p>3.85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58357142857143">
            <text:p>2.5835714286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88785714285714">
            <text:p>3.8878571429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78857142857143">
            <text:p>2.7885714286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00571428571429">
            <text:p>3.005714285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68428571428571">
            <text:p>2.6842857143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65571428571429">
            <text:p>2.6557142857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4.87857142857143">
            <text:p>4.8785714286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4142857142857">
            <text:p>2.5414285714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63142857142857">
            <text:p>3.6314285714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6428571428571">
            <text:p>2.7642857143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18857142857143">
            <text:p>3.1885714286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9714285714286">
            <text:p>2.7971428571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83571428571429">
            <text:p>2.835714285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3285714285714">
            <text:p>2.7328571429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2464285714286">
            <text:p>2.5246428571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49642857142857">
            <text:p>2.4964285714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125">
            <text:p>2.712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80142857142857">
            <text:p>2.8014285714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77085714285714">
            <text:p>2.7708571429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15">
            <text:p>3.1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40428571428571">
            <text:p>3.4042857143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92428571428572">
            <text:p>2.924285714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4.85142857142857">
            <text:p>4.8514285714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38">
            <text:p>3.38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0942857142857">
            <text:p>2.5094285714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94285714285714">
            <text:p>3.9428571429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4.13857142857143">
            <text:p>4.1385714286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4.25571428571429">
            <text:p>4.2557142857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5857142857143">
            <text:p>2.5585714286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24285714285714">
            <text:p>3.2428571429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75380952380952">
            <text:p>3.7538095238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3.69285714285714">
            <text:p>3.6928571429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34857142857143">
            <text:p>2.3485714286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428571428571429">
            <text:p>0.4285714286</text:p>
          </table:table-cell>
          <table:table-cell office:value-type="float" office:value="3.18571428571429">
            <text:p>3.1857142857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2428571428571">
            <text:p>2.7242857143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92714285714286">
            <text:p>2.9271428571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4.53428571428572">
            <text:p>4.534285714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44571428571429">
            <text:p>2.4457142857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14714285714286">
            <text:p>2.1471428571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2.52571428571429">
            <text:p>2.5257142857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61714285714286">
            <text:p>2.6171428571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3.11285714285714">
            <text:p>3.1128571429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73571428571429">
            <text:p>2.7357142857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2.26571428571429">
            <text:p>2.2657142857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0.427350427350427">
            <text:p>0.4273504274</text:p>
          </table:table-cell>
          <table:table-cell office:value-type="float" office:value="2.19816239316239">
            <text:p>2.1981623932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0.426395939086294">
            <text:p>0.4263959391</text:p>
          </table:table-cell>
          <table:table-cell office:value-type="float" office:value="2.39197969543147">
            <text:p>2.3919796954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425925925925926">
            <text:p>0.4259259259</text:p>
          </table:table-cell>
          <table:table-cell office:value-type="float" office:value="2.42518518518519">
            <text:p>2.4251851852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0.42570281124498">
            <text:p>0.4257028112</text:p>
          </table:table-cell>
          <table:table-cell office:value-type="float" office:value="2.8989156626506">
            <text:p>2.898915662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25531914893617">
            <text:p>0.4255319149</text:p>
          </table:table-cell>
          <table:table-cell office:value-type="float" office:value="3.38553191489362">
            <text:p>3.3855319149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25">
            <text:p>0.425</text:p>
          </table:table-cell>
          <table:table-cell office:value-type="float" office:value="2.46325">
            <text:p>2.46325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424242424242424">
            <text:p>0.4242424242</text:p>
          </table:table-cell>
          <table:table-cell office:value-type="float" office:value="2.78393939393939">
            <text:p>2.7839393939</text:p>
          </table:table-cell>
        </table:table-row>
        <table:table-row table:style-name="ro2" table:visibility="filter">
          <table:table-cell office:value-type="float" office:value="3473">
            <text:p>347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23076923076923">
            <text:p>0.4230769231</text:p>
          </table:table-cell>
          <table:table-cell office:value-type="float" office:value="2.60884615384615">
            <text:p>2.6088461538</text:p>
          </table:table-cell>
        </table:table-row>
        <table:table-row table:style-name="ro2" table:visibility="filter">
          <table:table-cell office:value-type="float" office:value="3015">
            <text:p>301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23076923076923">
            <text:p>0.4230769231</text:p>
          </table:table-cell>
          <table:table-cell office:value-type="float" office:value="2.75384615384615">
            <text:p>2.7538461538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422818791946309">
            <text:p>0.4228187919</text:p>
          </table:table-cell>
          <table:table-cell office:value-type="float" office:value="2.42476510067114">
            <text:p>2.4247651007</text:p>
          </table:table-cell>
        </table:table-row>
        <table:table-row table:style-name="ro2" table:visibility="filter">
          <table:table-cell office:value-type="float" office:value="2589">
            <text:p>2589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422680412371134">
            <text:p>0.4226804124</text:p>
          </table:table-cell>
          <table:table-cell office:value-type="float" office:value="2.49432989690722">
            <text:p>2.4943298969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22222222222222">
            <text:p>0.4222222222</text:p>
          </table:table-cell>
          <table:table-cell office:value-type="float" office:value="2.20466666666667">
            <text:p>2.2046666667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22222222222222">
            <text:p>0.4222222222</text:p>
          </table:table-cell>
          <table:table-cell office:value-type="float" office:value="2.52">
            <text:p>2.52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421487603305785">
            <text:p>0.4214876033</text:p>
          </table:table-cell>
          <table:table-cell office:value-type="float" office:value="2.39107438016529">
            <text:p>2.3910743802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21052631578947">
            <text:p>0.4210526316</text:p>
          </table:table-cell>
          <table:table-cell office:value-type="float" office:value="2.68894736842105">
            <text:p>2.6889473684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.46553333333333">
            <text:p>2.4655333333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2.4454">
            <text:p>2.4454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19354838709678">
            <text:p>0.4193548387</text:p>
          </table:table-cell>
          <table:table-cell office:value-type="float" office:value="2.85774193548387">
            <text:p>2.857741935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19354838709678">
            <text:p>0.4193548387</text:p>
          </table:table-cell>
          <table:table-cell office:value-type="float" office:value="2.8758064516129">
            <text:p>2.8758064516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18181818181818">
            <text:p>0.4181818182</text:p>
          </table:table-cell>
          <table:table-cell office:value-type="float" office:value="2.64618181818182">
            <text:p>2.6461818182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41726618705036">
            <text:p>0.4172661871</text:p>
          </table:table-cell>
          <table:table-cell office:value-type="float" office:value="2.47712230215827">
            <text:p>2.4771223022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84138888888889">
            <text:p>2.841388888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50083333333333">
            <text:p>2.5008333333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49377777777778">
            <text:p>2.4937777778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72458333333333">
            <text:p>2.7245833333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34166666666667">
            <text:p>2.3416666667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3.49">
            <text:p>3.49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3.71833333333333">
            <text:p>3.7183333333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94166666666667">
            <text:p>2.9416666667</text:p>
          </table:table-cell>
        </table:table-row>
        <table:table-row table:style-name="ro2" table:visibility="filter">
          <table:table-cell office:value-type="float" office:value="3754">
            <text:p>375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3.06291666666667">
            <text:p>3.062916666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77916666666667">
            <text:p>2.7791666667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50583333333333">
            <text:p>2.505833333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3.0825">
            <text:p>3.0825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416666666666667">
            <text:p>0.4166666667</text:p>
          </table:table-cell>
          <table:table-cell office:value-type="float" office:value="3.40083333333333">
            <text:p>3.4008333333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56208333333333">
            <text:p>2.5620833333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2.745">
            <text:p>2.74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3.91166666666667">
            <text:p>3.9116666667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7475">
            <text:p>2.7475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2.7375">
            <text:p>2.7375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415841584158416">
            <text:p>0.4158415842</text:p>
          </table:table-cell>
          <table:table-cell office:value-type="float" office:value="2.76782178217822">
            <text:p>2.7678217822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415094339622642">
            <text:p>0.4150943396</text:p>
          </table:table-cell>
          <table:table-cell office:value-type="float" office:value="2.44693396226415">
            <text:p>2.4469339623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14634146341463">
            <text:p>0.4146341463</text:p>
          </table:table-cell>
          <table:table-cell office:value-type="float" office:value="2.90658536585366">
            <text:p>2.9065853659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13793103448276">
            <text:p>0.4137931034</text:p>
          </table:table-cell>
          <table:table-cell office:value-type="float" office:value="2.86655172413793">
            <text:p>2.8665517241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3.10091954022988">
            <text:p>3.1009195402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2.85344827586207">
            <text:p>2.8534482759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413793103448276">
            <text:p>0.4137931034</text:p>
          </table:table-cell>
          <table:table-cell office:value-type="float" office:value="3.23241379310345">
            <text:p>3.2324137931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413461538461538">
            <text:p>0.4134615385</text:p>
          </table:table-cell>
          <table:table-cell office:value-type="float" office:value="2.58115384615385">
            <text:p>2.5811538462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413333333333333">
            <text:p>0.4133333333</text:p>
          </table:table-cell>
          <table:table-cell office:value-type="float" office:value="3.0848">
            <text:p>3.0848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96294117647059">
            <text:p>2.9629411765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72529411764706">
            <text:p>2.7252941176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65882352941176">
            <text:p>2.6588235294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65058823529412">
            <text:p>2.6505882353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3.17647058823529">
            <text:p>3.1764705882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3.44">
            <text:p>3.44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3.51529411764706">
            <text:p>3.5152941176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411764705882353">
            <text:p>0.4117647059</text:p>
          </table:table-cell>
          <table:table-cell office:value-type="float" office:value="3.59941176470588">
            <text:p>3.5994117647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2.87117647058824">
            <text:p>2.8711764706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2.68764705882353">
            <text:p>2.6876470588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.411290322580645">
            <text:p>0.4112903226</text:p>
          </table:table-cell>
          <table:table-cell office:value-type="float" office:value="2.67935483870968">
            <text:p>2.6793548387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10958904109589">
            <text:p>0.4109589041</text:p>
          </table:table-cell>
          <table:table-cell office:value-type="float" office:value="2.78315068493151">
            <text:p>2.7831506849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10958904109589">
            <text:p>0.4109589041</text:p>
          </table:table-cell>
          <table:table-cell office:value-type="float" office:value="2.4927397260274">
            <text:p>2.492739726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0.410290237467019">
            <text:p>0.4102902375</text:p>
          </table:table-cell>
          <table:table-cell office:value-type="float" office:value="2.35307387862797">
            <text:p>2.3530738786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1025641025641">
            <text:p>0.4102564103</text:p>
          </table:table-cell>
          <table:table-cell office:value-type="float" office:value="2.40230769230769">
            <text:p>2.4023076923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1025641025641">
            <text:p>0.4102564103</text:p>
          </table:table-cell>
          <table:table-cell office:value-type="float" office:value="3.44384615384615">
            <text:p>3.4438461538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410071942446043">
            <text:p>0.4100719424</text:p>
          </table:table-cell>
          <table:table-cell office:value-type="float" office:value="2.75251798561151">
            <text:p>2.7525179856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409090909090909">
            <text:p>0.4090909091</text:p>
          </table:table-cell>
          <table:table-cell office:value-type="float" office:value="2.41036363636364">
            <text:p>2.4103636364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409090909090909">
            <text:p>0.4090909091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73681818181818">
            <text:p>2.7368181818</text:p>
          </table:table-cell>
        </table:table-row>
        <table:table-row table:style-name="ro2" table:visibility="filter">
          <table:table-cell office:value-type="float" office:value="3464">
            <text:p>346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2.16477272727273">
            <text:p>2.164772727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409090909090909">
            <text:p>0.4090909091</text:p>
          </table:table-cell>
          <table:table-cell office:value-type="float" office:value="3.34772727272727">
            <text:p>3.3477272727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3.04227272727273">
            <text:p>3.0422727273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408839779005525">
            <text:p>0.408839779</text:p>
          </table:table-cell>
          <table:table-cell office:value-type="float" office:value="2.39530386740332">
            <text:p>2.3953038674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408163265306122">
            <text:p>0.4081632653</text:p>
          </table:table-cell>
          <table:table-cell office:value-type="float" office:value="2.75265306122449">
            <text:p>2.7526530612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07894736842105">
            <text:p>0.4078947368</text:p>
          </table:table-cell>
          <table:table-cell office:value-type="float" office:value="2.44013157894737">
            <text:p>2.4401315789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2.66592592592593">
            <text:p>2.6659259259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3.51333333333333">
            <text:p>3.5133333333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07407407407407">
            <text:p>0.4074074074</text:p>
          </table:table-cell>
          <table:table-cell office:value-type="float" office:value="2.5462962962963">
            <text:p>2.546296296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407407407407407">
            <text:p>0.4074074074</text:p>
          </table:table-cell>
          <table:table-cell office:value-type="float" office:value="2.88444444444444">
            <text:p>2.8844444444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06779661016949">
            <text:p>0.406779661</text:p>
          </table:table-cell>
          <table:table-cell office:value-type="float" office:value="2.8228813559322">
            <text:p>2.8228813559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0625">
            <text:p>0.40625</text:p>
          </table:table-cell>
          <table:table-cell office:value-type="float" office:value="2.8771875">
            <text:p>2.8771875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40625">
            <text:p>0.40625</text:p>
          </table:table-cell>
          <table:table-cell office:value-type="float" office:value="2.366875">
            <text:p>2.366875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.40625">
            <text:p>0.40625</text:p>
          </table:table-cell>
          <table:table-cell office:value-type="float" office:value="2.6281875">
            <text:p>2.628187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0625">
            <text:p>0.40625</text:p>
          </table:table-cell>
          <table:table-cell office:value-type="float" office:value="2.865625">
            <text:p>2.865625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406015037593985">
            <text:p>0.4060150376</text:p>
          </table:table-cell>
          <table:table-cell office:value-type="float" office:value="3.19097744360902">
            <text:p>3.1909774436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05405405405405">
            <text:p>0.4054054054</text:p>
          </table:table-cell>
          <table:table-cell office:value-type="float" office:value="2.64027027027027">
            <text:p>2.6402702703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05405405405405">
            <text:p>0.4054054054</text:p>
          </table:table-cell>
          <table:table-cell office:value-type="float" office:value="2.90027027027027">
            <text:p>2.9002702703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861">
            <text:p>861</text:p>
          </table:table-cell>
          <table:table-cell office:value-type="float" office:value="2">
            <text:p>2</text:p>
          </table:table-cell>
          <table:table-cell office:value-type="float" office:value="0.40534262485482">
            <text:p>0.4053426249</text:p>
          </table:table-cell>
          <table:table-cell office:value-type="float" office:value="2.31257839721254">
            <text:p>2.3125783972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404761904761905">
            <text:p>0.4047619048</text:p>
          </table:table-cell>
          <table:table-cell office:value-type="float" office:value="2.78785714285714">
            <text:p>2.7878571429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0.404624277456647">
            <text:p>0.4046242775</text:p>
          </table:table-cell>
          <table:table-cell office:value-type="float" office:value="2.55473988439306">
            <text:p>2.5547398844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03508771929825">
            <text:p>0.4035087719</text:p>
          </table:table-cell>
          <table:table-cell office:value-type="float" office:value="2.72631578947368">
            <text:p>2.7263157895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403225806451613">
            <text:p>0.4032258065</text:p>
          </table:table-cell>
          <table:table-cell office:value-type="float" office:value="3.01225806451613">
            <text:p>3.012258064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403225806451613">
            <text:p>0.4032258065</text:p>
          </table:table-cell>
          <table:table-cell office:value-type="float" office:value="2.81145161290323">
            <text:p>2.8114516129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402985074626866">
            <text:p>0.4029850746</text:p>
          </table:table-cell>
          <table:table-cell office:value-type="float" office:value="2.63731343283582">
            <text:p>2.6373134328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402597402597403">
            <text:p>0.4025974026</text:p>
          </table:table-cell>
          <table:table-cell office:value-type="float" office:value="2.71246753246753">
            <text:p>2.7124675325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40080971659919">
            <text:p>0.4008097166</text:p>
          </table:table-cell>
          <table:table-cell office:value-type="float" office:value="2.46145748987854">
            <text:p>2.4614574899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0.400696864111498">
            <text:p>0.4006968641</text:p>
          </table:table-cell>
          <table:table-cell office:value-type="float" office:value="3.06184668989547">
            <text:p>3.0618466899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29933333333333">
            <text:p>3.2993333333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4866666666667">
            <text:p>2.8486666667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2258333333333">
            <text:p>2.5225833333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49166666666667">
            <text:p>2.4916666667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98207692307692">
            <text:p>2.9820769231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02">
            <text:p>3.002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66">
            <text:p>2.866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5371428571429">
            <text:p>2.3537142857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483">
            <text:p>3.483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3758620689655">
            <text:p>2.6375862069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922">
            <text:p>3.922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9">
            <text:p>2.69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9165">
            <text:p>2.9165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67">
            <text:p>2.667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86">
            <text:p>2.686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325">
            <text:p>2.8325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0933333333333">
            <text:p>2.5093333333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156">
            <text:p>3.156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25">
            <text:p>2.92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17">
            <text:p>2.417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58828571428571">
            <text:p>3.5882857143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345">
            <text:p>2.7345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4975">
            <text:p>2.64975</text:p>
          </table:table-cell>
        </table:table-row>
        <table:table-row table:style-name="ro2" table:visibility="filter">
          <table:table-cell office:value-type="float" office:value="3713">
            <text:p>371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2266666666667">
            <text:p>3.0226666667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52">
            <text:p>3.652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91">
            <text:p>2.691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4.326">
            <text:p>4.326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62">
            <text:p>2.862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445">
            <text:p>3.44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82">
            <text:p>3.082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258">
            <text:p>2.258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44">
            <text:p>3.04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4048">
            <text:p>2.4048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276">
            <text:p>3.276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4.784">
            <text:p>4.784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164">
            <text:p>3.164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10.158">
            <text:p>10.158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34">
            <text:p>2.334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4.328">
            <text:p>4.328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092">
            <text:p>3.092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51">
            <text:p>2.751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82">
            <text:p>2.982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82">
            <text:p>2.882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554">
            <text:p>3.554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986">
            <text:p>2.986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84">
            <text:p>2.784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48">
            <text:p>3.048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27">
            <text:p>2.527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034">
            <text:p>3.034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52">
            <text:p>2.752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251">
            <text:p>3.251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18">
            <text:p>2.618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96">
            <text:p>3.096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78">
            <text:p>2.578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68">
            <text:p>2.668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056">
            <text:p>3.056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92">
            <text:p>2.692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16">
            <text:p>2.616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3.042">
            <text:p>3.042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884">
            <text:p>2.884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234">
            <text:p>2.234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428">
            <text:p>2.428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95">
            <text:p>2.995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116">
            <text:p>3.116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5.174">
            <text:p>5.174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9533333333333">
            <text:p>2.6953333333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34">
            <text:p>2.834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518">
            <text:p>2.518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3.642">
            <text:p>3.642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758">
            <text:p>2.758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616">
            <text:p>2.616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982">
            <text:p>2.982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362">
            <text:p>2.362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932">
            <text:p>2.932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672">
            <text:p>2.672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2.716">
            <text:p>2.716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3.166">
            <text:p>3.166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4.044">
            <text:p>4.044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5.948">
            <text:p>5.948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2.8">
            <text:p>2.8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.399038461538462">
            <text:p>0.3990384615</text:p>
          </table:table-cell>
          <table:table-cell office:value-type="float" office:value="2.38884615384615">
            <text:p>2.3888461538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398230088495575">
            <text:p>0.3982300885</text:p>
          </table:table-cell>
          <table:table-cell office:value-type="float" office:value="2.5512389380531">
            <text:p>2.5512389381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397590361445783">
            <text:p>0.3975903614</text:p>
          </table:table-cell>
          <table:table-cell office:value-type="float" office:value="2.31457831325301">
            <text:p>2.3145783133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397163120567376">
            <text:p>0.3971631206</text:p>
          </table:table-cell>
          <table:table-cell office:value-type="float" office:value="2.41723404255319">
            <text:p>2.4172340426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397058823529412">
            <text:p>0.3970588235</text:p>
          </table:table-cell>
          <table:table-cell office:value-type="float" office:value="2.62264705882353">
            <text:p>2.6226470588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96551724137931">
            <text:p>0.3965517241</text:p>
          </table:table-cell>
          <table:table-cell office:value-type="float" office:value="2.50431034482759">
            <text:p>2.5043103448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95833333333333">
            <text:p>0.3958333333</text:p>
          </table:table-cell>
          <table:table-cell office:value-type="float" office:value="2.756875">
            <text:p>2.756875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95348837209302">
            <text:p>0.3953488372</text:p>
          </table:table-cell>
          <table:table-cell office:value-type="float" office:value="3.24976744186046">
            <text:p>3.2497674419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95348837209302">
            <text:p>0.3953488372</text:p>
          </table:table-cell>
          <table:table-cell office:value-type="float" office:value="2.76139534883721">
            <text:p>2.7613953488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94736842105263">
            <text:p>0.3947368421</text:p>
          </table:table-cell>
          <table:table-cell office:value-type="float" office:value="3.41236842105263">
            <text:p>3.4123684211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394736842105263">
            <text:p>0.3947368421</text:p>
          </table:table-cell>
          <table:table-cell office:value-type="float" office:value="3.49315789473684">
            <text:p>3.4931578947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94736842105263">
            <text:p>0.3947368421</text:p>
          </table:table-cell>
          <table:table-cell office:value-type="float" office:value="2.99026315789474">
            <text:p>2.9902631579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394594594594595">
            <text:p>0.3945945946</text:p>
          </table:table-cell>
          <table:table-cell office:value-type="float" office:value="2.46145945945946">
            <text:p>2.4614594595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394557823129252">
            <text:p>0.3945578231</text:p>
          </table:table-cell>
          <table:table-cell office:value-type="float" office:value="2.55687074829932">
            <text:p>2.5568707483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394366197183099">
            <text:p>0.3943661972</text:p>
          </table:table-cell>
          <table:table-cell office:value-type="float" office:value="2.7612676056338">
            <text:p>2.7612676056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394366197183099">
            <text:p>0.3943661972</text:p>
          </table:table-cell>
          <table:table-cell office:value-type="float" office:value="2.60802816901408">
            <text:p>2.608028169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393939393939394">
            <text:p>0.3939393939</text:p>
          </table:table-cell>
          <table:table-cell office:value-type="float" office:value="2.91090909090909">
            <text:p>2.9109090909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393939393939394">
            <text:p>0.3939393939</text:p>
          </table:table-cell>
          <table:table-cell office:value-type="float" office:value="2.94444444444444">
            <text:p>2.9444444444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393939393939394">
            <text:p>0.3939393939</text:p>
          </table:table-cell>
          <table:table-cell office:value-type="float" office:value="3.13863636363636">
            <text:p>3.1386363636</text:p>
          </table:table-cell>
        </table:table-row>
        <table:table-row table:style-name="ro2" table:visibility="filter">
          <table:table-cell office:value-type="float" office:value="2630">
            <text:p>263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393617021276596">
            <text:p>0.3936170213</text:p>
          </table:table-cell>
          <table:table-cell office:value-type="float" office:value="3.00670212765958">
            <text:p>3.0067021277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39344262295082">
            <text:p>0.393442623</text:p>
          </table:table-cell>
          <table:table-cell office:value-type="float" office:value="2.9544262295082">
            <text:p>2.9544262295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88271428571429">
            <text:p>2.8827142857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3.11696428571429">
            <text:p>3.1169642857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2.79178571428571">
            <text:p>2.7917857143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0.391959798994975">
            <text:p>0.391959799</text:p>
          </table:table-cell>
          <table:table-cell office:value-type="float" office:value="3.08608040201005">
            <text:p>3.086080402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0.391752577319588">
            <text:p>0.3917525773</text:p>
          </table:table-cell>
          <table:table-cell office:value-type="float" office:value="2.46747422680412">
            <text:p>2.4674742268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2.45478260869565">
            <text:p>2.4547826087</text:p>
          </table:table-cell>
        </table:table-row>
        <table:table-row table:style-name="ro2" table:visibility="filter">
          <table:table-cell office:value-type="float" office:value="3018">
            <text:p>301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391304347826087">
            <text:p>0.3913043478</text:p>
          </table:table-cell>
          <table:table-cell office:value-type="float" office:value="3.18630434782609">
            <text:p>3.1863043478</text:p>
          </table:table-cell>
        </table:table-row>
        <table:table-row table:style-name="ro2" table:visibility="filter">
          <table:table-cell office:value-type="float" office:value="2704">
            <text:p>270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3.06173913043478">
            <text:p>3.0617391304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3.84304347826087">
            <text:p>3.8430434783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91304347826087">
            <text:p>0.3913043478</text:p>
          </table:table-cell>
          <table:table-cell office:value-type="float" office:value="3.14217391304348">
            <text:p>3.14217391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91304347826087">
            <text:p>0.3913043478</text:p>
          </table:table-cell>
          <table:table-cell office:value-type="float" office:value="2.76521739130435">
            <text:p>2.7652173913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91304347826087">
            <text:p>0.3913043478</text:p>
          </table:table-cell>
          <table:table-cell office:value-type="float" office:value="2.80608695652174">
            <text:p>2.8060869565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39080459770115">
            <text:p>0.3908045977</text:p>
          </table:table-cell>
          <table:table-cell office:value-type="float" office:value="2.57954022988506">
            <text:p>2.5795402299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390625">
            <text:p>0.390625</text:p>
          </table:table-cell>
          <table:table-cell office:value-type="float" office:value="2.535">
            <text:p>2.535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701">
            <text:p>701</text:p>
          </table:table-cell>
          <table:table-cell office:value-type="float" office:value="2">
            <text:p>2</text:p>
          </table:table-cell>
          <table:table-cell office:value-type="float" office:value="0.38944365192582">
            <text:p>0.3894436519</text:p>
          </table:table-cell>
          <table:table-cell office:value-type="float" office:value="2.66306704707561">
            <text:p>2.6630670471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3.22666666666667">
            <text:p>3.2266666667</text:p>
          </table:table-cell>
        </table:table-row>
        <table:table-row table:style-name="ro2" table:visibility="filter">
          <table:table-cell office:value-type="float" office:value="3459">
            <text:p>345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24888888888889">
            <text:p>2.248888888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 office:value-type="float" office:value="3.31055555555556">
            <text:p>3.310555555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48055555555556">
            <text:p>2.4805555556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2.955">
            <text:p>2.955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46611111111111">
            <text:p>2.4661111111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3.34555555555556">
            <text:p>3.3455555556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4.085">
            <text:p>4.085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388235294117647">
            <text:p>0.3882352941</text:p>
          </table:table-cell>
          <table:table-cell office:value-type="float" office:value="2.584">
            <text:p>2.584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388157894736842">
            <text:p>0.3881578947</text:p>
          </table:table-cell>
          <table:table-cell office:value-type="float" office:value="2.78901315789474">
            <text:p>2.7890131579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388059701492537">
            <text:p>0.3880597015</text:p>
          </table:table-cell>
          <table:table-cell office:value-type="float" office:value="2.51044776119403">
            <text:p>2.5104477612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387755102040816">
            <text:p>0.387755102</text:p>
          </table:table-cell>
          <table:table-cell office:value-type="float" office:value="2.96408163265306">
            <text:p>2.9640816327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3875">
            <text:p>0.3875</text:p>
          </table:table-cell>
          <table:table-cell office:value-type="float" office:value="2.4081875">
            <text:p>2.408187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87096774193548">
            <text:p>0.3870967742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2401">
            <text:p>240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387096774193548">
            <text:p>0.3870967742</text:p>
          </table:table-cell>
          <table:table-cell office:value-type="float" office:value="3.40354838709677">
            <text:p>3.4035483871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87096774193548">
            <text:p>0.3870967742</text:p>
          </table:table-cell>
          <table:table-cell office:value-type="float" office:value="2.83741935483871">
            <text:p>2.8374193548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387096774193548">
            <text:p>0.3870967742</text:p>
          </table:table-cell>
          <table:table-cell office:value-type="float" office:value="3.36306451612903">
            <text:p>3.3630645161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385964912280702">
            <text:p>0.3859649123</text:p>
          </table:table-cell>
          <table:table-cell office:value-type="float" office:value="2.55736842105263">
            <text:p>2.5573684211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385964912280702">
            <text:p>0.3859649123</text:p>
          </table:table-cell>
          <table:table-cell office:value-type="float" office:value="3.34280701754386">
            <text:p>3.3428070175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385714285714286">
            <text:p>0.3857142857</text:p>
          </table:table-cell>
          <table:table-cell office:value-type="float" office:value="2.41071428571429">
            <text:p>2.4107142857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85826923076923">
            <text:p>2.8582692308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19282051282051">
            <text:p>3.1928205128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24307692307692">
            <text:p>3.2430769231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59153846153846">
            <text:p>2.5915384615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5586013986014">
            <text:p>2.5586013986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89846153846154">
            <text:p>2.8984615385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80307692307692">
            <text:p>2.8030769231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03288461538462">
            <text:p>3.0328846154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20538461538461">
            <text:p>3.2053846154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4.53615384615385">
            <text:p>4.5361538462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55384615384615">
            <text:p>3.5538461538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44282051282051">
            <text:p>2.4428205128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3.23923076923077">
            <text:p>3.2392307692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84692307692308">
            <text:p>2.8469230769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56538461538462">
            <text:p>3.5653846154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74692307692308">
            <text:p>2.7469230769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84615384615385">
            <text:p>0.3846153846</text:p>
          </table:table-cell>
          <table:table-cell office:value-type="float" office:value="3.15076923076923">
            <text:p>3.1507692308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2.51846153846154">
            <text:p>2.5184615385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3.00846153846154">
            <text:p>3.008461538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84615384615385">
            <text:p>0.3846153846</text:p>
          </table:table-cell>
          <table:table-cell office:value-type="float" office:value="2.59923076923077">
            <text:p>2.5992307692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383333333333333">
            <text:p>0.3833333333</text:p>
          </table:table-cell>
          <table:table-cell office:value-type="float" office:value="2.53683333333333">
            <text:p>2.5368333333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383177570093458">
            <text:p>0.3831775701</text:p>
          </table:table-cell>
          <table:table-cell office:value-type="float" office:value="3.15803738317757">
            <text:p>3.1580373832</text:p>
          </table:table-cell>
        </table:table-row>
        <table:table-row table:style-name="ro2" table:visibility="filter">
          <table:table-cell office:value-type="float" office:value="2908">
            <text:p>290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82352941176471">
            <text:p>0.3823529412</text:p>
          </table:table-cell>
          <table:table-cell office:value-type="float" office:value="2.71264705882353">
            <text:p>2.7126470588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382022471910112">
            <text:p>0.3820224719</text:p>
          </table:table-cell>
          <table:table-cell office:value-type="float" office:value="3.41202247191011">
            <text:p>3.4120224719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0.382005899705015">
            <text:p>0.3820058997</text:p>
          </table:table-cell>
          <table:table-cell office:value-type="float" office:value="2.28794985250737">
            <text:p>2.2879498525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0.381944444444444">
            <text:p>0.3819444444</text:p>
          </table:table-cell>
          <table:table-cell office:value-type="float" office:value="2.79975694444445">
            <text:p>2.7997569444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381818181818182">
            <text:p>0.3818181818</text:p>
          </table:table-cell>
          <table:table-cell office:value-type="float" office:value="2.54909090909091">
            <text:p>2.5490909091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381818181818182">
            <text:p>0.3818181818</text:p>
          </table:table-cell>
          <table:table-cell office:value-type="float" office:value="2.57827272727273">
            <text:p>2.5782727273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31261904761905">
            <text:p>2.3126190476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77">
            <text:p>2.77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41180952380952">
            <text:p>2.4118095238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57460317460318">
            <text:p>2.5746031746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3.05380952380952">
            <text:p>3.0538095238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3.00460317460317">
            <text:p>3.0046031746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86190476190476">
            <text:p>2.8619047619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2.83904761904762">
            <text:p>2.839047619</text:p>
          </table:table-cell>
        </table:table-row>
        <table:table-row table:style-name="ro2" table:visibility="filter">
          <table:table-cell office:value-type="float" office:value="3707">
            <text:p>370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2.73809523809524">
            <text:p>2.7380952381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4.19428571428571">
            <text:p>4.1942857143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379310344827586">
            <text:p>0.3793103448</text:p>
          </table:table-cell>
          <table:table-cell office:value-type="float" office:value="3.68689655172414">
            <text:p>3.6868965517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2.40689655172414">
            <text:p>2.4068965517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2.92413793103448">
            <text:p>2.924137931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2.72931034482759">
            <text:p>2.7293103448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79310344827586">
            <text:p>0.3793103448</text:p>
          </table:table-cell>
          <table:table-cell office:value-type="float" office:value="3.20965517241379">
            <text:p>3.2096551724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378048780487805">
            <text:p>0.3780487805</text:p>
          </table:table-cell>
          <table:table-cell office:value-type="float" office:value="2.76548780487805">
            <text:p>2.7654878049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377777777777778">
            <text:p>0.3777777778</text:p>
          </table:table-cell>
          <table:table-cell office:value-type="float" office:value="3.32955555555556">
            <text:p>3.3295555556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377777777777778">
            <text:p>0.3777777778</text:p>
          </table:table-cell>
          <table:table-cell office:value-type="float" office:value="2.832">
            <text:p>2.832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377622377622378">
            <text:p>0.3776223776</text:p>
          </table:table-cell>
          <table:table-cell office:value-type="float" office:value="2.53272727272727">
            <text:p>2.5327272727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77358490566038">
            <text:p>0.3773584906</text:p>
          </table:table-cell>
          <table:table-cell office:value-type="float" office:value="2.67358490566038">
            <text:p>2.6735849057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77358490566038">
            <text:p>0.3773584906</text:p>
          </table:table-cell>
          <table:table-cell office:value-type="float" office:value="3.85377358490566">
            <text:p>3.8537735849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0.37696335078534">
            <text:p>0.3769633508</text:p>
          </table:table-cell>
          <table:table-cell office:value-type="float" office:value="2.41683246073298">
            <text:p>2.4168324607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376623376623377">
            <text:p>0.3766233766</text:p>
          </table:table-cell>
          <table:table-cell office:value-type="float" office:value="2.54233766233766">
            <text:p>2.5423376623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376146788990826">
            <text:p>0.376146789</text:p>
          </table:table-cell>
          <table:table-cell office:value-type="float" office:value="2.55293577981651">
            <text:p>2.5529357798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376">
            <text:p>0.376</text:p>
          </table:table-cell>
          <table:table-cell office:value-type="float" office:value="3.51184">
            <text:p>3.51184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376">
            <text:p>0.376</text:p>
          </table:table-cell>
          <table:table-cell office:value-type="float" office:value="2.66496">
            <text:p>2.66496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30375">
            <text:p>3.30375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48041666666667">
            <text:p>3.4804166667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1878125">
            <text:p>3.1878125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0848684210526">
            <text:p>2.4084868421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18708333333333">
            <text:p>3.1870833333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27625">
            <text:p>2.2762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6525">
            <text:p>2.6525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62625">
            <text:p>2.62625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9125">
            <text:p>2.49125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4425">
            <text:p>3.4425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51375">
            <text:p>3.51375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45625">
            <text:p>2.45625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7475">
            <text:p>2.7475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225">
            <text:p>2.4225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60125">
            <text:p>2.60125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93125">
            <text:p>2.993125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8125">
            <text:p>2.98125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9125">
            <text:p>2.49125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13625">
            <text:p>3.13625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93125">
            <text:p>2.93125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7575">
            <text:p>2.7575</text:p>
          </table:table-cell>
        </table:table-row>
        <table:table-row table:style-name="ro2" table:visibility="filter">
          <table:table-cell office:value-type="float" office:value="3036">
            <text:p>303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75291666666667">
            <text:p>2.7529166667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34125">
            <text:p>2.34125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2.99375">
            <text:p>2.99375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3925">
            <text:p>3.392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21875">
            <text:p>3.2187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3275">
            <text:p>3.327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445">
            <text:p>3.445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915">
            <text:p>2.91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9825">
            <text:p>3.982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84375">
            <text:p>2.8437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515">
            <text:p>2.51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3.93">
            <text:p>3.93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01458333333333">
            <text:p>3.0145833333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02125">
            <text:p>3.02125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3.21375">
            <text:p>3.21375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4.67875">
            <text:p>4.6787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2.635">
            <text:p>2.635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2.87125">
            <text:p>2.87125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374149659863946">
            <text:p>0.3741496599</text:p>
          </table:table-cell>
          <table:table-cell office:value-type="float" office:value="2.36482993197279">
            <text:p>2.36482993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373684210526316">
            <text:p>0.3736842105</text:p>
          </table:table-cell>
          <table:table-cell office:value-type="float" office:value="2.29557894736842">
            <text:p>2.2955789474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373493975903614">
            <text:p>0.3734939759</text:p>
          </table:table-cell>
          <table:table-cell office:value-type="float" office:value="2.65072289156627">
            <text:p>2.6507228916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372881355932203">
            <text:p>0.3728813559</text:p>
          </table:table-cell>
          <table:table-cell office:value-type="float" office:value="2.7871186440678">
            <text:p>2.7871186441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0.372781065088757">
            <text:p>0.3727810651</text:p>
          </table:table-cell>
          <table:table-cell office:value-type="float" office:value="2.31887573964497">
            <text:p>2.3188757396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372549019607843">
            <text:p>0.3725490196</text:p>
          </table:table-cell>
          <table:table-cell office:value-type="float" office:value="2.75901960784314">
            <text:p>2.7590196078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419">
            <text:p>419</text:p>
          </table:table-cell>
          <table:table-cell office:value-type="float" office:value="1">
            <text:p>1</text:p>
          </table:table-cell>
          <table:table-cell office:value-type="float" office:value="0.372315035799523">
            <text:p>0.3723150358</text:p>
          </table:table-cell>
          <table:table-cell office:value-type="float" office:value="2.50890214797136">
            <text:p>2.508902148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72093023255814">
            <text:p>0.3720930233</text:p>
          </table:table-cell>
          <table:table-cell office:value-type="float" office:value="3.35348837209302">
            <text:p>3.3534883721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371794871794872">
            <text:p>0.3717948718</text:p>
          </table:table-cell>
          <table:table-cell office:value-type="float" office:value="2.56897435897436">
            <text:p>2.568974359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0.371621621621622">
            <text:p>0.3716216216</text:p>
          </table:table-cell>
          <table:table-cell office:value-type="float" office:value="2.52918918918919">
            <text:p>2.5291891892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371428571428571">
            <text:p>0.3714285714</text:p>
          </table:table-cell>
          <table:table-cell office:value-type="float" office:value="2.59414285714286">
            <text:p>2.5941428571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371428571428571">
            <text:p>0.3714285714</text:p>
          </table:table-cell>
          <table:table-cell office:value-type="float" office:value="3.014">
            <text:p>3.014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370967741935484">
            <text:p>0.3709677419</text:p>
          </table:table-cell>
          <table:table-cell office:value-type="float" office:value="2.57145161290323">
            <text:p>2.5714516129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7037037037037">
            <text:p>0.3703703704</text:p>
          </table:table-cell>
          <table:table-cell office:value-type="float" office:value="3.53407407407407">
            <text:p>3.5340740741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37037037037037">
            <text:p>0.3703703704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37037037037037">
            <text:p>0.3703703704</text:p>
          </table:table-cell>
          <table:table-cell office:value-type="float" office:value="2.55888888888889">
            <text:p>2.5588888889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37037037037037">
            <text:p>0.3703703704</text:p>
          </table:table-cell>
          <table:table-cell office:value-type="float" office:value="2.75037037037037">
            <text:p>2.7503703704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37037037037037">
            <text:p>0.3703703704</text:p>
          </table:table-cell>
          <table:table-cell office:value-type="float" office:value="3.3562962962963">
            <text:p>3.3562962963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0.370229007633588">
            <text:p>0.3702290076</text:p>
          </table:table-cell>
          <table:table-cell office:value-type="float" office:value="3.12706106870229">
            <text:p>3.1270610687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369565217391304">
            <text:p>0.3695652174</text:p>
          </table:table-cell>
          <table:table-cell office:value-type="float" office:value="2.88695652173913">
            <text:p>2.8869565217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369369369369369">
            <text:p>0.3693693694</text:p>
          </table:table-cell>
          <table:table-cell office:value-type="float" office:value="2.66351351351351">
            <text:p>2.6635135135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69230769230769">
            <text:p>0.3692307692</text:p>
          </table:table-cell>
          <table:table-cell office:value-type="float" office:value="3.06738461538462">
            <text:p>3.0673846154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368852459016394">
            <text:p>0.368852459</text:p>
          </table:table-cell>
          <table:table-cell office:value-type="float" office:value="2.81418032786885">
            <text:p>2.8141803279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3.22368421052632">
            <text:p>3.2236842105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 office:value-type="float" office:value="3.39526315789474">
            <text:p>3.3952631579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92131578947368">
            <text:p>2.921315789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51842105263158">
            <text:p>2.5184210526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3.17">
            <text:p>3.17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76631578947368">
            <text:p>2.766315789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46357894736842">
            <text:p>2.4635789474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59726315789474">
            <text:p>2.5972631579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56842105263158">
            <text:p>2.5684210526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65105263157895">
            <text:p>2.6510526316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 office:value-type="float" office:value="3.45631578947368">
            <text:p>3.456315789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31526315789474">
            <text:p>2.3152631579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2.55236842105263">
            <text:p>2.5523684211</text:p>
          </table:table-cell>
        </table:table-row>
        <table:table-row table:style-name="ro2" table:visibility="filter">
          <table:table-cell office:value-type="float" office:value="3109">
            <text:p>310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88421052631579">
            <text:p>2.8842105263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3.62">
            <text:p>3.62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3.25105263157895">
            <text:p>3.2510526316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2.83315789473684">
            <text:p>2.8331578947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367647058823529">
            <text:p>0.3676470588</text:p>
          </table:table-cell>
          <table:table-cell office:value-type="float" office:value="2.99661764705882">
            <text:p>2.9966176471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.367441860465116">
            <text:p>0.3674418605</text:p>
          </table:table-cell>
          <table:table-cell office:value-type="float" office:value="2.6253023255814">
            <text:p>2.6253023256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36734693877551">
            <text:p>0.3673469388</text:p>
          </table:table-cell>
          <table:table-cell office:value-type="float" office:value="2.77836734693878">
            <text:p>2.7783673469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366666666666667">
            <text:p>0.3666666667</text:p>
          </table:table-cell>
          <table:table-cell office:value-type="float" office:value="2.31625">
            <text:p>2.31625</text:p>
          </table:table-cell>
        </table:table-row>
        <table:table-row table:style-name="ro2" table:visibility="filter">
          <table:table-cell office:value-type="float" office:value="2067">
            <text:p>20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66666666666667">
            <text:p>0.3666666667</text:p>
          </table:table-cell>
          <table:table-cell office:value-type="float" office:value="3.54366666666667">
            <text:p>3.5436666667</text:p>
          </table:table-cell>
        </table:table-row>
        <table:table-row table:style-name="ro2" table:visibility="filter">
          <table:table-cell office:value-type="float" office:value="2864">
            <text:p>286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66666666666667">
            <text:p>0.3666666667</text:p>
          </table:table-cell>
          <table:table-cell office:value-type="float" office:value="2.78466666666667">
            <text:p>2.7846666667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66666666666667">
            <text:p>0.3666666667</text:p>
          </table:table-cell>
          <table:table-cell office:value-type="float" office:value="2.985">
            <text:p>2.985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72">
            <text:p>172</text:p>
          </table:table-cell>
          <table:table-cell office:value-type="float" office:value="1">
            <text:p>1</text:p>
          </table:table-cell>
          <table:table-cell office:value-type="float" office:value="0.366279069767442">
            <text:p>0.3662790698</text:p>
          </table:table-cell>
          <table:table-cell office:value-type="float" office:value="2.64488372093023">
            <text:p>2.6448837209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65853658536585">
            <text:p>0.3658536585</text:p>
          </table:table-cell>
          <table:table-cell office:value-type="float" office:value="2.58975609756098">
            <text:p>2.5897560976</text:p>
          </table:table-cell>
        </table:table-row>
        <table:table-row table:style-name="ro2" table:visibility="filter">
          <table:table-cell office:value-type="float" office:value="3030">
            <text:p>303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365853658536585">
            <text:p>0.3658536585</text:p>
          </table:table-cell>
          <table:table-cell office:value-type="float" office:value="2.4980487804878">
            <text:p>2.4980487805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365591397849462">
            <text:p>0.3655913978</text:p>
          </table:table-cell>
          <table:table-cell office:value-type="float" office:value="3.3447311827957">
            <text:p>3.3447311828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365384615384615">
            <text:p>0.3653846154</text:p>
          </table:table-cell>
          <table:table-cell office:value-type="float" office:value="2.84865384615385">
            <text:p>2.8486538462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365384615384615">
            <text:p>0.3653846154</text:p>
          </table:table-cell>
          <table:table-cell office:value-type="float" office:value="2.64346153846154">
            <text:p>2.643461538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65384615384615">
            <text:p>0.3653846154</text:p>
          </table:table-cell>
          <table:table-cell office:value-type="float" office:value="3.17788461538462">
            <text:p>3.1778846154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364864864864865">
            <text:p>0.3648648649</text:p>
          </table:table-cell>
          <table:table-cell office:value-type="float" office:value="2.97891891891892">
            <text:p>2.9789189189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363636363636364">
            <text:p>0.3636363636</text:p>
          </table:table-cell>
          <table:table-cell office:value-type="float" office:value="3.24454545454545">
            <text:p>3.2445454545</text:p>
          </table:table-cell>
        </table:table-row>
        <table:table-row table:style-name="ro2" table:visibility="filter">
          <table:table-cell office:value-type="float" office:value="2254">
            <text:p>22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363636363636364">
            <text:p>0.3636363636</text:p>
          </table:table-cell>
          <table:table-cell office:value-type="float" office:value="3.96227272727273">
            <text:p>3.962272727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53818181818182">
            <text:p>2.5381818182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79227272727273">
            <text:p>2.7922727273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52636363636364">
            <text:p>2.5263636364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52636363636364">
            <text:p>2.5263636364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80363636363636">
            <text:p>2.8036363636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58636363636364">
            <text:p>2.5863636364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2.76878787878788">
            <text:p>2.7687878788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57909090909091">
            <text:p>3.5790909091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08454545454545">
            <text:p>3.084545454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47090909090909">
            <text:p>2.4709090909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2.87454545454545">
            <text:p>2.8745454545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38909090909091">
            <text:p>3.3890909091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3.04272727272727">
            <text:p>3.0427272727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362637362637363">
            <text:p>0.3626373626</text:p>
          </table:table-cell>
          <table:table-cell office:value-type="float" office:value="2.49659340659341">
            <text:p>2.4965934066</text:p>
          </table:table-cell>
        </table:table-row>
        <table:table-row table:style-name="ro2" table:visibility="filter">
          <table:table-cell office:value-type="float" office:value="3008">
            <text:p>300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61702127659574">
            <text:p>0.3617021277</text:p>
          </table:table-cell>
          <table:table-cell office:value-type="float" office:value="3.06787234042553">
            <text:p>3.0678723404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61702127659574">
            <text:p>0.3617021277</text:p>
          </table:table-cell>
          <table:table-cell office:value-type="float" office:value="2.80127659574468">
            <text:p>2.8012765957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361538461538461">
            <text:p>0.3615384615</text:p>
          </table:table-cell>
          <table:table-cell office:value-type="float" office:value="2.62446153846154">
            <text:p>2.6244615385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36144578313253">
            <text:p>0.3614457831</text:p>
          </table:table-cell>
          <table:table-cell office:value-type="float" office:value="2.69228915662651">
            <text:p>2.6922891566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61111111111111">
            <text:p>0.3611111111</text:p>
          </table:table-cell>
          <table:table-cell office:value-type="float" office:value="3.305">
            <text:p>3.30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61111111111111">
            <text:p>0.3611111111</text:p>
          </table:table-cell>
          <table:table-cell office:value-type="float" office:value="2.80555555555556">
            <text:p>2.8055555556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0.360515021459227">
            <text:p>0.3605150215</text:p>
          </table:table-cell>
          <table:table-cell office:value-type="float" office:value="2.35699570815451">
            <text:p>2.3569957082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4947">
            <text:p>2.4947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3.03126666666667">
            <text:p>3.0312666667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2.9328">
            <text:p>2.9328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3.0525">
            <text:p>3.0525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2.7024">
            <text:p>2.7024</text:p>
          </table:table-cell>
        </table:table-row>
        <table:table-row table:style-name="ro2" table:visibility="filter">
          <table:table-cell office:value-type="float" office:value="2313">
            <text:p>23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office:value-type="float" office:value="3.5076">
            <text:p>3.5076</text:p>
          </table:table-cell>
        </table:table-row>
        <table:table-row table:style-name="ro2" table:visibility="filter">
          <table:table-cell office:value-type="float" office:value="2328">
            <text:p>232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359375">
            <text:p>0.359375</text:p>
          </table:table-cell>
          <table:table-cell office:value-type="float" office:value="2.43703125">
            <text:p>2.43703125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359375">
            <text:p>0.359375</text:p>
          </table:table-cell>
          <table:table-cell office:value-type="float" office:value="3.2575">
            <text:p>3.2575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0.359154929577465">
            <text:p>0.3591549296</text:p>
          </table:table-cell>
          <table:table-cell office:value-type="float" office:value="2.57781690140845">
            <text:p>2.5778169014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58974358974359">
            <text:p>0.358974359</text:p>
          </table:table-cell>
          <table:table-cell office:value-type="float" office:value="2.9274358974359">
            <text:p>2.9274358974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358974358974359">
            <text:p>0.358974359</text:p>
          </table:table-cell>
          <table:table-cell office:value-type="float" office:value="2.80153846153846">
            <text:p>2.8015384615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.358695652173913">
            <text:p>0.3586956522</text:p>
          </table:table-cell>
          <table:table-cell office:value-type="float" office:value="3.05565217391304">
            <text:p>3.0556521739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3.02264150943396">
            <text:p>3.0226415094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3.0122641509434">
            <text:p>3.0122641509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358490566037736">
            <text:p>0.358490566</text:p>
          </table:table-cell>
          <table:table-cell office:value-type="float" office:value="3.02490566037736">
            <text:p>3.0249056604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358208955223881">
            <text:p>0.3582089552</text:p>
          </table:table-cell>
          <table:table-cell office:value-type="float" office:value="2.86582089552239">
            <text:p>2.8658208955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358024691358025">
            <text:p>0.3580246914</text:p>
          </table:table-cell>
          <table:table-cell office:value-type="float" office:value="3.56975308641975">
            <text:p>3.5697530864</text:p>
          </table:table-cell>
        </table:table-row>
        <table:table-row table:style-name="ro2" table:visibility="filter">
          <table:table-cell office:value-type="float" office:value="3454">
            <text:p>345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16357142857143">
            <text:p>2.1635714286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20690476190476">
            <text:p>3.2069047619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23642857142857">
            <text:p>3.2364285714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18392857142857">
            <text:p>3.1839285714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655">
            <text:p>3.655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29857142857143">
            <text:p>3.2985714286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26142857142857">
            <text:p>3.261428571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2.98142857142857">
            <text:p>2.9814285714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22357142857143">
            <text:p>3.2235714286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89333333333333">
            <text:p>2.8933333333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5803571428571">
            <text:p>2.558035714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40928571428571">
            <text:p>2.4092857143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24428571428571">
            <text:p>3.2442857143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357142857142857">
            <text:p>0.3571428571</text:p>
          </table:table-cell>
          <table:table-cell office:value-type="float" office:value="3.14428571428571">
            <text:p>3.1442857143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55">
            <text:p>2.555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31571428571429">
            <text:p>3.3157142857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2.51142857142857">
            <text:p>2.5114285714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3.15714285714286">
            <text:p>3.1571428571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.356828193832599">
            <text:p>0.3568281938</text:p>
          </table:table-cell>
          <table:table-cell office:value-type="float" office:value="2.56823788546256">
            <text:p>2.5682378855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356521739130435">
            <text:p>0.3565217391</text:p>
          </table:table-cell>
          <table:table-cell office:value-type="float" office:value="2.4975652173913">
            <text:p>2.4975652174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0.356435643564356">
            <text:p>0.3564356436</text:p>
          </table:table-cell>
          <table:table-cell office:value-type="float" office:value="2.88891089108911">
            <text:p>2.8889108911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356164383561644">
            <text:p>0.3561643836</text:p>
          </table:table-cell>
          <table:table-cell office:value-type="float" office:value="2.7686301369863">
            <text:p>2.768630137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35593220338983">
            <text:p>0.3559322034</text:p>
          </table:table-cell>
          <table:table-cell office:value-type="float" office:value="3.17576271186441">
            <text:p>3.1757627119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355555555555556">
            <text:p>0.3555555556</text:p>
          </table:table-cell>
          <table:table-cell office:value-type="float" office:value="2.64844444444444">
            <text:p>2.6484444444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354838709677419">
            <text:p>0.3548387097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54838709677419">
            <text:p>0.3548387097</text:p>
          </table:table-cell>
          <table:table-cell office:value-type="float" office:value="2.63483870967742">
            <text:p>2.6348387097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354430379746835">
            <text:p>0.3544303797</text:p>
          </table:table-cell>
          <table:table-cell office:value-type="float" office:value="2.48924050632911">
            <text:p>2.4892405063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0.353982300884956">
            <text:p>0.3539823009</text:p>
          </table:table-cell>
          <table:table-cell office:value-type="float" office:value="2.87561946902655">
            <text:p>2.875619469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.353932584269663">
            <text:p>0.3539325843</text:p>
          </table:table-cell>
          <table:table-cell office:value-type="float" office:value="2.92876404494382">
            <text:p>2.9287640449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353846153846154">
            <text:p>0.3538461538</text:p>
          </table:table-cell>
          <table:table-cell office:value-type="float" office:value="2.95861538461538">
            <text:p>2.9586153846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44843137254902">
            <text:p>2.4484313725</text:p>
          </table:table-cell>
        </table:table-row>
        <table:table-row table:style-name="ro2" table:visibility="filter">
          <table:table-cell office:value-type="float" office:value="2795">
            <text:p>279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98705882352941">
            <text:p>2.9870588235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90166666666667">
            <text:p>2.9016666667</text:p>
          </table:table-cell>
        </table:table-row>
        <table:table-row table:style-name="ro2" table:visibility="filter">
          <table:table-cell office:value-type="float" office:value="3863">
            <text:p>386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71455882352941">
            <text:p>3.7145588235</text:p>
          </table:table-cell>
        </table:table-row>
        <table:table-row table:style-name="ro2" table:visibility="filter">
          <table:table-cell office:value-type="float" office:value="2009">
            <text:p>200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57205882352941">
            <text:p>3.572058823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88529411764706">
            <text:p>2.8852941176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352941176470588">
            <text:p>0.3529411765</text:p>
          </table:table-cell>
          <table:table-cell office:value-type="float" office:value="3.20529411764706">
            <text:p>3.2052941176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27647058823529">
            <text:p>2.2764705882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76470588235294">
            <text:p>2.7647058824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58705882352941">
            <text:p>2.5870588235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2.61823529411765">
            <text:p>2.6182352941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3.06941176470588">
            <text:p>3.069411764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2.98647058823529">
            <text:p>2.9864705882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352112676056338">
            <text:p>0.3521126761</text:p>
          </table:table-cell>
          <table:table-cell office:value-type="float" office:value="2.64042253521127">
            <text:p>2.6404225352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351851851851852">
            <text:p>0.3518518519</text:p>
          </table:table-cell>
          <table:table-cell office:value-type="float" office:value="3.03407407407407">
            <text:p>3.0340740741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351851851851852">
            <text:p>0.3518518519</text:p>
          </table:table-cell>
          <table:table-cell office:value-type="float" office:value="2.46388888888889">
            <text:p>2.4638888889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351351351351351">
            <text:p>0.3513513514</text:p>
          </table:table-cell>
          <table:table-cell office:value-type="float" office:value="2.44756756756757">
            <text:p>2.4475675676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351351351351351">
            <text:p>0.3513513514</text:p>
          </table:table-cell>
          <table:table-cell office:value-type="float" office:value="2.94864864864865">
            <text:p>2.9486486486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0.351032448377581">
            <text:p>0.3510324484</text:p>
          </table:table-cell>
          <table:table-cell office:value-type="float" office:value="3.08147492625369">
            <text:p>3.0814749263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350649350649351">
            <text:p>0.3506493506</text:p>
          </table:table-cell>
          <table:table-cell office:value-type="float" office:value="2.77623376623377">
            <text:p>2.7762337662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3.317">
            <text:p>3.317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917">
            <text:p>2.917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2.597">
            <text:p>2.597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8805">
            <text:p>2.8805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35">
            <text:p>0.35</text:p>
          </table:table-cell>
          <table:table-cell office:value-type="float" office:value="2.97583333333333">
            <text:p>2.9758333333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349397590361446">
            <text:p>0.3493975904</text:p>
          </table:table-cell>
          <table:table-cell office:value-type="float" office:value="3.23686746987952">
            <text:p>3.2368674699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348837209302326">
            <text:p>0.3488372093</text:p>
          </table:table-cell>
          <table:table-cell office:value-type="float" office:value="2.56953488372093">
            <text:p>2.5695348837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48837209302326">
            <text:p>0.3488372093</text:p>
          </table:table-cell>
          <table:table-cell office:value-type="float" office:value="3.27953488372093">
            <text:p>3.2795348837</text:p>
          </table:table-cell>
        </table:table-row>
        <table:table-row table:style-name="ro2" table:visibility="filter">
          <table:table-cell office:value-type="float" office:value="2211">
            <text:p>2211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348837209302326">
            <text:p>0.3488372093</text:p>
          </table:table-cell>
          <table:table-cell office:value-type="float" office:value="3.57744186046512">
            <text:p>3.5774418605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0.348623853211009">
            <text:p>0.3486238532</text:p>
          </table:table-cell>
          <table:table-cell office:value-type="float" office:value="2.79211009174312">
            <text:p>2.7921100917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348484848484848">
            <text:p>0.3484848485</text:p>
          </table:table-cell>
          <table:table-cell office:value-type="float" office:value="2.37757575757576">
            <text:p>2.3775757576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48484848484848">
            <text:p>0.3484848485</text:p>
          </table:table-cell>
          <table:table-cell office:value-type="float" office:value="3.1280303030303">
            <text:p>3.128030303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.348101265822785">
            <text:p>0.3481012658</text:p>
          </table:table-cell>
          <table:table-cell office:value-type="float" office:value="3.23563291139241">
            <text:p>3.2356329114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47826086956522">
            <text:p>0.347826087</text:p>
          </table:table-cell>
          <table:table-cell office:value-type="float" office:value="3.47826086956522">
            <text:p>3.4782608696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47826086956522">
            <text:p>0.347826087</text:p>
          </table:table-cell>
          <table:table-cell office:value-type="float" office:value="3.48391304347826">
            <text:p>3.4839130435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47826086956522">
            <text:p>0.347826087</text:p>
          </table:table-cell>
          <table:table-cell office:value-type="float" office:value="2.77913043478261">
            <text:p>2.7791304348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3.48217391304348">
            <text:p>3.482173913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347826086956522">
            <text:p>0.347826087</text:p>
          </table:table-cell>
          <table:table-cell office:value-type="float" office:value="2.89768115942029">
            <text:p>2.8976811594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47826086956522">
            <text:p>0.347826087</text:p>
          </table:table-cell>
          <table:table-cell office:value-type="float" office:value="4.64565217391304">
            <text:p>4.6456521739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46938775510204">
            <text:p>0.3469387755</text:p>
          </table:table-cell>
          <table:table-cell office:value-type="float" office:value="3.49979591836735">
            <text:p>3.4997959184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0.346733668341709">
            <text:p>0.3467336683</text:p>
          </table:table-cell>
          <table:table-cell office:value-type="float" office:value="2.74638190954774">
            <text:p>2.7463819095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346666666666667">
            <text:p>0.3466666667</text:p>
          </table:table-cell>
          <table:table-cell office:value-type="float" office:value="3.31506666666667">
            <text:p>3.3150666667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0.346456692913386">
            <text:p>0.3464566929</text:p>
          </table:table-cell>
          <table:table-cell office:value-type="float" office:value="2.6359842519685">
            <text:p>2.635984252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53692307692308">
            <text:p>2.5369230769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346153846153846">
            <text:p>0.3461538462</text:p>
          </table:table-cell>
          <table:table-cell office:value-type="float" office:value="3.01346153846154">
            <text:p>3.0134615385</text:p>
          </table:table-cell>
        </table:table-row>
        <table:table-row table:style-name="ro2" table:visibility="filter">
          <table:table-cell office:value-type="float" office:value="2818">
            <text:p>281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58346153846154">
            <text:p>2.5834615385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46153846153846">
            <text:p>0.3461538462</text:p>
          </table:table-cell>
          <table:table-cell office:value-type="float" office:value="3.91230769230769">
            <text:p>3.9123076923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346153846153846">
            <text:p>0.3461538462</text:p>
          </table:table-cell>
          <table:table-cell office:value-type="float" office:value="3.29346153846154">
            <text:p>3.2934615385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91615384615385">
            <text:p>2.9161538462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346153846153846">
            <text:p>0.3461538462</text:p>
          </table:table-cell>
          <table:table-cell office:value-type="float" office:value="2.74423076923077">
            <text:p>2.7442307692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46153846153846">
            <text:p>0.3461538462</text:p>
          </table:table-cell>
          <table:table-cell office:value-type="float" office:value="2.66576923076923">
            <text:p>2.6657692308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344827586206897">
            <text:p>0.3448275862</text:p>
          </table:table-cell>
          <table:table-cell office:value-type="float" office:value="3.42724137931034">
            <text:p>3.4272413793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44827586206897">
            <text:p>0.3448275862</text:p>
          </table:table-cell>
          <table:table-cell office:value-type="float" office:value="3.28068965517241">
            <text:p>3.2806896552</text:p>
          </table:table-cell>
        </table:table-row>
        <table:table-row table:style-name="ro2" table:visibility="filter">
          <table:table-cell office:value-type="float" office:value="2974">
            <text:p>297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44827586206897">
            <text:p>0.3448275862</text:p>
          </table:table-cell>
          <table:table-cell office:value-type="float" office:value="2.66931034482759">
            <text:p>2.6693103448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44827586206897">
            <text:p>0.3448275862</text:p>
          </table:table-cell>
          <table:table-cell office:value-type="float" office:value="3.79172413793103">
            <text:p>3.7917241379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34453781512605">
            <text:p>0.3445378151</text:p>
          </table:table-cell>
          <table:table-cell office:value-type="float" office:value="2.27747899159664">
            <text:p>2.2774789916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344155844155844">
            <text:p>0.3441558442</text:p>
          </table:table-cell>
          <table:table-cell office:value-type="float" office:value="2.59006493506494">
            <text:p>2.5900649351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34375">
            <text:p>0.34375</text:p>
          </table:table-cell>
          <table:table-cell office:value-type="float" office:value="3.21770833333333">
            <text:p>3.2177083333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34375">
            <text:p>0.34375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34375">
            <text:p>0.34375</text:p>
          </table:table-cell>
          <table:table-cell office:value-type="float" office:value="3.263125">
            <text:p>3.263125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4375">
            <text:p>0.34375</text:p>
          </table:table-cell>
          <table:table-cell office:value-type="float" office:value="2.7775">
            <text:p>2.7775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343137254901961">
            <text:p>0.3431372549</text:p>
          </table:table-cell>
          <table:table-cell office:value-type="float" office:value="3.08970588235294">
            <text:p>3.0897058824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343065693430657">
            <text:p>0.3430656934</text:p>
          </table:table-cell>
          <table:table-cell office:value-type="float" office:value="2.59656934306569">
            <text:p>2.5965693431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342105263157895">
            <text:p>0.3421052632</text:p>
          </table:table-cell>
          <table:table-cell office:value-type="float" office:value="2.69105263157895">
            <text:p>2.6910526316</text:p>
          </table:table-cell>
        </table:table-row>
        <table:table-row table:style-name="ro2" table:visibility="filter">
          <table:table-cell office:value-type="float" office:value="2333">
            <text:p>233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42105263157895">
            <text:p>0.3421052632</text:p>
          </table:table-cell>
          <table:table-cell office:value-type="float" office:value="2.67184210526316">
            <text:p>2.6718421053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342105263157895">
            <text:p>0.3421052632</text:p>
          </table:table-cell>
          <table:table-cell office:value-type="float" office:value="2.52263157894737">
            <text:p>2.5226315789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341666666666667">
            <text:p>0.3416666667</text:p>
          </table:table-cell>
          <table:table-cell office:value-type="float" office:value="2.93758333333333">
            <text:p>2.9375833333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0.341107871720117">
            <text:p>0.3411078717</text:p>
          </table:table-cell>
          <table:table-cell office:value-type="float" office:value="2.47749271137026">
            <text:p>2.4774927114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0.340966921119593">
            <text:p>0.3409669211</text:p>
          </table:table-cell>
          <table:table-cell office:value-type="float" office:value="2.7609796437659">
            <text:p>2.7609796438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340909090909091">
            <text:p>0.3409090909</text:p>
          </table:table-cell>
          <table:table-cell office:value-type="float" office:value="2.70340909090909">
            <text:p>2.7034090909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340740740740741">
            <text:p>0.3407407407</text:p>
          </table:table-cell>
          <table:table-cell office:value-type="float" office:value="3.23911111111111">
            <text:p>3.2391111111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40425531914894">
            <text:p>0.3404255319</text:p>
          </table:table-cell>
          <table:table-cell office:value-type="float" office:value="2.98787234042553">
            <text:p>2.9878723404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40425531914894">
            <text:p>0.3404255319</text:p>
          </table:table-cell>
          <table:table-cell office:value-type="float" office:value="2.86893617021277">
            <text:p>2.8689361702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340136054421769">
            <text:p>0.3401360544</text:p>
          </table:table-cell>
          <table:table-cell office:value-type="float" office:value="2.55299319727891">
            <text:p>2.5529931973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39622641509434">
            <text:p>0.3396226415</text:p>
          </table:table-cell>
          <table:table-cell office:value-type="float" office:value="2.5811320754717">
            <text:p>2.5811320755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339449541284404">
            <text:p>0.3394495413</text:p>
          </table:table-cell>
          <table:table-cell office:value-type="float" office:value="3.14440366972477">
            <text:p>3.1444036697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0.339393939393939">
            <text:p>0.3393939394</text:p>
          </table:table-cell>
          <table:table-cell office:value-type="float" office:value="3.18357575757576">
            <text:p>3.1835757576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339285714285714">
            <text:p>0.3392857143</text:p>
          </table:table-cell>
          <table:table-cell office:value-type="float" office:value="2.89154761904762">
            <text:p>2.891547619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338983050847458">
            <text:p>0.3389830508</text:p>
          </table:table-cell>
          <table:table-cell office:value-type="float" office:value="2.58745762711864">
            <text:p>2.5874576271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338709677419355">
            <text:p>0.3387096774</text:p>
          </table:table-cell>
          <table:table-cell office:value-type="float" office:value="2.68741935483871">
            <text:p>2.6874193548</text:p>
          </table:table-cell>
        </table:table-row>
        <table:table-row table:style-name="ro2" table:visibility="filter">
          <table:table-cell office:value-type="float" office:value="3442">
            <text:p>344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338709677419355">
            <text:p>0.3387096774</text:p>
          </table:table-cell>
          <table:table-cell office:value-type="float" office:value="2.195">
            <text:p>2.195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338582677165354">
            <text:p>0.3385826772</text:p>
          </table:table-cell>
          <table:table-cell office:value-type="float" office:value="2.55692913385827">
            <text:p>2.5569291339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338582677165354">
            <text:p>0.3385826772</text:p>
          </table:table-cell>
          <table:table-cell office:value-type="float" office:value="2.67346456692913">
            <text:p>2.6734645669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338461538461538">
            <text:p>0.3384615385</text:p>
          </table:table-cell>
          <table:table-cell office:value-type="float" office:value="2.49069230769231">
            <text:p>2.4906923077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38461538461538">
            <text:p>0.3384615385</text:p>
          </table:table-cell>
          <table:table-cell office:value-type="float" office:value="3.03323076923077">
            <text:p>3.0332307692</text:p>
          </table:table-cell>
        </table:table-row>
        <table:table-row table:style-name="ro2" table:visibility="filter">
          <table:table-cell office:value-type="float" office:value="2911">
            <text:p>2911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338461538461538">
            <text:p>0.3384615385</text:p>
          </table:table-cell>
          <table:table-cell office:value-type="float" office:value="2.77707692307692">
            <text:p>2.7770769231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0.338164251207729">
            <text:p>0.3381642512</text:p>
          </table:table-cell>
          <table:table-cell office:value-type="float" office:value="3.01531400966184">
            <text:p>3.0153140097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337837837837838">
            <text:p>0.3378378378</text:p>
          </table:table-cell>
          <table:table-cell office:value-type="float" office:value="2.67">
            <text:p>2.67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0.337209302325581">
            <text:p>0.3372093023</text:p>
          </table:table-cell>
          <table:table-cell office:value-type="float" office:value="2.8206976744186">
            <text:p>2.8206976744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336065573770492">
            <text:p>0.3360655738</text:p>
          </table:table-cell>
          <table:table-cell office:value-type="float" office:value="3.08483606557377">
            <text:p>3.0848360656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335443037974684">
            <text:p>0.335443038</text:p>
          </table:table-cell>
          <table:table-cell office:value-type="float" office:value="2.62208860759494">
            <text:p>2.6220886076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1666666666667">
            <text:p>3.4166666667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2561403508772">
            <text:p>3.2256140351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3027777777778">
            <text:p>2.4302777778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3733333333333">
            <text:p>3.3373333333</text:p>
          </table:table-cell>
        </table:table-row>
        <table:table-row table:style-name="ro2" table:visibility="filter">
          <table:table-cell office:value-type="float" office:value="2650">
            <text:p>265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820987654321">
            <text:p>2.6820987654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06">
            <text:p>4.06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8333333333333">
            <text:p>2.9833333333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36875">
            <text:p>2.73687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1222222222222">
            <text:p>2.4122222222</text:p>
          </table:table-cell>
        </table:table-row>
        <table:table-row table:style-name="ro2" table:visibility="filter">
          <table:table-cell office:value-type="float" office:value="2585">
            <text:p>2585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51875">
            <text:p>2.751875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8727272727273">
            <text:p>2.787272727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469696969697">
            <text:p>2.746969697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0515151515151">
            <text:p>3.6051515152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6875">
            <text:p>3.1687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6355555555556">
            <text:p>2.4635555556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60666666666667">
            <text:p>3.606666666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6222222222222">
            <text:p>3.3622222222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61111111111111">
            <text:p>3.6111111111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6341463414634">
            <text:p>3.0634146341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8421052631579">
            <text:p>2.6842105263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5688888888889">
            <text:p>3.1568888889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647619047619">
            <text:p>2.664761904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0166666666667">
            <text:p>2.8016666667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0222222222222">
            <text:p>3.1022222222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708">
            <text:p>3.70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8796296296296">
            <text:p>3.187962963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4472222222222">
            <text:p>2.544722222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533333333333">
            <text:p>2.9253333333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60333333333333">
            <text:p>4.6033333333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0888888888889">
            <text:p>3.3088888889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43549019607843">
            <text:p>3.4354901961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98222222222222">
            <text:p>2.9822222222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2920634920635">
            <text:p>3.2292063492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8333333333333">
            <text:p>3.2833333333</text:p>
          </table:table-cell>
        </table:table-row>
        <table:table-row table:style-name="ro2" table:visibility="filter">
          <table:table-cell office:value-type="float" office:value="2646">
            <text:p>264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3133333333333">
            <text:p>3.6313333333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0083333333333">
            <text:p>2.7008333333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69055555555556">
            <text:p>3.6905555556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7545454545455">
            <text:p>3.1754545455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8733333333333">
            <text:p>3.6873333333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25">
            <text:p>3.42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1291666666667">
            <text:p>2.7129166667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9888888888889">
            <text:p>3.3988888889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85">
            <text:p>3.085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1333333333333">
            <text:p>2.6133333333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135">
            <text:p>5.135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3037037037037">
            <text:p>2.6303703704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8611111111111">
            <text:p>2.8861111111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8333333333333">
            <text:p>3.4833333333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2666666666667">
            <text:p>3.1266666667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3666666666667">
            <text:p>2.8366666667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37333333333333">
            <text:p>2.3733333333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8833333333333">
            <text:p>3.5883333333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85">
            <text:p>3.85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1166666666667">
            <text:p>2.9116666667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3555555555556">
            <text:p>4.1355555556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4747619047619">
            <text:p>3.4747619048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4888888888889">
            <text:p>2.8488888889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3142857142857">
            <text:p>2.8314285714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01875">
            <text:p>2.801875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12666666666667">
            <text:p>4.1266666667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7111111111111">
            <text:p>3.3711111111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9666666666667">
            <text:p>2.6966666667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2888888888889">
            <text:p>2.6288888889</text:p>
          </table:table-cell>
        </table:table-row>
        <table:table-row table:style-name="ro2" table:visibility="filter">
          <table:table-cell office:value-type="float" office:value="2828">
            <text:p>282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416666666667">
            <text:p>2.9241666667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17111111111111">
            <text:p>5.171111111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9333333333333">
            <text:p>2.4933333333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666666666667">
            <text:p>2.9266666667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4333333333333">
            <text:p>3.3433333333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0111111111111">
            <text:p>3.1011111111</text:p>
          </table:table-cell>
        </table:table-row>
        <table:table-row table:style-name="ro2" table:visibility="filter">
          <table:table-cell office:value-type="float" office:value="2917">
            <text:p>2917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1880952380952">
            <text:p>2.8188095238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2333333333333">
            <text:p>2.5233333333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2666666666667">
            <text:p>3.1266666667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775">
            <text:p>3.1775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01333333333333">
            <text:p>3.0133333333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6666666666667">
            <text:p>3.1666666667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0666666666667">
            <text:p>3.1066666667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9333333333333">
            <text:p>2.7933333333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31833333333333">
            <text:p>3.318333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55333333333333">
            <text:p>3.553333333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666666666667">
            <text:p>2.6566666667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2833333333333">
            <text:p>2.8283333333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9">
            <text:p>2.99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3333333333333">
            <text:p>2.8333333333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82">
            <text:p>3.82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666666666667">
            <text:p>2.6566666667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5733333333333">
            <text:p>3.057333333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6666666666667">
            <text:p>3.4666666667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49166666666667">
            <text:p>3.4916666667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3666666666667">
            <text:p>3.4366666667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41666666666667">
            <text:p>4.4166666667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2662962962963">
            <text:p>4.2662962963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2666666666667">
            <text:p>2.7266666667</text:p>
          </table:table-cell>
        </table:table-row>
        <table:table-row table:style-name="ro2" table:visibility="filter">
          <table:table-cell office:value-type="float" office:value="3516">
            <text:p>35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3666666666667">
            <text:p>2.3366666667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2666666666667">
            <text:p>2.4266666667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866666666667">
            <text:p>2.6586666667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8266666666667">
            <text:p>2.882666666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9777777777778">
            <text:p>2.8977777778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3">
            <text:p>3.23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52">
            <text:p>3.52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0166666666667">
            <text:p>3.4016666667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0666666666667">
            <text:p>3.1066666667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3">
            <text:p>2.9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21333333333333">
            <text:p>3.2133333333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23666666666667">
            <text:p>4.2366666667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91">
            <text:p>2.91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75">
            <text:p>2.27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9333333333333">
            <text:p>3.1933333333</text:p>
          </table:table-cell>
        </table:table-row>
        <table:table-row table:style-name="ro2" table:visibility="filter">
          <table:table-cell office:value-type="float" office:value="2812">
            <text:p>28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8875">
            <text:p>2.8875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4666666666667">
            <text:p>2.5466666667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075">
            <text:p>3.1075</text:p>
          </table:table-cell>
        </table:table-row>
        <table:table-row table:style-name="ro2" table:visibility="filter">
          <table:table-cell office:value-type="float" office:value="2995">
            <text:p>29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23">
            <text:p>2.623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84666666666667">
            <text:p>3.8466666667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62666666666667">
            <text:p>3.6266666667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9666666666667">
            <text:p>3.2966666667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4">
            <text:p>3.3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9.21666666666667">
            <text:p>9.2166666667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6333333333333">
            <text:p>2.8633333333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5888888888889">
            <text:p>2.7588888889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8833333333333">
            <text:p>3.0883333333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572">
            <text:p>3.572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90666666666667">
            <text:p>3.906666666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19833333333333">
            <text:p>4.1983333333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3666666666667">
            <text:p>3.5366666667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0333333333333">
            <text:p>2.2033333333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5666666666667">
            <text:p>3.1566666667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76666666666667">
            <text:p>3.7666666667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5333333333333">
            <text:p>2.7533333333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3083333333333">
            <text:p>2.2308333333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8833333333333">
            <text:p>2.2883333333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7666666666667">
            <text:p>2.7766666667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5333333333333">
            <text:p>2.5533333333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9166666666667">
            <text:p>2.2916666667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2">
            <text:p>3.52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6333333333333">
            <text:p>2.9633333333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4333333333333">
            <text:p>2.2433333333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2333333333333">
            <text:p>2.4233333333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14666666666667">
            <text:p>3.1466666667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3166666666667">
            <text:p>2.3316666667</text:p>
          </table:table-cell>
        </table:table-row>
        <table:table-row table:style-name="ro2" table:visibility="filter">
          <table:table-cell office:value-type="float" office:value="2922">
            <text:p>292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5428571428571">
            <text:p>2.6542857143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8666666666667">
            <text:p>2.1866666667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5444444444444">
            <text:p>2.7544444444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0666666666667">
            <text:p>2.4066666667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5666666666667">
            <text:p>2.8566666667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8666666666667">
            <text:p>2.3866666667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7666666666667">
            <text:p>2.4766666667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6333333333333">
            <text:p>2.6633333333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6666666666667">
            <text:p>3.5666666667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82666666666667">
            <text:p>3.8266666667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12166666666667">
            <text:p>4.1216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20333333333333">
            <text:p>3.2033333333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1333333333333">
            <text:p>2.7133333333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95">
            <text:p>3.395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3666666666667">
            <text:p>3.0366666667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57666666666667">
            <text:p>4.5766666667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59">
            <text:p>2.59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11.06">
            <text:p>11.06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6.56">
            <text:p>6.56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5833333333333">
            <text:p>2.2583333333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4333333333333">
            <text:p>2.6433333333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26333333333333">
            <text:p>2.2633333333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2666666666667">
            <text:p>2.8266666667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95333333333333">
            <text:p>4.9533333333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50666666666667">
            <text:p>2.5066666667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73333333333333">
            <text:p>3.7333333333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41666666666667">
            <text:p>3.4166666667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4666666666667">
            <text:p>2.4466666667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87333333333333">
            <text:p>3.8733333333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8333333333333">
            <text:p>2.8833333333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68666666666667">
            <text:p>3.6866666667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3333333333333">
            <text:p>2.4333333333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04666666666667">
            <text:p>4.0466666667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6666666666667">
            <text:p>3.3666666667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79">
            <text:p>3.79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49666666666667">
            <text:p>2.4966666667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5.08">
            <text:p>5.08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23333333333333">
            <text:p>2.2333333333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03333333333333">
            <text:p>3.0333333333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59666666666667">
            <text:p>3.5966666667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4.28">
            <text:p>4.28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30333333333333">
            <text:p>3.3033333333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3.01333333333333">
            <text:p>3.0133333333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4.47666666666667">
            <text:p>4.4766666667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61666666666667">
            <text:p>2.6166666667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3666666666667">
            <text:p>2.4366666667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3.85333333333333">
            <text:p>3.853333333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65333333333333">
            <text:p>2.6533333333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2.19666666666667">
            <text:p>2.1966666667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5.90666666666667">
            <text:p>5.9066666667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73666666666667">
            <text:p>2.7366666667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38">
            <text:p>4.38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2.82">
            <text:p>2.82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3.99333333333333">
            <text:p>3.9933333333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0.332046332046332">
            <text:p>0.332046332</text:p>
          </table:table-cell>
          <table:table-cell office:value-type="float" office:value="3.03853281853282">
            <text:p>3.0385328185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331325301204819">
            <text:p>0.3313253012</text:p>
          </table:table-cell>
          <table:table-cell office:value-type="float" office:value="3.07819277108434">
            <text:p>3.0781927711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0.331168831168831">
            <text:p>0.3311688312</text:p>
          </table:table-cell>
          <table:table-cell office:value-type="float" office:value="3.25116883116883">
            <text:p>3.2511688312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411">
            <text:p>411</text:p>
          </table:table-cell>
          <table:table-cell office:value-type="float" office:value="2">
            <text:p>2</text:p>
          </table:table-cell>
          <table:table-cell office:value-type="float" office:value="0.330900243309002">
            <text:p>0.3309002433</text:p>
          </table:table-cell>
          <table:table-cell office:value-type="float" office:value="3.20739659367397">
            <text:p>3.2073965937</text:p>
          </table:table-cell>
        </table:table-row>
        <table:table-row table:style-name="ro2" table:visibility="filter">
          <table:table-cell office:value-type="float" office:value="3056">
            <text:p>305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329113924050633">
            <text:p>0.3291139241</text:p>
          </table:table-cell>
          <table:table-cell office:value-type="float" office:value="3.62696202531646">
            <text:p>3.6269620253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329113924050633">
            <text:p>0.3291139241</text:p>
          </table:table-cell>
          <table:table-cell office:value-type="float" office:value="2.50177215189873">
            <text:p>2.5017721519</text:p>
          </table:table-cell>
        </table:table-row>
        <table:table-row table:style-name="ro2" table:visibility="filter">
          <table:table-cell office:value-type="float" office:value="2210">
            <text:p>221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28947368421053">
            <text:p>0.3289473684</text:p>
          </table:table-cell>
          <table:table-cell office:value-type="float" office:value="3.32078947368421">
            <text:p>3.320789473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328767123287671">
            <text:p>0.3287671233</text:p>
          </table:table-cell>
          <table:table-cell office:value-type="float" office:value="2.7227397260274">
            <text:p>2.722739726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0.328263624841572">
            <text:p>0.3282636248</text:p>
          </table:table-cell>
          <table:table-cell office:value-type="float" office:value="3.7282762991128">
            <text:p>3.7282762991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328125">
            <text:p>0.328125</text:p>
          </table:table-cell>
          <table:table-cell office:value-type="float" office:value="3.3928125">
            <text:p>3.3928125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327868852459016">
            <text:p>0.3278688525</text:p>
          </table:table-cell>
          <table:table-cell office:value-type="float" office:value="3.07704918032787">
            <text:p>3.0770491803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327586206896552">
            <text:p>0.3275862069</text:p>
          </table:table-cell>
          <table:table-cell office:value-type="float" office:value="2.81155172413793">
            <text:p>2.8115517241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327586206896552">
            <text:p>0.3275862069</text:p>
          </table:table-cell>
          <table:table-cell office:value-type="float" office:value="2.88965517241379">
            <text:p>2.8896551724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327433628318584">
            <text:p>0.3274336283</text:p>
          </table:table-cell>
          <table:table-cell office:value-type="float" office:value="3.44176991150443">
            <text:p>3.4417699115</text:p>
          </table:table-cell>
        </table:table-row>
        <table:table-row table:style-name="ro2" table:visibility="filter">
          <table:table-cell office:value-type="float" office:value="2699">
            <text:p>269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326530612244898">
            <text:p>0.3265306122</text:p>
          </table:table-cell>
          <table:table-cell office:value-type="float" office:value="3.33734693877551">
            <text:p>3.3373469388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326086956521739">
            <text:p>0.3260869565</text:p>
          </table:table-cell>
          <table:table-cell office:value-type="float" office:value="3.44913043478261">
            <text:p>3.4491304348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325581395348837">
            <text:p>0.3255813953</text:p>
          </table:table-cell>
          <table:table-cell office:value-type="float" office:value="3.17248062015504">
            <text:p>3.1724806202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25581395348837">
            <text:p>0.3255813953</text:p>
          </table:table-cell>
          <table:table-cell office:value-type="float" office:value="2.96720930232558">
            <text:p>2.9672093023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0.32520325203252">
            <text:p>0.325203252</text:p>
          </table:table-cell>
          <table:table-cell office:value-type="float" office:value="3.26284552845528">
            <text:p>3.2628455285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325">
            <text:p>0.325</text:p>
          </table:table-cell>
          <table:table-cell office:value-type="float" office:value="3.50525">
            <text:p>3.50525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25">
            <text:p>0.325</text:p>
          </table:table-cell>
          <table:table-cell office:value-type="float" office:value="3.26075">
            <text:p>3.26075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25">
            <text:p>0.325</text:p>
          </table:table-cell>
          <table:table-cell office:value-type="float" office:value="3.19025">
            <text:p>3.19025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324324324324324">
            <text:p>0.3243243243</text:p>
          </table:table-cell>
          <table:table-cell office:value-type="float" office:value="2.93972972972973">
            <text:p>2.9397297297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324324324324324">
            <text:p>0.3243243243</text:p>
          </table:table-cell>
          <table:table-cell office:value-type="float" office:value="2.69054054054054">
            <text:p>2.6905405405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324324324324324">
            <text:p>0.3243243243</text:p>
          </table:table-cell>
          <table:table-cell office:value-type="float" office:value="3.55405405405406">
            <text:p>3.5540540541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324324324324324">
            <text:p>0.3243243243</text:p>
          </table:table-cell>
          <table:table-cell office:value-type="float" office:value="2.30905405405405">
            <text:p>2.3090540541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323943661971831">
            <text:p>0.323943662</text:p>
          </table:table-cell>
          <table:table-cell office:value-type="float" office:value="3.06366197183099">
            <text:p>3.0636619718</text:p>
          </table:table-cell>
        </table:table-row>
        <table:table-row table:style-name="ro2" table:visibility="filter">
          <table:table-cell office:value-type="float" office:value="3006">
            <text:p>300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23529411764706">
            <text:p>0.3235294118</text:p>
          </table:table-cell>
          <table:table-cell office:value-type="float" office:value="2.67764705882353">
            <text:p>2.6776470588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323529411764706">
            <text:p>0.3235294118</text:p>
          </table:table-cell>
          <table:table-cell office:value-type="float" office:value="2.85352941176471">
            <text:p>2.8535294118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32258064516129">
            <text:p>0.3225806452</text:p>
          </table:table-cell>
          <table:table-cell office:value-type="float" office:value="2.97548387096774">
            <text:p>2.975483871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32258064516129">
            <text:p>0.3225806452</text:p>
          </table:table-cell>
          <table:table-cell office:value-type="float" office:value="2.71">
            <text:p>2.71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322368421052632">
            <text:p>0.3223684211</text:p>
          </table:table-cell>
          <table:table-cell office:value-type="float" office:value="2.98980263157895">
            <text:p>2.9898026316</text:p>
          </table:table-cell>
        </table:table-row>
        <table:table-row table:style-name="ro2" table:visibility="filter">
          <table:table-cell office:value-type="float" office:value="2668">
            <text:p>266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322222222222222">
            <text:p>0.3222222222</text:p>
          </table:table-cell>
          <table:table-cell office:value-type="float" office:value="3.11633333333333">
            <text:p>3.1163333333</text:p>
          </table:table-cell>
        </table:table-row>
        <table:table-row table:style-name="ro2" table:visibility="filter">
          <table:table-cell office:value-type="float" office:value="2936">
            <text:p>293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3.01482142857143">
            <text:p>3.0148214286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321428571428571">
            <text:p>0.3214285714</text:p>
          </table:table-cell>
          <table:table-cell office:value-type="float" office:value="2.46946428571429">
            <text:p>2.4694642857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3.00214285714286">
            <text:p>3.0021428571</text:p>
          </table:table-cell>
        </table:table-row>
        <table:table-row table:style-name="ro2" table:visibility="filter">
          <table:table-cell office:value-type="float" office:value="2491">
            <text:p>249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20754716981132">
            <text:p>0.320754717</text:p>
          </table:table-cell>
          <table:table-cell office:value-type="float" office:value="2.91490566037736">
            <text:p>2.9149056604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320754716981132">
            <text:p>0.320754717</text:p>
          </table:table-cell>
          <table:table-cell office:value-type="float" office:value="2.95283018867924">
            <text:p>2.9528301887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3.3554">
            <text:p>3.3554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685">
            <text:p>2.685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.32">
            <text:p>0.32</text:p>
          </table:table-cell>
          <table:table-cell office:value-type="float" office:value="2.92861538461538">
            <text:p>2.9286153846</text:p>
          </table:table-cell>
        </table:table-row>
        <table:table-row table:style-name="ro2" table:visibility="filter">
          <table:table-cell office:value-type="float" office:value="3336">
            <text:p>333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office:value-type="float" office:value="4.7024">
            <text:p>4.7024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3.195">
            <text:p>3.195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0.31986531986532">
            <text:p>0.3198653199</text:p>
          </table:table-cell>
          <table:table-cell office:value-type="float" office:value="2.7813468013468">
            <text:p>2.7813468013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319587628865979">
            <text:p>0.3195876289</text:p>
          </table:table-cell>
          <table:table-cell office:value-type="float" office:value="3.25876288659794">
            <text:p>3.2587628866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319444444444444">
            <text:p>0.3194444444</text:p>
          </table:table-cell>
          <table:table-cell office:value-type="float" office:value="2.73472222222222">
            <text:p>2.7347222222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0.319327731092437">
            <text:p>0.3193277311</text:p>
          </table:table-cell>
          <table:table-cell office:value-type="float" office:value="3.42117647058823">
            <text:p>3.4211764706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319327731092437">
            <text:p>0.3193277311</text:p>
          </table:table-cell>
          <table:table-cell office:value-type="float" office:value="3.17495798319328">
            <text:p>3.1749579832</text:p>
          </table:table-cell>
        </table:table-row>
        <table:table-row table:style-name="ro2" table:visibility="filter">
          <table:table-cell office:value-type="float" office:value="2257">
            <text:p>225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319148936170213">
            <text:p>0.3191489362</text:p>
          </table:table-cell>
          <table:table-cell office:value-type="float" office:value="3.06808510638298">
            <text:p>3.0680851064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318965517241379">
            <text:p>0.3189655172</text:p>
          </table:table-cell>
          <table:table-cell office:value-type="float" office:value="2.96439655172414">
            <text:p>2.9643965517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3.25166666666667">
            <text:p>3.2516666667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3.04863636363636">
            <text:p>3.0486363636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2.56454545454545">
            <text:p>2.564545454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3.63227272727273">
            <text:p>3.6322727273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75727272727273">
            <text:p>2.7572727273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2.90681818181818">
            <text:p>2.9068181818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317073170731707">
            <text:p>0.3170731707</text:p>
          </table:table-cell>
          <table:table-cell office:value-type="float" office:value="3.25536585365854">
            <text:p>3.2553658537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317073170731707">
            <text:p>0.3170731707</text:p>
          </table:table-cell>
          <table:table-cell office:value-type="float" office:value="2.93292682926829">
            <text:p>2.9329268293</text:p>
          </table:table-cell>
        </table:table-row>
        <table:table-row table:style-name="ro2" table:visibility="filter">
          <table:table-cell office:value-type="float" office:value="2304">
            <text:p>230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317073170731707">
            <text:p>0.3170731707</text:p>
          </table:table-cell>
          <table:table-cell office:value-type="float" office:value="3.38621951219512">
            <text:p>3.3862195122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0.316901408450704">
            <text:p>0.3169014085</text:p>
          </table:table-cell>
          <table:table-cell office:value-type="float" office:value="4.25387323943662">
            <text:p>4.2538732394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316831683168317">
            <text:p>0.3168316832</text:p>
          </table:table-cell>
          <table:table-cell office:value-type="float" office:value="2.7919801980198">
            <text:p>2.791980198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0.316582914572864">
            <text:p>0.3165829146</text:p>
          </table:table-cell>
          <table:table-cell office:value-type="float" office:value="2.94683417085427">
            <text:p>2.9468341709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316326530612245">
            <text:p>0.3163265306</text:p>
          </table:table-cell>
          <table:table-cell office:value-type="float" office:value="2.67479591836735">
            <text:p>2.6747959184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1578947368421">
            <text:p>0.3157894737</text:p>
          </table:table-cell>
          <table:table-cell office:value-type="float" office:value="2.68526315789474">
            <text:p>2.6852631579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1578947368421">
            <text:p>0.3157894737</text:p>
          </table:table-cell>
          <table:table-cell office:value-type="float" office:value="3.21842105263158">
            <text:p>3.2184210526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17421052631579">
            <text:p>3.1742105263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15342105263158">
            <text:p>3.1534210526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29666666666667">
            <text:p>3.2966666667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1578947368421">
            <text:p>0.3157894737</text:p>
          </table:table-cell>
          <table:table-cell office:value-type="float" office:value="3.60052631578947">
            <text:p>3.6005263158</text:p>
          </table:table-cell>
        </table:table-row>
        <table:table-row table:style-name="ro2" table:visibility="filter">
          <table:table-cell office:value-type="float" office:value="2159">
            <text:p>215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69736842105263">
            <text:p>3.6973684211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1578947368421">
            <text:p>0.3157894737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31578947368421">
            <text:p>0.3157894737</text:p>
          </table:table-cell>
          <table:table-cell office:value-type="float" office:value="3.2825">
            <text:p>3.2825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1578947368421">
            <text:p>0.3157894737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1578947368421">
            <text:p>0.3157894737</text:p>
          </table:table-cell>
          <table:table-cell office:value-type="float" office:value="3.43315789473684">
            <text:p>3.4331578947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0.314814814814815">
            <text:p>0.3148148148</text:p>
          </table:table-cell>
          <table:table-cell office:value-type="float" office:value="2.81842592592593">
            <text:p>2.8184259259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314285714285714">
            <text:p>0.3142857143</text:p>
          </table:table-cell>
          <table:table-cell office:value-type="float" office:value="2.63257142857143">
            <text:p>2.6325714286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314285714285714">
            <text:p>0.3142857143</text:p>
          </table:table-cell>
          <table:table-cell office:value-type="float" office:value="2.83857142857143">
            <text:p>2.8385714286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313432835820896">
            <text:p>0.3134328358</text:p>
          </table:table-cell>
          <table:table-cell office:value-type="float" office:value="3.02820895522388">
            <text:p>3.0282089552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3.971875">
            <text:p>3.971875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97770833333333">
            <text:p>2.977708333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873125">
            <text:p>2.873125</text:p>
          </table:table-cell>
        </table:table-row>
        <table:table-row table:style-name="ro2" table:visibility="filter">
          <table:table-cell office:value-type="float" office:value="3709">
            <text:p>370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629375">
            <text:p>2.629375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659375">
            <text:p>2.65937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2.378125">
            <text:p>2.37812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3.05479166666667">
            <text:p>3.0547916667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3.144375">
            <text:p>3.14437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3.004375">
            <text:p>3.004375</text:p>
          </table:table-cell>
        </table:table-row>
        <table:table-row table:style-name="ro2" table:visibility="filter">
          <table:table-cell office:value-type="float" office:value="2028">
            <text:p>202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3125">
            <text:p>0.3125</text:p>
          </table:table-cell>
          <table:table-cell office:value-type="float" office:value="3.52375">
            <text:p>3.52375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125">
            <text:p>0.3125</text:p>
          </table:table-cell>
          <table:table-cell office:value-type="float" office:value="2.77375">
            <text:p>2.77375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312">
            <text:p>0.312</text:p>
          </table:table-cell>
          <table:table-cell office:value-type="float" office:value="3.05704">
            <text:p>3.05704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311111111111111">
            <text:p>0.3111111111</text:p>
          </table:table-cell>
          <table:table-cell office:value-type="float" office:value="3.65977777777778">
            <text:p>3.6597777778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2.51413793103448">
            <text:p>2.514137931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3.5351724137931">
            <text:p>3.5351724138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310344827586207">
            <text:p>0.3103448276</text:p>
          </table:table-cell>
          <table:table-cell office:value-type="float" office:value="2.59241379310345">
            <text:p>2.5924137931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2.86379310344828">
            <text:p>2.8637931034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3.30689655172414">
            <text:p>3.3068965517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10344827586207">
            <text:p>0.3103448276</text:p>
          </table:table-cell>
          <table:table-cell office:value-type="float" office:value="3.34689655172414">
            <text:p>3.3468965517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2.6837">
            <text:p>2.6837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30952380952381">
            <text:p>0.3095238095</text:p>
          </table:table-cell>
          <table:table-cell office:value-type="float" office:value="3.61238095238095">
            <text:p>3.6123809524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93923076923077">
            <text:p>2.9392307692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53025641025641">
            <text:p>2.5302564103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59115384615385">
            <text:p>2.5911538462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75923076923077">
            <text:p>2.7592307692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35051282051282">
            <text:p>3.3505128205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35769230769231">
            <text:p>3.3576923077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3.41576923076923">
            <text:p>3.4157692308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43346153846154">
            <text:p>3.4334615385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34153846153846">
            <text:p>3.3415384615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2.73884615384615">
            <text:p>2.7388461538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77192307692308">
            <text:p>2.7719230769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2.76230769230769">
            <text:p>2.7623076923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2985">
            <text:p>29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3.14769230769231">
            <text:p>3.1476923077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307692307692308">
            <text:p>0.3076923077</text:p>
          </table:table-cell>
          <table:table-cell office:value-type="float" office:value="3.85307692307692">
            <text:p>3.8530769231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3.92153846153846">
            <text:p>3.921538461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307692307692308">
            <text:p>0.3076923077</text:p>
          </table:table-cell>
          <table:table-cell office:value-type="float" office:value="3.98230769230769">
            <text:p>3.9823076923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3.52">
            <text:p>3.52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0.306666666666667">
            <text:p>0.3066666667</text:p>
          </table:table-cell>
          <table:table-cell office:value-type="float" office:value="3.26866666666667">
            <text:p>3.268666666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306666666666667">
            <text:p>0.3066666667</text:p>
          </table:table-cell>
          <table:table-cell office:value-type="float" office:value="3.17386666666667">
            <text:p>3.1738666667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0.305555555555556">
            <text:p>0.3055555556</text:p>
          </table:table-cell>
          <table:table-cell office:value-type="float" office:value="2.92240740740741">
            <text:p>2.9224074074</text:p>
          </table:table-cell>
        </table:table-row>
        <table:table-row table:style-name="ro2" table:visibility="filter">
          <table:table-cell office:value-type="float" office:value="2100">
            <text:p>210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305555555555556">
            <text:p>0.3055555556</text:p>
          </table:table-cell>
          <table:table-cell office:value-type="float" office:value="3.09472222222222">
            <text:p>3.0947222222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305084745762712">
            <text:p>0.3050847458</text:p>
          </table:table-cell>
          <table:table-cell office:value-type="float" office:value="2.69805084745763">
            <text:p>2.6980508475</text:p>
          </table:table-cell>
        </table:table-row>
        <table:table-row table:style-name="ro2" table:visibility="filter">
          <table:table-cell office:value-type="float" office:value="2312">
            <text:p>231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305084745762712">
            <text:p>0.3050847458</text:p>
          </table:table-cell>
          <table:table-cell office:value-type="float" office:value="3.59016949152542">
            <text:p>3.5901694915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0.304347826086957">
            <text:p>0.3043478261</text:p>
          </table:table-cell>
          <table:table-cell office:value-type="float" office:value="3.45069565217391">
            <text:p>3.4506956522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3.11521739130435">
            <text:p>3.1152173913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304347826086957">
            <text:p>0.3043478261</text:p>
          </table:table-cell>
          <table:table-cell office:value-type="float" office:value="3.15760869565217">
            <text:p>3.1576086957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3.3995652173913">
            <text:p>3.3995652174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3.51608695652174">
            <text:p>3.5160869565</text:p>
          </table:table-cell>
        </table:table-row>
        <table:table-row table:style-name="ro2" table:visibility="filter">
          <table:table-cell office:value-type="float" office:value="2636">
            <text:p>2636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304347826086957">
            <text:p>0.3043478261</text:p>
          </table:table-cell>
          <table:table-cell office:value-type="float" office:value="3.89043478260869">
            <text:p>3.8904347826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304347826086957">
            <text:p>0.3043478261</text:p>
          </table:table-cell>
          <table:table-cell office:value-type="float" office:value="3.34782608695652">
            <text:p>3.347826087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2.92217391304348">
            <text:p>2.922173913</text:p>
          </table:table-cell>
        </table:table-row>
        <table:table-row table:style-name="ro2" table:visibility="filter">
          <table:table-cell office:value-type="float" office:value="2840">
            <text:p>284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04347826086957">
            <text:p>0.3043478261</text:p>
          </table:table-cell>
          <table:table-cell office:value-type="float" office:value="3.06826086956522">
            <text:p>3.0682608696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04347826086957">
            <text:p>0.3043478261</text:p>
          </table:table-cell>
          <table:table-cell office:value-type="float" office:value="2.71869565217391">
            <text:p>2.7186956522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30379746835443">
            <text:p>0.3037974684</text:p>
          </table:table-cell>
          <table:table-cell office:value-type="float" office:value="3.0246835443038">
            <text:p>3.0246835443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303571428571429">
            <text:p>0.3035714286</text:p>
          </table:table-cell>
          <table:table-cell office:value-type="float" office:value="3.35928571428571">
            <text:p>3.3592857143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03030303030303">
            <text:p>0.303030303</text:p>
          </table:table-cell>
          <table:table-cell office:value-type="float" office:value="2.65636363636364">
            <text:p>2.6563636364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0.303030303030303">
            <text:p>0.303030303</text:p>
          </table:table-cell>
          <table:table-cell office:value-type="float" office:value="2.70590909090909">
            <text:p>2.7059090909</text:p>
          </table:table-cell>
        </table:table-row>
        <table:table-row table:style-name="ro2" table:visibility="filter">
          <table:table-cell office:value-type="float" office:value="2258">
            <text:p>225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303030303030303">
            <text:p>0.303030303</text:p>
          </table:table-cell>
          <table:table-cell office:value-type="float" office:value="3.83424242424242">
            <text:p>3.8342424242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302631578947368">
            <text:p>0.3026315789</text:p>
          </table:table-cell>
          <table:table-cell office:value-type="float" office:value="2.67868421052632">
            <text:p>2.6786842105</text:p>
          </table:table-cell>
        </table:table-row>
        <table:table-row table:style-name="ro2" table:visibility="filter">
          <table:table-cell office:value-type="float" office:value="2615">
            <text:p>261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302325581395349">
            <text:p>0.3023255814</text:p>
          </table:table-cell>
          <table:table-cell office:value-type="float" office:value="3.26162790697674">
            <text:p>3.261627907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301724137931034">
            <text:p>0.3017241379</text:p>
          </table:table-cell>
          <table:table-cell office:value-type="float" office:value="3.15043103448276">
            <text:p>3.1504310345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300751879699248">
            <text:p>0.3007518797</text:p>
          </table:table-cell>
          <table:table-cell office:value-type="float" office:value="2.8984962406015">
            <text:p>2.8984962406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0.300613496932515">
            <text:p>0.3006134969</text:p>
          </table:table-cell>
          <table:table-cell office:value-type="float" office:value="3.31914110429448">
            <text:p>3.3191411043</text:p>
          </table:table-cell>
        </table:table-row>
        <table:table-row table:style-name="ro2" table:visibility="filter">
          <table:table-cell office:value-type="float" office:value="3440">
            <text:p>344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983">
            <text:p>2.983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30036363636364">
            <text:p>3.3003636364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979">
            <text:p>2.979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27741666666667">
            <text:p>3.2774166667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431">
            <text:p>3.431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72625">
            <text:p>2.72625</text:p>
          </table:table-cell>
        </table:table-row>
        <table:table-row table:style-name="ro2" table:visibility="filter">
          <table:table-cell office:value-type="float" office:value="2527">
            <text:p>2527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76866666666667">
            <text:p>2.7686666667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712">
            <text:p>2.712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261375">
            <text:p>3.26137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921">
            <text:p>3.921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737">
            <text:p>373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648">
            <text:p>2.648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253">
            <text:p>3.253</text:p>
          </table:table-cell>
        </table:table-row>
        <table:table-row table:style-name="ro2" table:visibility="filter">
          <table:table-cell office:value-type="float" office:value="2910">
            <text:p>291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311">
            <text:p>2.311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937">
            <text:p>2.937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709">
            <text:p>2.709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526">
            <text:p>2.526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2.913">
            <text:p>2.913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4.116">
            <text:p>4.116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141">
            <text:p>3.141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3.371">
            <text:p>3.371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4.759">
            <text:p>4.759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.638">
            <text:p>2.63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0.299879081015719">
            <text:p>0.299879081</text:p>
          </table:table-cell>
          <table:table-cell office:value-type="float" office:value="3.8069407496977">
            <text:p>3.8069407497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299145299145299">
            <text:p>0.2991452991</text:p>
          </table:table-cell>
          <table:table-cell office:value-type="float" office:value="2.82589743589744">
            <text:p>2.8258974359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297297297297297">
            <text:p>0.2972972973</text:p>
          </table:table-cell>
          <table:table-cell office:value-type="float" office:value="2.87432432432432">
            <text:p>2.8743243243</text:p>
          </table:table-cell>
        </table:table-row>
        <table:table-row table:style-name="ro2" table:visibility="filter">
          <table:table-cell office:value-type="float" office:value="2946">
            <text:p>294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297297297297297">
            <text:p>0.2972972973</text:p>
          </table:table-cell>
          <table:table-cell office:value-type="float" office:value="2.92594594594595">
            <text:p>2.9259459459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0.296969696969697">
            <text:p>0.296969697</text:p>
          </table:table-cell>
          <table:table-cell office:value-type="float" office:value="3.55248484848485">
            <text:p>3.5524848485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296875">
            <text:p>0.296875</text:p>
          </table:table-cell>
          <table:table-cell office:value-type="float" office:value="3.261328125">
            <text:p>3.261328125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96296296296296">
            <text:p>0.2962962963</text:p>
          </table:table-cell>
          <table:table-cell office:value-type="float" office:value="3.2037037037037">
            <text:p>3.2037037037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96296296296296">
            <text:p>0.2962962963</text:p>
          </table:table-cell>
          <table:table-cell office:value-type="float" office:value="3.28851851851852">
            <text:p>3.2885185185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96296296296296">
            <text:p>0.2962962963</text:p>
          </table:table-cell>
          <table:table-cell office:value-type="float" office:value="3.2637037037037">
            <text:p>3.2637037037</text:p>
          </table:table-cell>
        </table:table-row>
        <table:table-row table:style-name="ro2" table:visibility="filter">
          <table:table-cell office:value-type="float" office:value="2651">
            <text:p>265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295918367346939">
            <text:p>0.2959183673</text:p>
          </table:table-cell>
          <table:table-cell office:value-type="float" office:value="3.41061224489796">
            <text:p>3.4106122449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295454545454546">
            <text:p>0.2954545455</text:p>
          </table:table-cell>
          <table:table-cell office:value-type="float" office:value="2.50863636363636">
            <text:p>2.5086363636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295238095238095">
            <text:p>0.2952380952</text:p>
          </table:table-cell>
          <table:table-cell office:value-type="float" office:value="3.34609523809524">
            <text:p>3.3460952381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295081967213115">
            <text:p>0.2950819672</text:p>
          </table:table-cell>
          <table:table-cell office:value-type="float" office:value="2.85459016393443">
            <text:p>2.8545901639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294444444444444">
            <text:p>0.2944444444</text:p>
          </table:table-cell>
          <table:table-cell office:value-type="float" office:value="2.71677777777778">
            <text:p>2.7167777778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3.31352941176471">
            <text:p>3.3135294118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3.22352941176471">
            <text:p>3.2235294118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80676470588235">
            <text:p>2.8067647059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3.42176470588235">
            <text:p>3.4217647059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3.07588235294118">
            <text:p>3.0758823529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3.00617647058824">
            <text:p>3.0061764706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3.44529411764706">
            <text:p>3.4452941176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36764705882353">
            <text:p>2.3676470588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50607843137255">
            <text:p>3.5060784314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78058823529412">
            <text:p>2.7805882353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94117647058824">
            <text:p>0.2941176471</text:p>
          </table:table-cell>
          <table:table-cell office:value-type="float" office:value="3.42882352941176">
            <text:p>3.4288235294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2.84176470588235">
            <text:p>2.8417647059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82647058823529">
            <text:p>2.8264705882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2.70294117647059">
            <text:p>2.7029411765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  <table:table-cell office:value-type="float" office:value="0.293859649122807">
            <text:p>0.2938596491</text:p>
          </table:table-cell>
          <table:table-cell office:value-type="float" office:value="3.35978070175439">
            <text:p>3.3597807018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0.293478260869565">
            <text:p>0.2934782609</text:p>
          </table:table-cell>
          <table:table-cell office:value-type="float" office:value="3.01478260869565">
            <text:p>3.0147826087</text:p>
          </table:table-cell>
        </table:table-row>
        <table:table-row table:style-name="ro2" table:visibility="filter">
          <table:table-cell office:value-type="float" office:value="3487">
            <text:p>348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293333333333333">
            <text:p>0.2933333333</text:p>
          </table:table-cell>
          <table:table-cell office:value-type="float" office:value="2.70666666666667">
            <text:p>2.7066666667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293233082706767">
            <text:p>0.2932330827</text:p>
          </table:table-cell>
          <table:table-cell office:value-type="float" office:value="2.9696992481203">
            <text:p>2.9696992481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0.293103448275862">
            <text:p>0.2931034483</text:p>
          </table:table-cell>
          <table:table-cell office:value-type="float" office:value="3.05508620689655">
            <text:p>3.0550862069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292207792207792">
            <text:p>0.2922077922</text:p>
          </table:table-cell>
          <table:table-cell office:value-type="float" office:value="2.67207792207792">
            <text:p>2.6720779221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0.292181069958848">
            <text:p>0.29218107</text:p>
          </table:table-cell>
          <table:table-cell office:value-type="float" office:value="3.39576131687243">
            <text:p>3.3957613169</text:p>
          </table:table-cell>
        </table:table-row>
        <table:table-row table:style-name="ro2" table:visibility="filter">
          <table:table-cell office:value-type="float" office:value="2153">
            <text:p>215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91666666666667">
            <text:p>0.2916666667</text:p>
          </table:table-cell>
          <table:table-cell office:value-type="float" office:value="3.67208333333333">
            <text:p>3.6720833333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4.60083333333333">
            <text:p>4.6008333333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443125">
            <text:p>2.443125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291666666666667">
            <text:p>0.2916666667</text:p>
          </table:table-cell>
          <table:table-cell office:value-type="float" office:value="2.6225">
            <text:p>2.6225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2.70541666666667">
            <text:p>2.7054166667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29126213592233">
            <text:p>0.2912621359</text:p>
          </table:table-cell>
          <table:table-cell office:value-type="float" office:value="3.32378640776699">
            <text:p>3.3237864078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0.290322580645161">
            <text:p>0.2903225806</text:p>
          </table:table-cell>
          <table:table-cell office:value-type="float" office:value="2.77709677419355">
            <text:p>2.7770967742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3.147">
            <text:p>3.147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289473684210526">
            <text:p>0.2894736842</text:p>
          </table:table-cell>
          <table:table-cell office:value-type="float" office:value="3.65526315789474">
            <text:p>3.6552631579</text:p>
          </table:table-cell>
        </table:table-row>
        <table:table-row table:style-name="ro2" table:visibility="filter">
          <table:table-cell office:value-type="float" office:value="3009">
            <text:p>3009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288888888888889">
            <text:p>0.2888888889</text:p>
          </table:table-cell>
          <table:table-cell office:value-type="float" office:value="2.64688888888889">
            <text:p>2.6468888889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0.288235294117647">
            <text:p>0.2882352941</text:p>
          </table:table-cell>
          <table:table-cell office:value-type="float" office:value="3.27629411764706">
            <text:p>3.2762941176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288135593220339">
            <text:p>0.2881355932</text:p>
          </table:table-cell>
          <table:table-cell office:value-type="float" office:value="3.02881355932203">
            <text:p>3.0288135593</text:p>
          </table:table-cell>
        </table:table-row>
        <table:table-row table:style-name="ro2" table:visibility="filter">
          <table:table-cell office:value-type="float" office:value="2126">
            <text:p>21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2875">
            <text:p>0.2875</text:p>
          </table:table-cell>
          <table:table-cell office:value-type="float" office:value="3.528125">
            <text:p>3.528125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2875">
            <text:p>0.2875</text:p>
          </table:table-cell>
          <table:table-cell office:value-type="float" office:value="3.394625">
            <text:p>3.394625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287234042553191">
            <text:p>0.2872340426</text:p>
          </table:table-cell>
          <table:table-cell office:value-type="float" office:value="2.9818085106383">
            <text:p>2.9818085106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0.287037037037037">
            <text:p>0.287037037</text:p>
          </table:table-cell>
          <table:table-cell office:value-type="float" office:value="3.16805555555556">
            <text:p>3.1680555556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0.28695652173913">
            <text:p>0.2869565217</text:p>
          </table:table-cell>
          <table:table-cell office:value-type="float" office:value="3.14869565217391">
            <text:p>3.1486956522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286885245901639">
            <text:p>0.2868852459</text:p>
          </table:table-cell>
          <table:table-cell office:value-type="float" office:value="3.5155737704918">
            <text:p>3.5155737705</text:p>
          </table:table-cell>
        </table:table-row>
        <table:table-row table:style-name="ro2" table:visibility="filter">
          <table:table-cell office:value-type="float" office:value="2852">
            <text:p>2852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3171428571429">
            <text:p>2.7317142857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59142857142857">
            <text:p>3.591428571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29103896103896">
            <text:p>3.291038961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30571428571429">
            <text:p>3.3057142857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4.28714285714286">
            <text:p>4.2871428571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0785714285714">
            <text:p>3.5078571429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3171428571429">
            <text:p>2.7317142857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50089285714286">
            <text:p>3.5008928571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6367346938775">
            <text:p>2.7636734694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1082967032967">
            <text:p>3.1082967033</text:p>
          </table:table-cell>
        </table:table-row>
        <table:table-row table:style-name="ro2" table:visibility="filter">
          <table:table-cell office:value-type="float" office:value="3663">
            <text:p>366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19190476190476">
            <text:p>3.1919047619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08109243697479">
            <text:p>3.081092437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31428571428571">
            <text:p>3.3142857143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35071428571429">
            <text:p>3.3507142857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915">
            <text:p>2.915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6.38714285714286">
            <text:p>6.3871428571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45081632653061">
            <text:p>3.4508163265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98">
            <text:p>2.798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51333333333333">
            <text:p>2.513333333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01714285714286">
            <text:p>3.0171428571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7904761904762">
            <text:p>2.779047619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73285714285714">
            <text:p>2.7328571429</text:p>
          </table:table-cell>
        </table:table-row>
        <table:table-row table:style-name="ro2" table:visibility="filter">
          <table:table-cell office:value-type="float" office:value="2542">
            <text:p>254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4535714285714">
            <text:p>3.5453571429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05571428571429">
            <text:p>3.0557142857</text:p>
          </table:table-cell>
        </table:table-row>
        <table:table-row table:style-name="ro2" table:visibility="filter">
          <table:table-cell office:value-type="float" office:value="2825">
            <text:p>282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13785714285714">
            <text:p>3.1378571429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53571428571429">
            <text:p>2.5357142857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52795918367347">
            <text:p>3.5279591837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44857142857143">
            <text:p>3.4485714286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06285714285714">
            <text:p>4.0628571429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35428571428571">
            <text:p>3.3542857143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71428571428571">
            <text:p>3.714285714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4.14142857142857">
            <text:p>4.1414285714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51714285714286">
            <text:p>3.5171428571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75571428571429">
            <text:p>2.7557142857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66571428571428">
            <text:p>2.6657142857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82285714285714">
            <text:p>2.8228571429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43785714285714">
            <text:p>3.4378571429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4.08714285714286">
            <text:p>4.0871428571</text:p>
          </table:table-cell>
        </table:table-row>
        <table:table-row table:style-name="ro2" table:visibility="filter">
          <table:table-cell office:value-type="float" office:value="2560">
            <text:p>256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96214285714286">
            <text:p>2.9621428571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83285714285714">
            <text:p>2.8328571429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63257142857143">
            <text:p>3.6325714286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12714285714286">
            <text:p>3.1271428571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15142857142857">
            <text:p>3.1514285714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4.27285714285714">
            <text:p>4.2728571429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01285714285714">
            <text:p>3.0128571429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10714285714286">
            <text:p>3.1071428571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3.08285714285714">
            <text:p>3.0828571429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285714285714286">
            <text:p>0.2857142857</text:p>
          </table:table-cell>
          <table:table-cell office:value-type="float" office:value="3.81857142857143">
            <text:p>3.8185714286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57142857142857">
            <text:p>2.5714285714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40142857142857">
            <text:p>2.4014285714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72571428571429">
            <text:p>3.7257142857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28428571428571">
            <text:p>3.2842857143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2.81571428571429">
            <text:p>2.8157142857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2.86285714285714">
            <text:p>2.8628571429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10857142857143">
            <text:p>3.1085714286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94857142857143">
            <text:p>3.9485714286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3.38857142857143">
            <text:p>3.3885714286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283018867924528">
            <text:p>0.2830188679</text:p>
          </table:table-cell>
          <table:table-cell office:value-type="float" office:value="3.22396226415094">
            <text:p>3.2239622642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0.282758620689655">
            <text:p>0.2827586207</text:p>
          </table:table-cell>
          <table:table-cell office:value-type="float" office:value="3.38062068965517">
            <text:p>3.3806206897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282608695652174">
            <text:p>0.2826086957</text:p>
          </table:table-cell>
          <table:table-cell office:value-type="float" office:value="2.73673913043478">
            <text:p>2.7367391304</text:p>
          </table:table-cell>
        </table:table-row>
        <table:table-row table:style-name="ro2" table:visibility="filter">
          <table:table-cell office:value-type="float" office:value="2087">
            <text:p>208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282352941176471">
            <text:p>0.2823529412</text:p>
          </table:table-cell>
          <table:table-cell office:value-type="float" office:value="2.69717647058824">
            <text:p>2.6971764706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282051282051282">
            <text:p>0.2820512821</text:p>
          </table:table-cell>
          <table:table-cell office:value-type="float" office:value="2.78897435897436">
            <text:p>2.788974359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82051282051282">
            <text:p>0.2820512821</text:p>
          </table:table-cell>
          <table:table-cell office:value-type="float" office:value="3.14974358974359">
            <text:p>3.1497435897</text:p>
          </table:table-cell>
        </table:table-row>
        <table:table-row table:style-name="ro2" table:visibility="filter">
          <table:table-cell office:value-type="float" office:value="2274">
            <text:p>227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282051282051282">
            <text:p>0.2820512821</text:p>
          </table:table-cell>
          <table:table-cell office:value-type="float" office:value="2.65974358974359">
            <text:p>2.6597435897</text:p>
          </table:table-cell>
        </table:table-row>
        <table:table-row table:style-name="ro2" table:visibility="filter">
          <table:table-cell office:value-type="float" office:value="2006">
            <text:p>200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28169014084507">
            <text:p>0.2816901408</text:p>
          </table:table-cell>
          <table:table-cell office:value-type="float" office:value="3.51492957746479">
            <text:p>3.5149295775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0.281437125748503">
            <text:p>0.2814371257</text:p>
          </table:table-cell>
          <table:table-cell office:value-type="float" office:value="3.40694610778443">
            <text:p>3.4069461078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8125">
            <text:p>0.28125</text:p>
          </table:table-cell>
          <table:table-cell office:value-type="float" office:value="3.001875">
            <text:p>3.001875</text:p>
          </table:table-cell>
        </table:table-row>
        <table:table-row table:style-name="ro2" table:visibility="filter">
          <table:table-cell office:value-type="float" office:value="2409">
            <text:p>24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8125">
            <text:p>0.28125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037">
            <text:p>203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2.7668">
            <text:p>2.7668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8">
            <text:p>0.28</text:p>
          </table:table-cell>
          <table:table-cell office:value-type="float" office:value="2.4316">
            <text:p>2.4316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2.6668">
            <text:p>2.6668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3.3416">
            <text:p>3.3416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2.9072">
            <text:p>2.9072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office:value-type="float" office:value="2.5038">
            <text:p>2.5038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8">
            <text:p>0.28</text:p>
          </table:table-cell>
          <table:table-cell office:value-type="float" office:value="3.0744">
            <text:p>3.0744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8">
            <text:p>0.28</text:p>
          </table:table-cell>
          <table:table-cell office:value-type="float" office:value="3.9112">
            <text:p>3.9112</text:p>
          </table:table-cell>
        </table:table-row>
        <table:table-row table:style-name="ro2" table:visibility="filter">
          <table:table-cell office:value-type="float" office:value="2539">
            <text:p>2539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279069767441861">
            <text:p>0.2790697674</text:p>
          </table:table-cell>
          <table:table-cell office:value-type="float" office:value="2.99674418604651">
            <text:p>2.996744186</text:p>
          </table:table-cell>
        </table:table-row>
        <table:table-row table:style-name="ro2" table:visibility="filter">
          <table:table-cell office:value-type="float" office:value="2246">
            <text:p>224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279069767441861">
            <text:p>0.2790697674</text:p>
          </table:table-cell>
          <table:table-cell office:value-type="float" office:value="3.56116279069767">
            <text:p>3.5611627907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0.278761061946903">
            <text:p>0.2787610619</text:p>
          </table:table-cell>
          <table:table-cell office:value-type="float" office:value="3.11632743362832">
            <text:p>3.1163274336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.278481012658228">
            <text:p>0.2784810127</text:p>
          </table:table-cell>
          <table:table-cell office:value-type="float" office:value="4.20151898734177">
            <text:p>4.2015189873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278350515463918">
            <text:p>0.2783505155</text:p>
          </table:table-cell>
          <table:table-cell office:value-type="float" office:value="3.41164948453608">
            <text:p>3.4116494845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float" office:value="0.278195488721804">
            <text:p>0.2781954887</text:p>
          </table:table-cell>
          <table:table-cell office:value-type="float" office:value="3.28864661654135">
            <text:p>3.2886466165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2.67777777777778">
            <text:p>2.6777777778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03603703703704">
            <text:p>3.036037037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56833333333333">
            <text:p>3.5683333333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96055555555556">
            <text:p>3.9605555556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34203703703704">
            <text:p>3.342037037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27638888888889">
            <text:p>3.2763888889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19">
            <text:p>3.19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2.67333333333333">
            <text:p>2.6733333333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3.71">
            <text:p>3.71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3.42888888888889">
            <text:p>3.4288888889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2.64888888888889">
            <text:p>2.6488888889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77777777777778">
            <text:p>0.2777777778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277777777777778">
            <text:p>0.2777777778</text:p>
          </table:table-cell>
          <table:table-cell office:value-type="float" office:value="2.76722222222222">
            <text:p>2.7672222222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20833333333333">
            <text:p>3.2083333333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3.67277777777778">
            <text:p>3.6727777778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277777777777778">
            <text:p>0.2777777778</text:p>
          </table:table-cell>
          <table:table-cell office:value-type="float" office:value="2.56">
            <text:p>2.56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0.277456647398844">
            <text:p>0.2774566474</text:p>
          </table:table-cell>
          <table:table-cell office:value-type="float" office:value="3.20491329479769">
            <text:p>3.2049132948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27741935483871">
            <text:p>0.2774193548</text:p>
          </table:table-cell>
          <table:table-cell office:value-type="float" office:value="3.50877419354839">
            <text:p>3.5087741935</text:p>
          </table:table-cell>
        </table:table-row>
        <table:table-row table:style-name="ro2" table:visibility="filter">
          <table:table-cell office:value-type="float" office:value="2616">
            <text:p>261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276595744680851">
            <text:p>0.2765957447</text:p>
          </table:table-cell>
          <table:table-cell office:value-type="float" office:value="3.435">
            <text:p>3.435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0.276190476190476">
            <text:p>0.2761904762</text:p>
          </table:table-cell>
          <table:table-cell office:value-type="float" office:value="3.28095238095238">
            <text:p>3.280952381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3.18068965517241">
            <text:p>3.1806896552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275862068965517">
            <text:p>0.275862069</text:p>
          </table:table-cell>
          <table:table-cell office:value-type="float" office:value="3.13724137931035">
            <text:p>3.1372413793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3.19379310344828">
            <text:p>3.1937931034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275862068965517">
            <text:p>0.275862069</text:p>
          </table:table-cell>
          <table:table-cell office:value-type="float" office:value="2.89655172413793">
            <text:p>2.8965517241</text:p>
          </table:table-cell>
        </table:table-row>
        <table:table-row table:style-name="ro2" table:visibility="filter">
          <table:table-cell office:value-type="float" office:value="3492">
            <text:p>349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275862068965517">
            <text:p>0.275862069</text:p>
          </table:table-cell>
          <table:table-cell office:value-type="float" office:value="2.57379310344828">
            <text:p>2.5737931034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75862068965517">
            <text:p>0.275862069</text:p>
          </table:table-cell>
          <table:table-cell office:value-type="float" office:value="3.65448275862069">
            <text:p>3.6544827586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3.21379166666667">
            <text:p>3.2137916667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275">
            <text:p>0.275</text:p>
          </table:table-cell>
          <table:table-cell office:value-type="float" office:value="2.779">
            <text:p>2.779</text:p>
          </table:table-cell>
        </table:table-row>
        <table:table-row table:style-name="ro2" table:visibility="filter">
          <table:table-cell office:value-type="float" office:value="2698">
            <text:p>269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274193548387097">
            <text:p>0.2741935484</text:p>
          </table:table-cell>
          <table:table-cell office:value-type="float" office:value="3.27951612903226">
            <text:p>3.279516129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0.273885350318471">
            <text:p>0.2738853503</text:p>
          </table:table-cell>
          <table:table-cell office:value-type="float" office:value="3.80700636942675">
            <text:p>3.8070063694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14181818181818">
            <text:p>3.1418181818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25818181818182">
            <text:p>3.2581818182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72727272727273">
            <text:p>2.7272727273</text:p>
          </table:table-cell>
        </table:table-row>
        <table:table-row table:style-name="ro2" table:visibility="filter">
          <table:table-cell office:value-type="float" office:value="2553">
            <text:p>255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4.59545454545455">
            <text:p>4.5954545455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75181818181818">
            <text:p>3.7518181818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72909090909091">
            <text:p>2.7290909091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60045454545455">
            <text:p>2.6004545455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19393939393939">
            <text:p>3.1939393939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92727272727273">
            <text:p>2.9272727273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4.05454545454546">
            <text:p>4.0545454545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013">
            <text:p>20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86666666666667">
            <text:p>2.8666666667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95136363636364">
            <text:p>2.9513636364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94909090909091">
            <text:p>3.9490909091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91060606060606">
            <text:p>2.9106060606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58818181818182">
            <text:p>2.5881818182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65727272727273">
            <text:p>2.6572727273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41272727272727">
            <text:p>3.4127272727</text:p>
          </table:table-cell>
        </table:table-row>
        <table:table-row table:style-name="ro2" table:visibility="filter">
          <table:table-cell office:value-type="float" office:value="3198">
            <text:p>3198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85060606060606">
            <text:p>2.8506060606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24909090909091">
            <text:p>3.2490909091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3.14090909090909">
            <text:p>3.1409090909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2.44636363636364">
            <text:p>2.4463636364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272727272727273">
            <text:p>0.2727272727</text:p>
          </table:table-cell>
          <table:table-cell office:value-type="float" office:value="3.24818181818182">
            <text:p>3.2481818182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4.14">
            <text:p>4.14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272727272727273">
            <text:p>0.2727272727</text:p>
          </table:table-cell>
          <table:table-cell office:value-type="float" office:value="4.95181818181818">
            <text:p>4.9518181818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5.01818181818182">
            <text:p>5.0181818182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2.80818181818182">
            <text:p>2.8081818182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0.272222222222222">
            <text:p>0.2722222222</text:p>
          </table:table-cell>
          <table:table-cell office:value-type="float" office:value="3.09055555555556">
            <text:p>3.0905555556</text:p>
          </table:table-cell>
        </table:table-row>
        <table:table-row table:style-name="ro2" table:visibility="filter">
          <table:table-cell office:value-type="float" office:value="2244">
            <text:p>224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270588235294118">
            <text:p>0.2705882353</text:p>
          </table:table-cell>
          <table:table-cell office:value-type="float" office:value="3.41505882352941">
            <text:p>3.4150588235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0.27027027027027">
            <text:p>0.2702702703</text:p>
          </table:table-cell>
          <table:table-cell office:value-type="float" office:value="2.98954954954955">
            <text:p>2.9895495495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269230769230769">
            <text:p>0.2692307692</text:p>
          </table:table-cell>
          <table:table-cell office:value-type="float" office:value="3.32192307692308">
            <text:p>3.3219230769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269230769230769">
            <text:p>0.2692307692</text:p>
          </table:table-cell>
          <table:table-cell office:value-type="float" office:value="3.94076923076923">
            <text:p>3.9407692308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269230769230769">
            <text:p>0.2692307692</text:p>
          </table:table-cell>
          <table:table-cell office:value-type="float" office:value="2.71423076923077">
            <text:p>2.7142307692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269230769230769">
            <text:p>0.2692307692</text:p>
          </table:table-cell>
          <table:table-cell office:value-type="float" office:value="2.57769230769231">
            <text:p>2.5776923077</text:p>
          </table:table-cell>
        </table:table-row>
        <table:table-row table:style-name="ro2" table:visibility="filter">
          <table:table-cell office:value-type="float" office:value="2338">
            <text:p>233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26865671641791">
            <text:p>0.2686567164</text:p>
          </table:table-cell>
          <table:table-cell office:value-type="float" office:value="3.07985074626866">
            <text:p>3.0798507463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268292682926829">
            <text:p>0.2682926829</text:p>
          </table:table-cell>
          <table:table-cell office:value-type="float" office:value="2.76365853658537">
            <text:p>2.7636585366</text:p>
          </table:table-cell>
        </table:table-row>
        <table:table-row table:style-name="ro2" table:visibility="filter">
          <table:table-cell office:value-type="float" office:value="3354">
            <text:p>335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267605633802817">
            <text:p>0.2676056338</text:p>
          </table:table-cell>
          <table:table-cell office:value-type="float" office:value="4.37901408450704">
            <text:p>4.3790140845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3.04466666666667">
            <text:p>3.0446666667</text:p>
          </table:table-cell>
        </table:table-row>
        <table:table-row table:style-name="ro2" table:visibility="filter">
          <table:table-cell office:value-type="float" office:value="3392">
            <text:p>339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4.56933333333333">
            <text:p>4.5693333333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3.49266666666667">
            <text:p>3.4926666667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79533333333333">
            <text:p>2.795333333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3.52133333333333">
            <text:p>3.5213333333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732">
            <text:p>2.732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642">
            <text:p>2.642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3.20466666666667">
            <text:p>3.2046666667</text:p>
          </table:table-cell>
        </table:table-row>
        <table:table-row table:style-name="ro2" table:visibility="filter">
          <table:table-cell office:value-type="float" office:value="2998">
            <text:p>299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2.844">
            <text:p>2.844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40233333333333">
            <text:p>3.402333333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266666666666667">
            <text:p>0.2666666667</text:p>
          </table:table-cell>
          <table:table-cell office:value-type="float" office:value="3.21333333333333">
            <text:p>3.2133333333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4.298">
            <text:p>4.298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3.38266666666667">
            <text:p>3.3826666667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78266666666667">
            <text:p>2.7826666667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3.49333333333333">
            <text:p>3.493333333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66666666666667">
            <text:p>0.2666666667</text:p>
          </table:table-cell>
          <table:table-cell office:value-type="float" office:value="2.73866666666667">
            <text:p>2.7386666667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0.26605504587156">
            <text:p>0.2660550459</text:p>
          </table:table-cell>
          <table:table-cell office:value-type="float" office:value="3.48623853211009">
            <text:p>3.4862385321</text:p>
          </table:table-cell>
        </table:table-row>
        <table:table-row table:style-name="ro2" table:visibility="filter">
          <table:table-cell office:value-type="float" office:value="2497">
            <text:p>249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265957446808511">
            <text:p>0.2659574468</text:p>
          </table:table-cell>
          <table:table-cell office:value-type="float" office:value="3.05670212765957">
            <text:p>3.0567021277</text:p>
          </table:table-cell>
        </table:table-row>
        <table:table-row table:style-name="ro2" table:visibility="filter">
          <table:table-cell office:value-type="float" office:value="2155">
            <text:p>215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265060240963855">
            <text:p>0.265060241</text:p>
          </table:table-cell>
          <table:table-cell office:value-type="float" office:value="3.69686746987952">
            <text:p>3.6968674699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3.29117647058824">
            <text:p>3.2911764706</text:p>
          </table:table-cell>
        </table:table-row>
        <table:table-row table:style-name="ro2" table:visibility="filter">
          <table:table-cell office:value-type="float" office:value="3738">
            <text:p>373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2.63441176470588">
            <text:p>2.6344117647</text:p>
          </table:table-cell>
        </table:table-row>
        <table:table-row table:style-name="ro2" table:visibility="filter">
          <table:table-cell office:value-type="float" office:value="2231">
            <text:p>223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3.80205882352941">
            <text:p>3.8020588235</text:p>
          </table:table-cell>
        </table:table-row>
        <table:table-row table:style-name="ro2" table:visibility="filter">
          <table:table-cell office:value-type="float" office:value="2236">
            <text:p>22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3.04176470588235">
            <text:p>3.0417647059</text:p>
          </table:table-cell>
        </table:table-row>
        <table:table-row table:style-name="ro2" table:visibility="filter">
          <table:table-cell office:value-type="float" office:value="2088">
            <text:p>208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264705882352941">
            <text:p>0.2647058824</text:p>
          </table:table-cell>
          <table:table-cell office:value-type="float" office:value="3.17676470588235">
            <text:p>3.1767647059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264705882352941">
            <text:p>0.2647058824</text:p>
          </table:table-cell>
          <table:table-cell office:value-type="float" office:value="3.78352941176471">
            <text:p>3.7835294118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0.264423076923077">
            <text:p>0.2644230769</text:p>
          </table:table-cell>
          <table:table-cell office:value-type="float" office:value="3.17745192307692">
            <text:p>3.1774519231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264">
            <text:p>0.264</text:p>
          </table:table-cell>
          <table:table-cell office:value-type="float" office:value="3.40848">
            <text:p>3.40848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263636363636364">
            <text:p>0.2636363636</text:p>
          </table:table-cell>
          <table:table-cell office:value-type="float" office:value="3.21572727272727">
            <text:p>3.2157272727</text:p>
          </table:table-cell>
        </table:table-row>
        <table:table-row table:style-name="ro2" table:visibility="filter">
          <table:table-cell office:value-type="float" office:value="2554">
            <text:p>255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3.50118421052632">
            <text:p>3.5011842105</text:p>
          </table:table-cell>
        </table:table-row>
        <table:table-row table:style-name="ro2" table:visibility="filter">
          <table:table-cell office:value-type="float" office:value="3325">
            <text:p>332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263157894736842">
            <text:p>0.2631578947</text:p>
          </table:table-cell>
          <table:table-cell office:value-type="float" office:value="4.41684210526316">
            <text:p>4.416842105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2.87070175438596">
            <text:p>2.8707017544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11026315789474">
            <text:p>3.1102631579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73368421052632">
            <text:p>3.7336842105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99263157894737">
            <text:p>3.9926315789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263157894736842">
            <text:p>0.2631578947</text:p>
          </table:table-cell>
          <table:table-cell office:value-type="float" office:value="2.70868421052632">
            <text:p>2.708684210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33894736842105">
            <text:p>3.3389473684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3.55368421052632">
            <text:p>3.5536842105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0.262295081967213">
            <text:p>0.262295082</text:p>
          </table:table-cell>
          <table:table-cell office:value-type="float" office:value="3.57601092896175">
            <text:p>3.576010929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0.261980830670926">
            <text:p>0.2619808307</text:p>
          </table:table-cell>
          <table:table-cell office:value-type="float" office:value="3.97466453674122">
            <text:p>3.9746645367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261904761904762">
            <text:p>0.2619047619</text:p>
          </table:table-cell>
          <table:table-cell office:value-type="float" office:value="3.57761904761905">
            <text:p>3.5776190476</text:p>
          </table:table-cell>
        </table:table-row>
        <table:table-row table:style-name="ro2" table:visibility="filter">
          <table:table-cell office:value-type="float" office:value="2540">
            <text:p>254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261904761904762">
            <text:p>0.2619047619</text:p>
          </table:table-cell>
          <table:table-cell office:value-type="float" office:value="2.8552380952381">
            <text:p>2.8552380952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261904761904762">
            <text:p>0.2619047619</text:p>
          </table:table-cell>
          <table:table-cell office:value-type="float" office:value="3.07650793650794">
            <text:p>3.0765079365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0.261194029850746">
            <text:p>0.2611940299</text:p>
          </table:table-cell>
          <table:table-cell office:value-type="float" office:value="3.37582089552239">
            <text:p>3.3758208955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3.565">
            <text:p>3.56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260869565217391">
            <text:p>0.2608695652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2207">
            <text:p>220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60869565217391">
            <text:p>0.2608695652</text:p>
          </table:table-cell>
          <table:table-cell office:value-type="float" office:value="3.4704347826087">
            <text:p>3.4704347826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26027397260274">
            <text:p>0.2602739726</text:p>
          </table:table-cell>
          <table:table-cell office:value-type="float" office:value="3.21904109589041">
            <text:p>3.2190410959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59259259259259">
            <text:p>0.2592592593</text:p>
          </table:table-cell>
          <table:table-cell office:value-type="float" office:value="3.55148148148148">
            <text:p>3.5514814815</text:p>
          </table:table-cell>
        </table:table-row>
        <table:table-row table:style-name="ro2" table:visibility="filter">
          <table:table-cell office:value-type="float" office:value="3385">
            <text:p>338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4.27740740740741">
            <text:p>4.2774074074</text:p>
          </table:table-cell>
        </table:table-row>
        <table:table-row table:style-name="ro2" table:visibility="filter">
          <table:table-cell office:value-type="float" office:value="2027">
            <text:p>20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59259259259259">
            <text:p>0.2592592593</text:p>
          </table:table-cell>
          <table:table-cell office:value-type="float" office:value="3.54222222222222">
            <text:p>3.5422222222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258620689655172">
            <text:p>0.2586206897</text:p>
          </table:table-cell>
          <table:table-cell office:value-type="float" office:value="3.74241379310345">
            <text:p>3.7424137931</text:p>
          </table:table-cell>
        </table:table-row>
        <table:table-row table:style-name="ro2" table:visibility="filter">
          <table:table-cell office:value-type="float" office:value="2573">
            <text:p>257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258620689655172">
            <text:p>0.2586206897</text:p>
          </table:table-cell>
          <table:table-cell office:value-type="float" office:value="3.09948275862069">
            <text:p>3.0994827586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0.258064516129032">
            <text:p>0.2580645161</text:p>
          </table:table-cell>
          <table:table-cell office:value-type="float" office:value="3.4215668202765">
            <text:p>3.4215668203</text:p>
          </table:table-cell>
        </table:table-row>
        <table:table-row table:style-name="ro2" table:visibility="filter">
          <table:table-cell office:value-type="float" office:value="2685">
            <text:p>268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58064516129032">
            <text:p>0.2580645161</text:p>
          </table:table-cell>
          <table:table-cell office:value-type="float" office:value="3.58645161290323">
            <text:p>3.5864516129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258064516129032">
            <text:p>0.2580645161</text:p>
          </table:table-cell>
          <table:table-cell office:value-type="float" office:value="2.81032258064516">
            <text:p>2.8103225806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258064516129032">
            <text:p>0.2580645161</text:p>
          </table:table-cell>
          <table:table-cell office:value-type="float" office:value="3.28903225806452">
            <text:p>3.2890322581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257731958762887">
            <text:p>0.2577319588</text:p>
          </table:table-cell>
          <table:table-cell office:value-type="float" office:value="3.01577319587629">
            <text:p>3.0157731959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257142857142857">
            <text:p>0.2571428571</text:p>
          </table:table-cell>
          <table:table-cell office:value-type="float" office:value="3.43614285714286">
            <text:p>3.4361428571</text:p>
          </table:table-cell>
        </table:table-row>
        <table:table-row table:style-name="ro2" table:visibility="filter">
          <table:table-cell office:value-type="float" office:value="2260">
            <text:p>226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57142857142857">
            <text:p>0.2571428571</text:p>
          </table:table-cell>
          <table:table-cell office:value-type="float" office:value="3.75085714285714">
            <text:p>3.7508571429</text:p>
          </table:table-cell>
        </table:table-row>
        <table:table-row table:style-name="ro2" table:visibility="filter">
          <table:table-cell office:value-type="float" office:value="2259">
            <text:p>225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56410256410256">
            <text:p>0.2564102564</text:p>
          </table:table-cell>
          <table:table-cell office:value-type="float" office:value="3.73641025641026">
            <text:p>3.7364102564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256410256410256">
            <text:p>0.2564102564</text:p>
          </table:table-cell>
          <table:table-cell office:value-type="float" office:value="2.98666666666667">
            <text:p>2.9866666667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  <table:table-cell office:value-type="float" office:value="0.25629290617849">
            <text:p>0.2562929062</text:p>
          </table:table-cell>
          <table:table-cell office:value-type="float" office:value="3.99631578947368">
            <text:p>3.9963157895</text:p>
          </table:table-cell>
        </table:table-row>
        <table:table-row table:style-name="ro2" table:visibility="filter">
          <table:table-cell office:value-type="float" office:value="2473">
            <text:p>247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255813953488372">
            <text:p>0.2558139535</text:p>
          </table:table-cell>
          <table:table-cell office:value-type="float" office:value="3.52255813953488">
            <text:p>3.5225581395</text:p>
          </table:table-cell>
        </table:table-row>
        <table:table-row table:style-name="ro2" table:visibility="filter">
          <table:table-cell office:value-type="float" office:value="3380">
            <text:p>3380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25531914893617">
            <text:p>0.2553191489</text:p>
          </table:table-cell>
          <table:table-cell office:value-type="float" office:value="4.4813829787234">
            <text:p>4.4813829787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254545454545454">
            <text:p>0.2545454545</text:p>
          </table:table-cell>
          <table:table-cell office:value-type="float" office:value="2.86727272727273">
            <text:p>2.8672727273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0.254054054054054">
            <text:p>0.2540540541</text:p>
          </table:table-cell>
          <table:table-cell office:value-type="float" office:value="3.89315315315315">
            <text:p>3.8931531532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253731343283582">
            <text:p>0.2537313433</text:p>
          </table:table-cell>
          <table:table-cell office:value-type="float" office:value="3.62626865671642">
            <text:p>3.6262686567</text:p>
          </table:table-cell>
        </table:table-row>
        <table:table-row table:style-name="ro2" table:visibility="filter">
          <table:table-cell office:value-type="float" office:value="3866">
            <text:p>3866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253731343283582">
            <text:p>0.2537313433</text:p>
          </table:table-cell>
          <table:table-cell office:value-type="float" office:value="3.26014925373134">
            <text:p>3.2601492537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0.253061224489796">
            <text:p>0.2530612245</text:p>
          </table:table-cell>
          <table:table-cell office:value-type="float" office:value="3.35057142857143">
            <text:p>3.3505714286</text:p>
          </table:table-cell>
        </table:table-row>
        <table:table-row table:style-name="ro2" table:visibility="filter">
          <table:table-cell office:value-type="float" office:value="2337">
            <text:p>2337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253012048192771">
            <text:p>0.2530120482</text:p>
          </table:table-cell>
          <table:table-cell office:value-type="float" office:value="2.93722891566265">
            <text:p>2.9372289157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3625">
            <text:p>3.5362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825">
            <text:p>2.682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4.9425">
            <text:p>4.9425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041935483871">
            <text:p>3.3041935484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1416666666667">
            <text:p>2.9141666667</text:p>
          </table:table-cell>
        </table:table-row>
        <table:table-row table:style-name="ro2" table:visibility="filter">
          <table:table-cell office:value-type="float" office:value="2662">
            <text:p>266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8607142857143">
            <text:p>2.7860714286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4854166666667">
            <text:p>2.8485416667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7277777777778">
            <text:p>3.2727777778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421875">
            <text:p>2.6421875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2928571428571">
            <text:p>2.8292857143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275">
            <text:p>2.9275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6083333333333">
            <text:p>2.8608333333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35">
            <text:p>2.935</text:p>
          </table:table-cell>
        </table:table-row>
        <table:table-row table:style-name="ro2" table:visibility="filter">
          <table:table-cell office:value-type="float" office:value="2134">
            <text:p>21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8653846153846">
            <text:p>3.8865384615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4875">
            <text:p>3.24875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295">
            <text:p>3.295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075">
            <text:p>3.207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775">
            <text:p>3.5775</text:p>
          </table:table-cell>
        </table:table-row>
        <table:table-row table:style-name="ro2" table:visibility="filter">
          <table:table-cell office:value-type="float" office:value="3116">
            <text:p>31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84">
            <text:p>3.58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17125">
            <text:p>2.17125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625">
            <text:p>2.9625</text:p>
          </table:table-cell>
        </table:table-row>
        <table:table-row table:style-name="ro2" table:visibility="filter">
          <table:table-cell office:value-type="float" office:value="2937">
            <text:p>293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7892857142857">
            <text:p>2.5789285714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73125">
            <text:p>3.7312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185">
            <text:p>3.5185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2">
            <text:p>3.3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21875">
            <text:p>3.321875</text:p>
          </table:table-cell>
        </table:table-row>
        <table:table-row table:style-name="ro2" table:visibility="filter">
          <table:table-cell office:value-type="float" office:value="2247">
            <text:p>224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4095238095238">
            <text:p>3.340952381</text:p>
          </table:table-cell>
        </table:table-row>
        <table:table-row table:style-name="ro2" table:visibility="filter">
          <table:table-cell office:value-type="float" office:value="2550">
            <text:p>255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1583333333333">
            <text:p>2.4158333333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1875">
            <text:p>2.9187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17">
            <text:p>2.817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77">
            <text:p>4.77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2.81068181818182">
            <text:p>2.8106818182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005">
            <text:p>4.005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15">
            <text:p>2.915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2325">
            <text:p>4.232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85">
            <text:p>2.985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225">
            <text:p>2.4225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075">
            <text:p>2.7075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625">
            <text:p>3.5625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075">
            <text:p>3.4075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105">
            <text:p>5.105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125">
            <text:p>3.1125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325">
            <text:p>2.732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5125">
            <text:p>3.5125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28833333333333">
            <text:p>3.2883333333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015">
            <text:p>3.01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9571428571429">
            <text:p>2.8957142857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94">
            <text:p>3.094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15">
            <text:p>3.315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3035714285714">
            <text:p>2.6303571429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075">
            <text:p>3.30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5.5125">
            <text:p>5.5125</text:p>
          </table:table-cell>
        </table:table-row>
        <table:table-row table:style-name="ro2" table:visibility="filter">
          <table:table-cell office:value-type="float" office:value="3320">
            <text:p>33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9775">
            <text:p>4.9775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79">
            <text:p>4.79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525">
            <text:p>3.3525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65666666666667">
            <text:p>4.6566666667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4.17166666666667">
            <text:p>4.1716666667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97333333333333">
            <text:p>3.9733333333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09875">
            <text:p>3.09875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6333333333333">
            <text:p>3.5633333333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50875">
            <text:p>2.50875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925">
            <text:p>3.3925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70625">
            <text:p>2.87062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5.43375">
            <text:p>5.4337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295">
            <text:p>3.295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45">
            <text:p>3.445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5583333333333">
            <text:p>3.1558333333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9333333333333">
            <text:p>2.493333333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45">
            <text:p>2.745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2725">
            <text:p>3.2725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2416666666667">
            <text:p>2.7241666667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425">
            <text:p>2.842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7.4375">
            <text:p>7.4375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7.4525">
            <text:p>7.452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4525">
            <text:p>4.452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5.2475">
            <text:p>5.2475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625">
            <text:p>2.8625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13625">
            <text:p>4.1362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7">
            <text:p>3.57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7.4925">
            <text:p>7.4925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95">
            <text:p>3.9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425">
            <text:p>2.8425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325">
            <text:p>2.4325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5675">
            <text:p>3.5675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075">
            <text:p>3.1075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1875">
            <text:p>3.31875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15375">
            <text:p>3.1537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7825">
            <text:p>3.782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4.625">
            <text:p>4.625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8925">
            <text:p>2.892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625">
            <text:p>3.362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38375">
            <text:p>3.38375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65">
            <text:p>2.56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45">
            <text:p>3.145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675">
            <text:p>2.675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4.1375">
            <text:p>4.1375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4075">
            <text:p>2.4075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91">
            <text:p>2.91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1425">
            <text:p>3.1425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5.0275">
            <text:p>5.0275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51375">
            <text:p>3.51375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8325">
            <text:p>3.8325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65833333333333">
            <text:p>2.6583333333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7625">
            <text:p>2.7625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575">
            <text:p>3.1575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6675">
            <text:p>3.6675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02">
            <text:p>4.02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6575">
            <text:p>5.6575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455">
            <text:p>3.455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5.1825">
            <text:p>5.1825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325">
            <text:p>3.2325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18">
            <text:p>3.18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5.91">
            <text:p>5.91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21">
            <text:p>3.21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4.39916666666667">
            <text:p>4.3991666667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495">
            <text:p>2.49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025">
            <text:p>3.302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2393">
            <text:p>239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3.0725">
            <text:p>3.0725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3.605">
            <text:p>3.60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.8775">
            <text:p>2.8775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925">
            <text:p>2.925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2.5325">
            <text:p>2.5325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.247933884297521">
            <text:p>0.2479338843</text:p>
          </table:table-cell>
          <table:table-cell office:value-type="float" office:value="3.22322314049587">
            <text:p>3.2232231405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0.247787610619469">
            <text:p>0.2477876106</text:p>
          </table:table-cell>
          <table:table-cell office:value-type="float" office:value="3.29592920353982">
            <text:p>3.2959292035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0.247474747474747">
            <text:p>0.2474747475</text:p>
          </table:table-cell>
          <table:table-cell office:value-type="float" office:value="3.58090909090909">
            <text:p>3.5809090909</text:p>
          </table:table-cell>
        </table:table-row>
        <table:table-row table:style-name="ro2" table:visibility="filter">
          <table:table-cell office:value-type="float" office:value="2608">
            <text:p>260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247422680412371">
            <text:p>0.2474226804</text:p>
          </table:table-cell>
          <table:table-cell office:value-type="float" office:value="3.24731958762887">
            <text:p>3.2473195876</text:p>
          </table:table-cell>
        </table:table-row>
        <table:table-row table:style-name="ro2" table:visibility="filter">
          <table:table-cell office:value-type="float" office:value="2332">
            <text:p>233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245614035087719">
            <text:p>0.2456140351</text:p>
          </table:table-cell>
          <table:table-cell office:value-type="float" office:value="2.5880701754386">
            <text:p>2.5880701754</text:p>
          </table:table-cell>
        </table:table-row>
        <table:table-row table:style-name="ro2" table:visibility="filter">
          <table:table-cell office:value-type="float" office:value="2127">
            <text:p>212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24468085106383">
            <text:p>0.2446808511</text:p>
          </table:table-cell>
          <table:table-cell office:value-type="float" office:value="3.6831914893617">
            <text:p>3.6831914894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244444444444444">
            <text:p>0.2444444444</text:p>
          </table:table-cell>
          <table:table-cell office:value-type="float" office:value="3.12822222222222">
            <text:p>3.1282222222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244444444444444">
            <text:p>0.2444444444</text:p>
          </table:table-cell>
          <table:table-cell office:value-type="float" office:value="3.23711111111111">
            <text:p>3.237111111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0.24390243902439">
            <text:p>0.243902439</text:p>
          </table:table-cell>
          <table:table-cell office:value-type="float" office:value="3.45195121951219">
            <text:p>3.4519512195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243243243243243">
            <text:p>0.2432432432</text:p>
          </table:table-cell>
          <table:table-cell office:value-type="float" office:value="3.23837837837838">
            <text:p>3.2383783784</text:p>
          </table:table-cell>
        </table:table-row>
        <table:table-row table:style-name="ro2" table:visibility="filter">
          <table:table-cell office:value-type="float" office:value="3381">
            <text:p>338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242424242424242">
            <text:p>0.2424242424</text:p>
          </table:table-cell>
          <table:table-cell office:value-type="float" office:value="4.51848484848485">
            <text:p>4.5184848485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242424242424242">
            <text:p>0.2424242424</text:p>
          </table:table-cell>
          <table:table-cell office:value-type="float" office:value="2.83818181818182">
            <text:p>2.8381818182</text:p>
          </table:table-cell>
        </table:table-row>
        <table:table-row table:style-name="ro2" table:visibility="filter">
          <table:table-cell office:value-type="float" office:value="2719">
            <text:p>271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241935483870968">
            <text:p>0.2419354839</text:p>
          </table:table-cell>
          <table:table-cell office:value-type="float" office:value="3.55838709677419">
            <text:p>3.5583870968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241666666666667">
            <text:p>0.2416666667</text:p>
          </table:table-cell>
          <table:table-cell office:value-type="float" office:value="3.19408333333333">
            <text:p>3.1940833333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41379310344828">
            <text:p>0.2413793103</text:p>
          </table:table-cell>
          <table:table-cell office:value-type="float" office:value="3.19344827586207">
            <text:p>3.1934482759</text:p>
          </table:table-cell>
        </table:table-row>
        <table:table-row table:style-name="ro2" table:visibility="filter">
          <table:table-cell office:value-type="float" office:value="2543">
            <text:p>254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241379310344828">
            <text:p>0.2413793103</text:p>
          </table:table-cell>
          <table:table-cell office:value-type="float" office:value="3.68448275862069">
            <text:p>3.6844827586</text:p>
          </table:table-cell>
        </table:table-row>
        <table:table-row table:style-name="ro2" table:visibility="filter">
          <table:table-cell office:value-type="float" office:value="2984">
            <text:p>298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241379310344828">
            <text:p>0.2413793103</text:p>
          </table:table-cell>
          <table:table-cell office:value-type="float" office:value="2.69275862068966">
            <text:p>2.6927586207</text:p>
          </table:table-cell>
        </table:table-row>
        <table:table-row table:style-name="ro2" table:visibility="filter">
          <table:table-cell office:value-type="float" office:value="2981">
            <text:p>298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241379310344828">
            <text:p>0.2413793103</text:p>
          </table:table-cell>
          <table:table-cell office:value-type="float" office:value="2.99896551724138">
            <text:p>2.9989655172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float" office:value="0.24031007751938">
            <text:p>0.2403100775</text:p>
          </table:table-cell>
          <table:table-cell office:value-type="float" office:value="4.27627906976744">
            <text:p>4.2762790698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3.6612">
            <text:p>3.6612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  <table:table-cell office:value-type="float" office:value="4.84">
            <text:p>4.84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4">
            <text:p>0.24</text:p>
          </table:table-cell>
          <table:table-cell office:value-type="float" office:value="3.7112">
            <text:p>3.7112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0.239669421487603">
            <text:p>0.2396694215</text:p>
          </table:table-cell>
          <table:table-cell office:value-type="float" office:value="3.58677685950413">
            <text:p>3.5867768595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0.238532110091743">
            <text:p>0.2385321101</text:p>
          </table:table-cell>
          <table:table-cell office:value-type="float" office:value="3.08211009174312">
            <text:p>3.0821100917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238095238095238">
            <text:p>0.2380952381</text:p>
          </table:table-cell>
          <table:table-cell office:value-type="float" office:value="3.68095238095238">
            <text:p>3.680952381</text:p>
          </table:table-cell>
        </table:table-row>
        <table:table-row table:style-name="ro2" table:visibility="filter">
          <table:table-cell office:value-type="float" office:value="1988">
            <text:p>198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238095238095238">
            <text:p>0.2380952381</text:p>
          </table:table-cell>
          <table:table-cell office:value-type="float" office:value="3.72904761904762">
            <text:p>3.729047619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38095238095238">
            <text:p>0.2380952381</text:p>
          </table:table-cell>
          <table:table-cell office:value-type="float" office:value="2.42523809523809">
            <text:p>2.4252380952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38095238095238">
            <text:p>0.2380952381</text:p>
          </table:table-cell>
          <table:table-cell office:value-type="float" office:value="3.12619047619048">
            <text:p>3.1261904762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237410071942446">
            <text:p>0.2374100719</text:p>
          </table:table-cell>
          <table:table-cell office:value-type="float" office:value="3.40719424460432">
            <text:p>3.4071942446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2.58529411764706">
            <text:p>2.5852941176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35294117647059">
            <text:p>0.2352941176</text:p>
          </table:table-cell>
          <table:table-cell office:value-type="float" office:value="2.83882352941177">
            <text:p>2.8388235294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2.77235294117647">
            <text:p>2.7723529412</text:p>
          </table:table-cell>
        </table:table-row>
        <table:table-row table:style-name="ro2" table:visibility="filter">
          <table:table-cell office:value-type="float" office:value="2632">
            <text:p>263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54705882352941">
            <text:p>3.5470588235</text:p>
          </table:table-cell>
        </table:table-row>
        <table:table-row table:style-name="ro2" table:visibility="filter">
          <table:table-cell office:value-type="float" office:value="1991">
            <text:p>199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83764705882353">
            <text:p>3.8376470588</text:p>
          </table:table-cell>
        </table:table-row>
        <table:table-row table:style-name="ro2" table:visibility="filter">
          <table:table-cell office:value-type="float" office:value="3329">
            <text:p>332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4.64">
            <text:p>4.64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235294117647059">
            <text:p>0.2352941176</text:p>
          </table:table-cell>
          <table:table-cell office:value-type="float" office:value="3.24294117647059">
            <text:p>3.2429411765</text:p>
          </table:table-cell>
        </table:table-row>
        <table:table-row table:style-name="ro2" table:visibility="filter">
          <table:table-cell office:value-type="float" office:value="3043">
            <text:p>30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3.25470588235294">
            <text:p>3.2547058824</text:p>
          </table:table-cell>
        </table:table-row>
        <table:table-row table:style-name="ro2" table:visibility="filter">
          <table:table-cell office:value-type="float" office:value="2141">
            <text:p>214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27355555555555">
            <text:p>3.2735555556</text:p>
          </table:table-cell>
        </table:table-row>
        <table:table-row table:style-name="ro2" table:visibility="filter">
          <table:table-cell office:value-type="float" office:value="2273">
            <text:p>227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233333333333333">
            <text:p>0.2333333333</text:p>
          </table:table-cell>
          <table:table-cell office:value-type="float" office:value="3.663">
            <text:p>3.663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0.232758620689655">
            <text:p>0.2327586207</text:p>
          </table:table-cell>
          <table:table-cell office:value-type="float" office:value="3.49439655172414">
            <text:p>3.4943965517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0.231481481481481">
            <text:p>0.2314814815</text:p>
          </table:table-cell>
          <table:table-cell office:value-type="float" office:value="3.39935185185185">
            <text:p>3.3993518519</text:p>
          </table:table-cell>
        </table:table-row>
        <table:table-row table:style-name="ro2" table:visibility="filter">
          <table:table-cell office:value-type="float" office:value="1959">
            <text:p>195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91730769230769">
            <text:p>2.9173076923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67230769230769">
            <text:p>2.6723076923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3.20230769230769">
            <text:p>3.2023076923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2125641025641">
            <text:p>3.2125641026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3.92846153846154">
            <text:p>3.9284615385</text:p>
          </table:table-cell>
        </table:table-row>
        <table:table-row table:style-name="ro2" table:visibility="filter">
          <table:table-cell office:value-type="float" office:value="2637">
            <text:p>26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90153846153846">
            <text:p>3.901538461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4.57230769230769">
            <text:p>4.5723076923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78692307692308">
            <text:p>2.7869230769</text:p>
          </table:table-cell>
        </table:table-row>
        <table:table-row table:style-name="ro2" table:visibility="filter">
          <table:table-cell office:value-type="float" office:value="2915">
            <text:p>29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2.66461538461539">
            <text:p>2.6646153846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3.42307692307692">
            <text:p>3.4230769231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63846153846154">
            <text:p>2.6384615385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3.55384615384615">
            <text:p>3.5538461538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230769230769231">
            <text:p>0.2307692308</text:p>
          </table:table-cell>
          <table:table-cell office:value-type="float" office:value="3.37">
            <text:p>3.37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73923076923077">
            <text:p>2.7392307692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3.23769230769231">
            <text:p>3.2376923077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2.36846153846154">
            <text:p>2.3684615385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4.68769230769231">
            <text:p>4.6876923077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230769230769231">
            <text:p>0.2307692308</text:p>
          </table:table-cell>
          <table:table-cell office:value-type="float" office:value="3.91153846153846">
            <text:p>3.9115384615</text:p>
          </table:table-cell>
        </table:table-row>
        <table:table-row table:style-name="ro2" table:visibility="filter">
          <table:table-cell office:value-type="float" office:value="2110">
            <text:p>211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229885057471264">
            <text:p>0.2298850575</text:p>
          </table:table-cell>
          <table:table-cell office:value-type="float" office:value="3.3048275862069">
            <text:p>3.3048275862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229166666666667">
            <text:p>0.2291666667</text:p>
          </table:table-cell>
          <table:table-cell office:value-type="float" office:value="3.140625">
            <text:p>3.140625</text:p>
          </table:table-cell>
        </table:table-row>
        <table:table-row table:style-name="ro2" table:visibility="filter">
          <table:table-cell office:value-type="float" office:value="2537">
            <text:p>253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28571428571429">
            <text:p>0.2285714286</text:p>
          </table:table-cell>
          <table:table-cell office:value-type="float" office:value="3.70885714285714">
            <text:p>3.7088571429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224489795918367">
            <text:p>0.2244897959</text:p>
          </table:table-cell>
          <table:table-cell office:value-type="float" office:value="3.58224489795918">
            <text:p>3.582244898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223529411764706">
            <text:p>0.2235294118</text:p>
          </table:table-cell>
          <table:table-cell office:value-type="float" office:value="3.59352941176471">
            <text:p>3.5935294118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223300970873786">
            <text:p>0.2233009709</text:p>
          </table:table-cell>
          <table:table-cell office:value-type="float" office:value="3.52067961165049">
            <text:p>3.5206796117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0.223300970873786">
            <text:p>0.2233009709</text:p>
          </table:table-cell>
          <table:table-cell office:value-type="float" office:value="3.43669902912621">
            <text:p>3.4366990291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11166666666667">
            <text:p>3.1116666667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64444444444444">
            <text:p>3.6444444444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3.77583333333333">
            <text:p>3.7758333333</text:p>
          </table:table-cell>
        </table:table-row>
        <table:table-row table:style-name="ro2" table:visibility="filter">
          <table:table-cell office:value-type="float" office:value="2250">
            <text:p>225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4444444444444">
            <text:p>3.7444444444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3.05777777777778">
            <text:p>3.0577777778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73222222222222">
            <text:p>2.7322222222</text:p>
          </table:table-cell>
        </table:table-row>
        <table:table-row table:style-name="ro2" table:visibility="filter">
          <table:table-cell office:value-type="float" office:value="2530">
            <text:p>253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50666666666667">
            <text:p>3.5066666667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3.20888888888889">
            <text:p>3.2088888889</text:p>
          </table:table-cell>
        </table:table-row>
        <table:table-row table:style-name="ro2" table:visibility="filter">
          <table:table-cell office:value-type="float" office:value="2249">
            <text:p>2249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5611111111111">
            <text:p>3.7561111111</text:p>
          </table:table-cell>
        </table:table-row>
        <table:table-row table:style-name="ro2" table:visibility="filter">
          <table:table-cell office:value-type="float" office:value="3825">
            <text:p>382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3.38740740740741">
            <text:p>3.3874074074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36277777777778">
            <text:p>2.3627777778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3.72222222222222">
            <text:p>3.7222222222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3.49814814814815">
            <text:p>3.4981481481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81888888888889">
            <text:p>2.8188888889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4.02333333333333">
            <text:p>4.0233333333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92111111111111">
            <text:p>2.9211111111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78555555555556">
            <text:p>3.7855555556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35444444444444">
            <text:p>2.3544444444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222222222222222">
            <text:p>0.2222222222</text:p>
          </table:table-cell>
          <table:table-cell office:value-type="float" office:value="3.94555555555556">
            <text:p>3.9455555556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2.68555555555556">
            <text:p>2.6855555556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221374045801527">
            <text:p>0.2213740458</text:p>
          </table:table-cell>
          <table:table-cell office:value-type="float" office:value="3.06343511450382">
            <text:p>3.0634351145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21978021978022">
            <text:p>0.2197802198</text:p>
          </table:table-cell>
          <table:table-cell office:value-type="float" office:value="3.4221978021978">
            <text:p>3.4221978022</text:p>
          </table:table-cell>
        </table:table-row>
        <table:table-row table:style-name="ro2" table:visibility="filter">
          <table:table-cell office:value-type="float" office:value="2245">
            <text:p>2245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219512195121951">
            <text:p>0.2195121951</text:p>
          </table:table-cell>
          <table:table-cell office:value-type="float" office:value="3.44658536585366">
            <text:p>3.4465853659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1875">
            <text:p>0.21875</text:p>
          </table:table-cell>
          <table:table-cell office:value-type="float" office:value="3.0153125">
            <text:p>3.0153125</text:p>
          </table:table-cell>
        </table:table-row>
        <table:table-row table:style-name="ro2" table:visibility="filter">
          <table:table-cell office:value-type="float" office:value="3241">
            <text:p>3241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1875">
            <text:p>0.21875</text:p>
          </table:table-cell>
          <table:table-cell office:value-type="float" office:value="2.690625">
            <text:p>2.690625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0.217821782178218">
            <text:p>0.2178217822</text:p>
          </table:table-cell>
          <table:table-cell office:value-type="float" office:value="4.42940594059406">
            <text:p>4.4294059406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2252">
            <text:p>225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217391304347826">
            <text:p>0.2173913043</text:p>
          </table:table-cell>
          <table:table-cell office:value-type="float" office:value="3.92913043478261">
            <text:p>3.9291304348</text:p>
          </table:table-cell>
        </table:table-row>
        <table:table-row table:style-name="ro2" table:visibility="filter">
          <table:table-cell office:value-type="float" office:value="1942">
            <text:p>19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217391304347826">
            <text:p>0.2173913043</text:p>
          </table:table-cell>
          <table:table-cell office:value-type="float" office:value="2.93695652173913">
            <text:p>2.9369565217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216981132075472">
            <text:p>0.2169811321</text:p>
          </table:table-cell>
          <table:table-cell office:value-type="float" office:value="3.55075471698113">
            <text:p>3.550754717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0.216981132075472">
            <text:p>0.2169811321</text:p>
          </table:table-cell>
          <table:table-cell office:value-type="float" office:value="3.30622641509434">
            <text:p>3.3062264151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0.216">
            <text:p>0.216</text:p>
          </table:table-cell>
          <table:table-cell office:value-type="float" office:value="4.27096">
            <text:p>4.27096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215686274509804">
            <text:p>0.2156862745</text:p>
          </table:table-cell>
          <table:table-cell office:value-type="float" office:value="3.35117647058823">
            <text:p>3.3511764706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3.73142857142857">
            <text:p>3.7314285714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30785714285714">
            <text:p>2.3078571429</text:p>
          </table:table-cell>
        </table:table-row>
        <table:table-row table:style-name="ro2" table:visibility="filter">
          <table:table-cell office:value-type="float" office:value="2569">
            <text:p>256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87892857142857">
            <text:p>2.8789285714</text:p>
          </table:table-cell>
        </table:table-row>
        <table:table-row table:style-name="ro2" table:visibility="filter">
          <table:table-cell office:value-type="float" office:value="2933">
            <text:p>29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52357142857143">
            <text:p>2.5235714286</text:p>
          </table:table-cell>
        </table:table-row>
        <table:table-row table:style-name="ro2" table:visibility="filter">
          <table:table-cell office:value-type="float" office:value="2955">
            <text:p>295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3.09214285714286">
            <text:p>3.0921428571</text:p>
          </table:table-cell>
        </table:table-row>
        <table:table-row table:style-name="ro2" table:visibility="filter">
          <table:table-cell office:value-type="float" office:value="2203">
            <text:p>2203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3.69428571428571">
            <text:p>3.6942857143</text:p>
          </table:table-cell>
        </table:table-row>
        <table:table-row table:style-name="ro2" table:visibility="filter">
          <table:table-cell office:value-type="float" office:value="2626">
            <text:p>262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214285714285714">
            <text:p>0.2142857143</text:p>
          </table:table-cell>
          <table:table-cell office:value-type="float" office:value="4.14642857142857">
            <text:p>4.1464285714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85642857142857">
            <text:p>2.8564285714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3.58357142857143">
            <text:p>3.5835714286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3.37142857142857">
            <text:p>3.3714285714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49071428571429">
            <text:p>2.4907142857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14285714285714">
            <text:p>0.2142857143</text:p>
          </table:table-cell>
          <table:table-cell office:value-type="float" office:value="2.90428571428571">
            <text:p>2.9042857143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14285714285714">
            <text:p>0.2142857143</text:p>
          </table:table-cell>
          <table:table-cell office:value-type="float" office:value="2.59071428571429">
            <text:p>2.5907142857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213114754098361">
            <text:p>0.2131147541</text:p>
          </table:table-cell>
          <table:table-cell office:value-type="float" office:value="3.35360655737705">
            <text:p>3.3536065574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212121212121212">
            <text:p>0.2121212121</text:p>
          </table:table-cell>
          <table:table-cell office:value-type="float" office:value="3.12060606060606">
            <text:p>3.1206060606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10526315789474">
            <text:p>0.2105263158</text:p>
          </table:table-cell>
          <table:table-cell office:value-type="float" office:value="2.88631578947368">
            <text:p>2.8863157895</text:p>
          </table:table-cell>
        </table:table-row>
        <table:table-row table:style-name="ro2" table:visibility="filter">
          <table:table-cell office:value-type="float" office:value="2142">
            <text:p>2142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209302325581395">
            <text:p>0.2093023256</text:p>
          </table:table-cell>
          <table:table-cell office:value-type="float" office:value="2.50511627906977">
            <text:p>2.5051162791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0.209090909090909">
            <text:p>0.2090909091</text:p>
          </table:table-cell>
          <table:table-cell office:value-type="float" office:value="3.39881818181818">
            <text:p>3.3988181818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08333333333333">
            <text:p>0.2083333333</text:p>
          </table:table-cell>
          <table:table-cell office:value-type="float" office:value="2.82625">
            <text:p>2.82625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207547169811321">
            <text:p>0.2075471698</text:p>
          </table:table-cell>
          <table:table-cell office:value-type="float" office:value="3.7788679245283">
            <text:p>3.7788679245</text:p>
          </table:table-cell>
        </table:table-row>
        <table:table-row table:style-name="ro2" table:visibility="filter">
          <table:table-cell office:value-type="float" office:value="3397">
            <text:p>339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206896551724138">
            <text:p>0.2068965517</text:p>
          </table:table-cell>
          <table:table-cell office:value-type="float" office:value="4.66758620689655">
            <text:p>4.6675862069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205882352941176">
            <text:p>0.2058823529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005">
            <text:p>200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205128205128205">
            <text:p>0.2051282051</text:p>
          </table:table-cell>
          <table:table-cell office:value-type="float" office:value="3.4601282051282">
            <text:p>3.4601282051</text:p>
          </table:table-cell>
        </table:table-row>
        <table:table-row table:style-name="ro2" table:visibility="filter">
          <table:table-cell office:value-type="float" office:value="2609">
            <text:p>260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205128205128205">
            <text:p>0.2051282051</text:p>
          </table:table-cell>
          <table:table-cell office:value-type="float" office:value="3.38435897435897">
            <text:p>3.3843589744</text:p>
          </table:table-cell>
        </table:table-row>
        <table:table-row table:style-name="ro2" table:visibility="filter">
          <table:table-cell office:value-type="float" office:value="2467">
            <text:p>24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203703703703704">
            <text:p>0.2037037037</text:p>
          </table:table-cell>
          <table:table-cell office:value-type="float" office:value="3.36814814814815">
            <text:p>3.3681481481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203703703703704">
            <text:p>0.2037037037</text:p>
          </table:table-cell>
          <table:table-cell office:value-type="float" office:value="3.37944444444444">
            <text:p>3.3794444444</text:p>
          </table:table-cell>
        </table:table-row>
        <table:table-row table:style-name="ro2" table:visibility="filter">
          <table:table-cell office:value-type="float" office:value="3307">
            <text:p>330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587625">
            <text:p>4.58762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.474">
            <text:p>4.474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358">
            <text:p>4.358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228">
            <text:p>2.228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552">
            <text:p>2.552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4228571428571">
            <text:p>3.2422857143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593">
            <text:p>3.593</text:p>
          </table:table-cell>
        </table:table-row>
        <table:table-row table:style-name="ro2" table:visibility="filter">
          <table:table-cell office:value-type="float" office:value="2059">
            <text:p>20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4236363636364">
            <text:p>3.3423636364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405">
            <text:p>3.2405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058">
            <text:p>3.058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12">
            <text:p>2.712</text:p>
          </table:table-cell>
        </table:table-row>
        <table:table-row table:style-name="ro2" table:visibility="filter">
          <table:table-cell office:value-type="float" office:value="2710">
            <text:p>271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5786666666667">
            <text:p>3.3578666667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232">
            <text:p>3.232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118">
            <text:p>3.118</text:p>
          </table:table-cell>
        </table:table-row>
        <table:table-row table:style-name="ro2" table:visibility="filter">
          <table:table-cell office:value-type="float" office:value="3796">
            <text:p>379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44">
            <text:p>3.244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3566666666667">
            <text:p>3.2356666667</text:p>
          </table:table-cell>
        </table:table-row>
        <table:table-row table:style-name="ro2" table:visibility="filter">
          <table:table-cell office:value-type="float" office:value="3141">
            <text:p>31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8.654">
            <text:p>8.654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432">
            <text:p>2.432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98">
            <text:p>2.698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756">
            <text:p>2.756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641">
            <text:p>2.641</text:p>
          </table:table-cell>
        </table:table-row>
        <table:table-row table:style-name="ro2" table:visibility="filter">
          <table:table-cell office:value-type="float" office:value="2851">
            <text:p>28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9865">
            <text:p>2.986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056">
            <text:p>3.056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76">
            <text:p>3.376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97866666666667">
            <text:p>2.978666666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71133333333333">
            <text:p>2.7113333333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6885714285714">
            <text:p>3.4688571429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06">
            <text:p>3.206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784">
            <text:p>3.784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7">
            <text:p>2.87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68">
            <text:p>3.568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4.564">
            <text:p>4.564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34675">
            <text:p>3.34675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477">
            <text:p>3.477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797">
            <text:p>2.797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626">
            <text:p>3.626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396">
            <text:p>3.39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606">
            <text:p>3.606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728">
            <text:p>3.728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655">
            <text:p>3.655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26">
            <text:p>2.626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15466666666667">
            <text:p>3.1546666667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588">
            <text:p>3.588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02">
            <text:p>2.602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244">
            <text:p>3.244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22">
            <text:p>3.422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52">
            <text:p>2.652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878">
            <text:p>3.878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8.464">
            <text:p>8.464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32">
            <text:p>2.432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.708">
            <text:p>4.708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428">
            <text:p>3.428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982">
            <text:p>2.982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344">
            <text:p>3.344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236">
            <text:p>3.236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4.042">
            <text:p>4.042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317">
            <text:p>3.317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138">
            <text:p>3.138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68">
            <text:p>3.68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644">
            <text:p>3.644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5.458">
            <text:p>5.458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24">
            <text:p>2.724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584">
            <text:p>3.584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554">
            <text:p>2.554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738">
            <text:p>4.738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16">
            <text:p>2.4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12">
            <text:p>2.712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2925">
            <text:p>29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502">
            <text:p>3.502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3.246">
            <text:p>3.24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996">
            <text:p>2.996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476">
            <text:p>2.476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4.186">
            <text:p>4.186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498">
            <text:p>3.498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2.666">
            <text:p>2.666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3.436">
            <text:p>3.436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5.95">
            <text:p>5.95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3.472">
            <text:p>3.472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2097">
            <text:p>20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96078431372549">
            <text:p>0.1960784314</text:p>
          </table:table-cell>
          <table:table-cell office:value-type="float" office:value="3.40039215686275">
            <text:p>3.4003921569</text:p>
          </table:table-cell>
        </table:table-row>
        <table:table-row table:style-name="ro2" table:visibility="filter">
          <table:table-cell office:value-type="float" office:value="2154">
            <text:p>215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195652173913043">
            <text:p>0.1956521739</text:p>
          </table:table-cell>
          <table:table-cell office:value-type="float" office:value="3.65228260869565">
            <text:p>3.6522826087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195121951219512">
            <text:p>0.1951219512</text:p>
          </table:table-cell>
          <table:table-cell office:value-type="float" office:value="3.26219512195122">
            <text:p>3.262195122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94444444444444">
            <text:p>0.1944444444</text:p>
          </table:table-cell>
          <table:table-cell office:value-type="float" office:value="3.99333333333333">
            <text:p>3.9933333333</text:p>
          </table:table-cell>
        </table:table-row>
        <table:table-row table:style-name="ro2" table:visibility="filter">
          <table:table-cell office:value-type="float" office:value="3257">
            <text:p>325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193877551020408">
            <text:p>0.193877551</text:p>
          </table:table-cell>
          <table:table-cell office:value-type="float" office:value="4.27571428571429">
            <text:p>4.2757142857</text:p>
          </table:table-cell>
        </table:table-row>
        <table:table-row table:style-name="ro2" table:visibility="filter">
          <table:table-cell office:value-type="float" office:value="2008">
            <text:p>2008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193548387096774">
            <text:p>0.1935483871</text:p>
          </table:table-cell>
          <table:table-cell office:value-type="float" office:value="3.07467741935484">
            <text:p>3.0746774194</text:p>
          </table:table-cell>
        </table:table-row>
        <table:table-row table:style-name="ro2" table:visibility="filter">
          <table:table-cell office:value-type="float" office:value="2667">
            <text:p>2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193181818181818">
            <text:p>0.1931818182</text:p>
          </table:table-cell>
          <table:table-cell office:value-type="float" office:value="3.38659090909091">
            <text:p>3.3865909091</text:p>
          </table:table-cell>
        </table:table-row>
        <table:table-row table:style-name="ro2" table:visibility="filter">
          <table:table-cell office:value-type="float" office:value="2477">
            <text:p>247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92307692307692">
            <text:p>0.1923076923</text:p>
          </table:table-cell>
          <table:table-cell office:value-type="float" office:value="4.32615384615385">
            <text:p>4.3261538462</text:p>
          </table:table-cell>
        </table:table-row>
        <table:table-row table:style-name="ro2" table:visibility="filter">
          <table:table-cell office:value-type="float" office:value="2865">
            <text:p>286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190476190476191">
            <text:p>0.1904761905</text:p>
          </table:table-cell>
          <table:table-cell office:value-type="float" office:value="2.99714285714286">
            <text:p>2.9971428571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3.368125">
            <text:p>3.368125</text:p>
          </table:table-cell>
        </table:table-row>
        <table:table-row table:style-name="ro2" table:visibility="filter">
          <table:table-cell office:value-type="float" office:value="2475">
            <text:p>2475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034375">
            <text:p>4.034375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1875">
            <text:p>0.1875</text:p>
          </table:table-cell>
          <table:table-cell office:value-type="float" office:value="4.79375">
            <text:p>4.79375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3.74">
            <text:p>3.74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1875">
            <text:p>0.1875</text:p>
          </table:table-cell>
          <table:table-cell office:value-type="float" office:value="3.33875">
            <text:p>3.33875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85185185185185">
            <text:p>0.1851851852</text:p>
          </table:table-cell>
          <table:table-cell office:value-type="float" office:value="3.89148148148148">
            <text:p>3.8914814815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184210526315789">
            <text:p>0.1842105263</text:p>
          </table:table-cell>
          <table:table-cell office:value-type="float" office:value="3.67894736842105">
            <text:p>3.6789473684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0.184210526315789">
            <text:p>0.1842105263</text:p>
          </table:table-cell>
          <table:table-cell office:value-type="float" office:value="3.53298245614035">
            <text:p>3.5329824561</text:p>
          </table:table-cell>
        </table:table-row>
        <table:table-row table:style-name="ro2" table:visibility="filter">
          <table:table-cell office:value-type="float" office:value="3266">
            <text:p>326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84210526315789">
            <text:p>0.1842105263</text:p>
          </table:table-cell>
          <table:table-cell office:value-type="float" office:value="4.45052631578947">
            <text:p>4.4505263158</text:p>
          </table:table-cell>
        </table:table-row>
        <table:table-row table:style-name="ro2" table:visibility="filter">
          <table:table-cell office:value-type="float" office:value="3250">
            <text:p>325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184210526315789">
            <text:p>0.1842105263</text:p>
          </table:table-cell>
          <table:table-cell office:value-type="float" office:value="4.53434210526316">
            <text:p>4.5343421053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3.70454545454545">
            <text:p>3.7045454545</text:p>
          </table:table-cell>
        </table:table-row>
        <table:table-row table:style-name="ro2" table:visibility="filter">
          <table:table-cell office:value-type="float" office:value="2444">
            <text:p>244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69125">
            <text:p>3.69125</text:p>
          </table:table-cell>
        </table:table-row>
        <table:table-row table:style-name="ro2" table:visibility="filter">
          <table:table-cell office:value-type="float" office:value="1987">
            <text:p>198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705">
            <text:p>3.70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28969696969697">
            <text:p>3.2896969697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3.02545454545455">
            <text:p>3.0254545455</text:p>
          </table:table-cell>
        </table:table-row>
        <table:table-row table:style-name="ro2" table:visibility="filter">
          <table:table-cell office:value-type="float" office:value="3258">
            <text:p>325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35232323232323">
            <text:p>4.3523232323</text:p>
          </table:table-cell>
        </table:table-row>
        <table:table-row table:style-name="ro2" table:visibility="filter">
          <table:table-cell office:value-type="float" office:value="3316">
            <text:p>331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62363636363636">
            <text:p>4.6236363636</text:p>
          </table:table-cell>
        </table:table-row>
        <table:table-row table:style-name="ro2" table:visibility="filter">
          <table:table-cell office:value-type="float" office:value="3245">
            <text:p>3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58945454545455">
            <text:p>4.5894545455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26181818181818">
            <text:p>4.261818181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3.45181818181818">
            <text:p>3.4518181818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2.75181818181818">
            <text:p>2.7518181818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65909090909091">
            <text:p>3.6590909091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71818181818182">
            <text:p>3.7181818182</text:p>
          </table:table-cell>
        </table:table-row>
        <table:table-row table:style-name="ro2" table:visibility="filter">
          <table:table-cell office:value-type="float" office:value="2433">
            <text:p>243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2.69090909090909">
            <text:p>2.6909090909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2.64272727272727">
            <text:p>2.6427272727</text:p>
          </table:table-cell>
        </table:table-row>
        <table:table-row table:style-name="ro2" table:visibility="filter">
          <table:table-cell office:value-type="float" office:value="1989">
            <text:p>198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3272727272727">
            <text:p>4.0327272727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19636363636364">
            <text:p>3.1963636364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4.00727272727273">
            <text:p>4.007272727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97909090909091">
            <text:p>3.9790909091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181818181818182">
            <text:p>0.1818181818</text:p>
          </table:table-cell>
          <table:table-cell office:value-type="float" office:value="3.90909090909091">
            <text:p>3.9090909091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181818181818182">
            <text:p>0.1818181818</text:p>
          </table:table-cell>
          <table:table-cell office:value-type="float" office:value="3.21">
            <text:p>3.21</text:p>
          </table:table-cell>
        </table:table-row>
        <table:table-row table:style-name="ro2" table:visibility="filter">
          <table:table-cell office:value-type="float" office:value="2556">
            <text:p>25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  <table:table-cell office:value-type="float" office:value="3.6096">
            <text:p>3.6096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78571428571429">
            <text:p>0.1785714286</text:p>
          </table:table-cell>
          <table:table-cell office:value-type="float" office:value="3.34535714285714">
            <text:p>3.3453571429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178571428571429">
            <text:p>0.1785714286</text:p>
          </table:table-cell>
          <table:table-cell office:value-type="float" office:value="3.12285714285714">
            <text:p>3.1228571429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2.80352941176471">
            <text:p>2.8035294118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17803921568627">
            <text:p>3.1780392157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39058823529412">
            <text:p>3.3905882353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3.11764705882353">
            <text:p>3.1176470588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72294117647059">
            <text:p>3.7229411765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176470588235294">
            <text:p>0.1764705882</text:p>
          </table:table-cell>
          <table:table-cell office:value-type="float" office:value="3.09588235294118">
            <text:p>3.0958823529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76470588235294">
            <text:p>0.1764705882</text:p>
          </table:table-cell>
          <table:table-cell office:value-type="float" office:value="3.07470588235294">
            <text:p>3.0747058824</text:p>
          </table:table-cell>
        </table:table-row>
        <table:table-row table:style-name="ro2" table:visibility="filter">
          <table:table-cell office:value-type="float" office:value="3208">
            <text:p>320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176470588235294">
            <text:p>0.1764705882</text:p>
          </table:table-cell>
          <table:table-cell office:value-type="float" office:value="2.56705882352941">
            <text:p>2.567058823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173913043478261">
            <text:p>0.1739130435</text:p>
          </table:table-cell>
          <table:table-cell office:value-type="float" office:value="3.10608695652174">
            <text:p>3.106086956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173913043478261">
            <text:p>0.1739130435</text:p>
          </table:table-cell>
          <table:table-cell office:value-type="float" office:value="3.43652173913043">
            <text:p>3.4365217391</text:p>
          </table:table-cell>
        </table:table-row>
        <table:table-row table:style-name="ro2" table:visibility="filter">
          <table:table-cell office:value-type="float" office:value="2290">
            <text:p>229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173913043478261">
            <text:p>0.1739130435</text:p>
          </table:table-cell>
          <table:table-cell office:value-type="float" office:value="2.85478260869565">
            <text:p>2.8547826087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73913043478261">
            <text:p>0.1739130435</text:p>
          </table:table-cell>
          <table:table-cell office:value-type="float" office:value="3.35826086956522">
            <text:p>3.3582608696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172413793103448">
            <text:p>0.1724137931</text:p>
          </table:table-cell>
          <table:table-cell office:value-type="float" office:value="3.78896551724138">
            <text:p>3.7889655172</text:p>
          </table:table-cell>
        </table:table-row>
        <table:table-row table:style-name="ro2" table:visibility="filter">
          <table:table-cell office:value-type="float" office:value="3733">
            <text:p>37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172413793103448">
            <text:p>0.1724137931</text:p>
          </table:table-cell>
          <table:table-cell office:value-type="float" office:value="2.81379310344828">
            <text:p>2.8137931034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172043010752688">
            <text:p>0.1720430108</text:p>
          </table:table-cell>
          <table:table-cell office:value-type="float" office:value="3.51838709677419">
            <text:p>3.5183870968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77833333333333">
            <text:p>3.7783333333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65611111111111">
            <text:p>3.6561111111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7221568627451">
            <text:p>4.7221568627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69833333333333">
            <text:p>2.6983333333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13">
            <text:p>3.13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71333333333333">
            <text:p>3.7133333333</text:p>
          </table:table-cell>
        </table:table-row>
        <table:table-row table:style-name="ro2" table:visibility="filter">
          <table:table-cell office:value-type="float" office:value="2251">
            <text:p>225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00666666666667">
            <text:p>4.0066666667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96666666666667">
            <text:p>3.9666666667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97">
            <text:p>2.97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4.11666666666667">
            <text:p>4.1166666667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88333333333333">
            <text:p>3.8833333333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37">
            <text:p>4.37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965">
            <text:p>2.965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7083333333333">
            <text:p>3.3708333333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95">
            <text:p>3.395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9291666666667">
            <text:p>3.3929166667</text:p>
          </table:table-cell>
        </table:table-row>
        <table:table-row table:style-name="ro2" table:visibility="filter">
          <table:table-cell office:value-type="float" office:value="3204">
            <text:p>320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9.29333333333334">
            <text:p>9.2933333333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91666666666667">
            <text:p>3.9166666667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695">
            <text:p>3.695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755">
            <text:p>2.75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5975">
            <text:p>2.5975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41583333333333">
            <text:p>3.4158333333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84833333333333">
            <text:p>2.8483333333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5.05833333333333">
            <text:p>5.0583333333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33166666666667">
            <text:p>2.3316666667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01">
            <text:p>3.01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58083333333333">
            <text:p>3.5808333333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99166666666667">
            <text:p>4.991666666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03666666666667">
            <text:p>3.0366666667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29291666666667">
            <text:p>3.2929166667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155">
            <text:p>3.155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49833333333333">
            <text:p>3.4983333333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39166666666667">
            <text:p>2.3916666667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4.375">
            <text:p>4.375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99166666666667">
            <text:p>2.9916666667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89833333333333">
            <text:p>2.8983333333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2.87166666666667">
            <text:p>2.871666666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39333333333333">
            <text:p>3.3933333333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65666666666667">
            <text:p>3.6566666667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3.29166666666667">
            <text:p>3.2916666667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22166666666667">
            <text:p>3.2216666667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85166666666667">
            <text:p>3.851666666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43">
            <text:p>3.4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63333333333333">
            <text:p>4.6333333333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47">
            <text:p>3.47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166666666666667">
            <text:p>0.1666666667</text:p>
          </table:table-cell>
          <table:table-cell office:value-type="float" office:value="4.47666666666667">
            <text:p>4.4766666667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24166666666667">
            <text:p>2.2416666667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95166666666667">
            <text:p>2.9516666667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391">
            <text:p>239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62162162162162">
            <text:p>0.1621621622</text:p>
          </table:table-cell>
          <table:table-cell office:value-type="float" office:value="3.31216216216216">
            <text:p>3.3121621622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61290322580645">
            <text:p>0.1612903226</text:p>
          </table:table-cell>
          <table:table-cell office:value-type="float" office:value="3.62354838709677">
            <text:p>3.6235483871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6108">
            <text:p>3.6108</text:p>
          </table:table-cell>
        </table:table-row>
        <table:table-row table:style-name="ro2" table:visibility="filter">
          <table:table-cell office:value-type="float" office:value="2422">
            <text:p>24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3.8204">
            <text:p>3.8204</text:p>
          </table:table-cell>
        </table:table-row>
        <table:table-row table:style-name="ro2" table:visibility="filter">
          <table:table-cell office:value-type="float" office:value="2121">
            <text:p>212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  <table:table-cell office:value-type="float" office:value="4.0388">
            <text:p>4.0388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4.48157894736842">
            <text:p>4.4815789474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157894736842105">
            <text:p>0.1578947368</text:p>
          </table:table-cell>
          <table:table-cell office:value-type="float" office:value="5.15">
            <text:p>5.15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40736842105263">
            <text:p>3.4073684211</text:p>
          </table:table-cell>
        </table:table-row>
        <table:table-row table:style-name="ro2" table:visibility="filter">
          <table:table-cell office:value-type="float" office:value="2476">
            <text:p>247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4.46">
            <text:p>4.46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2639">
            <text:p>263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57894736842105">
            <text:p>0.1578947368</text:p>
          </table:table-cell>
          <table:table-cell office:value-type="float" office:value="3.89473684210526">
            <text:p>3.8947368421</text:p>
          </table:table-cell>
        </table:table-row>
        <table:table-row table:style-name="ro2" table:visibility="filter">
          <table:table-cell office:value-type="float" office:value="2517">
            <text:p>2517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155555555555556">
            <text:p>0.1555555556</text:p>
          </table:table-cell>
          <table:table-cell office:value-type="float" office:value="3.23133333333333">
            <text:p>3.2313333333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15730769230769">
            <text:p>3.1573076923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2.95076923076923">
            <text:p>2.9507692308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4.26923076923077">
            <text:p>4.2692307692</text:p>
          </table:table-cell>
        </table:table-row>
        <table:table-row table:style-name="ro2" table:visibility="filter">
          <table:table-cell office:value-type="float" office:value="2640">
            <text:p>26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94076923076923">
            <text:p>3.9407692308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2.89153846153846">
            <text:p>2.8915384615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53846153846154">
            <text:p>0.1538461538</text:p>
          </table:table-cell>
          <table:table-cell office:value-type="float" office:value="3.43615384615385">
            <text:p>3.4361538462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153846153846154">
            <text:p>0.1538461538</text:p>
          </table:table-cell>
          <table:table-cell office:value-type="float" office:value="3.49615384615385">
            <text:p>3.4961538462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153846153846154">
            <text:p>0.1538461538</text:p>
          </table:table-cell>
          <table:table-cell office:value-type="float" office:value="2.49769230769231">
            <text:p>2.4976923077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153846153846154">
            <text:p>0.1538461538</text:p>
          </table:table-cell>
          <table:table-cell office:value-type="float" office:value="3.30846153846154">
            <text:p>3.3084615385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152542372881356">
            <text:p>0.1525423729</text:p>
          </table:table-cell>
          <table:table-cell office:value-type="float" office:value="3.25949152542373">
            <text:p>3.2594915254</text:p>
          </table:table-cell>
        </table:table-row>
        <table:table-row table:style-name="ro2" table:visibility="filter">
          <table:table-cell office:value-type="float" office:value="2416">
            <text:p>2416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51515151515152">
            <text:p>0.1515151515</text:p>
          </table:table-cell>
          <table:table-cell office:value-type="float" office:value="3.53212121212121">
            <text:p>3.5321212121</text:p>
          </table:table-cell>
        </table:table-row>
        <table:table-row table:style-name="ro2" table:visibility="filter">
          <table:table-cell office:value-type="float" office:value="3347">
            <text:p>33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4.438875">
            <text:p>4.438875</text:p>
          </table:table-cell>
        </table:table-row>
        <table:table-row table:style-name="ro2" table:visibility="filter">
          <table:table-cell office:value-type="float" office:value="2555">
            <text:p>255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3.5405">
            <text:p>3.540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6.168">
            <text:p>6.168</text:p>
          </table:table-cell>
        </table:table-row>
        <table:table-row table:style-name="ro2" table:visibility="filter">
          <table:table-cell office:value-type="float" office:value="3356">
            <text:p>335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3.039">
            <text:p>3.039</text:p>
          </table:table-cell>
        </table:table-row>
        <table:table-row table:style-name="ro2" table:visibility="filter">
          <table:table-cell office:value-type="float" office:value="3343">
            <text:p>334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149425287356322">
            <text:p>0.1494252874</text:p>
          </table:table-cell>
          <table:table-cell office:value-type="float" office:value="4.61919540229885">
            <text:p>4.6191954023</text:p>
          </table:table-cell>
        </table:table-row>
        <table:table-row table:style-name="ro2" table:visibility="filter">
          <table:table-cell office:value-type="float" office:value="3251">
            <text:p>3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48148148148148">
            <text:p>0.1481481481</text:p>
          </table:table-cell>
          <table:table-cell office:value-type="float" office:value="4.7612962962963">
            <text:p>4.7612962963</text:p>
          </table:table-cell>
        </table:table-row>
        <table:table-row table:style-name="ro2" table:visibility="filter">
          <table:table-cell office:value-type="float" office:value="3249">
            <text:p>3249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146666666666667">
            <text:p>0.1466666667</text:p>
          </table:table-cell>
          <table:table-cell office:value-type="float" office:value="4.58586666666667">
            <text:p>4.5858666667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29428571428571">
            <text:p>3.2942857143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32142857142857">
            <text:p>4.3214285714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3.52142857142857">
            <text:p>3.5214285714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3.51428571428571">
            <text:p>3.5142857143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39857142857143">
            <text:p>3.3985714286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05714285714286">
            <text:p>3.0571428571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60285714285714">
            <text:p>3.6028571429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47857142857143">
            <text:p>2.4785714286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55142857142857">
            <text:p>3.5514285714</text:p>
          </table:table-cell>
        </table:table-row>
        <table:table-row table:style-name="ro2" table:visibility="filter">
          <table:table-cell office:value-type="float" office:value="2071">
            <text:p>20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45061224489796">
            <text:p>3.4506122449</text:p>
          </table:table-cell>
        </table:table-row>
        <table:table-row table:style-name="ro2" table:visibility="filter">
          <table:table-cell office:value-type="float" office:value="2262">
            <text:p>226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75685714285714">
            <text:p>3.7568571429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73142857142857">
            <text:p>3.7314285714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62857142857143">
            <text:p>3.6285714286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57714285714286">
            <text:p>2.5771428571</text:p>
          </table:table-cell>
        </table:table-row>
        <table:table-row table:style-name="ro2" table:visibility="filter">
          <table:table-cell office:value-type="float" office:value="3496">
            <text:p>349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21714285714286">
            <text:p>3.2171428571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04571428571429">
            <text:p>4.0457142857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3.14571428571429">
            <text:p>3.1457142857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63928571428571">
            <text:p>3.6392857143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61071428571428">
            <text:p>2.610714285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41142857142857">
            <text:p>4.4114285714</text:p>
          </table:table-cell>
        </table:table-row>
        <table:table-row table:style-name="ro2" table:visibility="filter">
          <table:table-cell office:value-type="float" office:value="3772">
            <text:p>37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10142857142857">
            <text:p>3.1014285714</text:p>
          </table:table-cell>
        </table:table-row>
        <table:table-row table:style-name="ro2" table:visibility="filter">
          <table:table-cell office:value-type="float" office:value="3094">
            <text:p>309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10.4571428571429">
            <text:p>10.4571428571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86142857142857">
            <text:p>2.861428571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76428571428571">
            <text:p>3.7642857143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3.62142857142857">
            <text:p>3.6214285714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08285714285714">
            <text:p>4.0828571429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51714285714286">
            <text:p>2.5171428571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95142857142857">
            <text:p>2.9514285714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8.00714285714286">
            <text:p>8.0071428571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4.88142857142857">
            <text:p>4.8814285714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68857142857143">
            <text:p>3.6885714286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80142857142857">
            <text:p>3.8014285714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2.96857142857143">
            <text:p>2.9685714286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2.51857142857143">
            <text:p>2.5185714286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142857142857143">
            <text:p>0.1428571429</text:p>
          </table:table-cell>
          <table:table-cell office:value-type="float" office:value="3.26857142857143">
            <text:p>3.2685714286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3346">
            <text:p>33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37254901960784">
            <text:p>0.137254902</text:p>
          </table:table-cell>
          <table:table-cell office:value-type="float" office:value="4.68411764705882">
            <text:p>4.6841176471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36363636363636">
            <text:p>0.1363636364</text:p>
          </table:table-cell>
          <table:table-cell office:value-type="float" office:value="4.31909090909091">
            <text:p>4.3190909091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133333333333333">
            <text:p>0.1333333333</text:p>
          </table:table-cell>
          <table:table-cell office:value-type="float" office:value="3.44333333333333">
            <text:p>3.4433333333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.1333333333</text:p>
          </table:table-cell>
          <table:table-cell office:value-type="float" office:value="4.22133333333333">
            <text:p>4.2213333333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133333333333333">
            <text:p>0.1333333333</text:p>
          </table:table-cell>
          <table:table-cell office:value-type="float" office:value="3.39933333333333">
            <text:p>3.3993333333</text:p>
          </table:table-cell>
        </table:table-row>
        <table:table-row table:style-name="ro2" table:visibility="filter">
          <table:table-cell office:value-type="float" office:value="2635">
            <text:p>263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30434782608696">
            <text:p>0.1304347826</text:p>
          </table:table-cell>
          <table:table-cell office:value-type="float" office:value="4.12130434782609">
            <text:p>4.1213043478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130434782608696">
            <text:p>0.1304347826</text:p>
          </table:table-cell>
          <table:table-cell office:value-type="float" office:value="4.46217391304348">
            <text:p>4.462173913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4075">
            <text:p>3.4075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42958333333333">
            <text:p>3.4295833333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87053571428571">
            <text:p>3.8705357143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4775">
            <text:p>3.477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085">
            <text:p>3.08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2.83625">
            <text:p>2.83625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1225">
            <text:p>3.1225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93875">
            <text:p>2.93875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105">
            <text:p>3.105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2.50875">
            <text:p>2.50875</text:p>
          </table:table-cell>
        </table:table-row>
        <table:table-row table:style-name="ro2" table:visibility="filter">
          <table:table-cell office:value-type="float" office:value="3864">
            <text:p>38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726875">
            <text:p>3.726875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2.88375">
            <text:p>2.88375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4.0025">
            <text:p>4.0025</text:p>
          </table:table-cell>
        </table:table-row>
        <table:table-row table:style-name="ro2" table:visibility="filter">
          <table:table-cell office:value-type="float" office:value="3048">
            <text:p>304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2.3825">
            <text:p>2.38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2925">
            <text:p>2.292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3.17125">
            <text:p>3.1712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125">
            <text:p>0.125</text:p>
          </table:table-cell>
          <table:table-cell office:value-type="float" office:value="2.46125">
            <text:p>2.4612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125">
            <text:p>0.125</text:p>
          </table:table-cell>
          <table:table-cell office:value-type="float" office:value="3.4625">
            <text:p>3.462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3.3916">
            <text:p>3.3916</text:p>
          </table:table-cell>
        </table:table-row>
        <table:table-row table:style-name="ro2" table:visibility="filter">
          <table:table-cell office:value-type="float" office:value="2082">
            <text:p>208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3.5872">
            <text:p>3.5872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117647058823529">
            <text:p>0.1176470588</text:p>
          </table:table-cell>
          <table:table-cell office:value-type="float" office:value="3.00117647058823">
            <text:p>3.0011764706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12444444444444">
            <text:p>3.1244444444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50333333333333">
            <text:p>3.5033333333</text:p>
          </table:table-cell>
        </table:table-row>
        <table:table-row table:style-name="ro2" table:visibility="filter">
          <table:table-cell office:value-type="float" office:value="2256">
            <text:p>225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73944444444444">
            <text:p>3.7394444444</text:p>
          </table:table-cell>
        </table:table-row>
        <table:table-row table:style-name="ro2" table:visibility="filter">
          <table:table-cell office:value-type="float" office:value="3246">
            <text:p>324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61777777777778">
            <text:p>4.6177777778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4.96666666666667">
            <text:p>4.9666666667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3.63277777777778">
            <text:p>3.6327777778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2.89555555555556">
            <text:p>2.8955555556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2.91444444444444">
            <text:p>2.9144444444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2.59666666666667">
            <text:p>2.5966666667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111111111111111">
            <text:p>0.1111111111</text:p>
          </table:table-cell>
          <table:table-cell office:value-type="float" office:value="3.96444444444444">
            <text:p>3.964444444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111111111111111">
            <text:p>0.1111111111</text:p>
          </table:table-cell>
          <table:table-cell office:value-type="float" office:value="2.66111111111111">
            <text:p>2.6611111111</text:p>
          </table:table-cell>
        </table:table-row>
        <table:table-row table:style-name="ro2" table:visibility="filter">
          <table:table-cell office:value-type="float" office:value="3334">
            <text:p>333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08108108108108">
            <text:p>0.1081081081</text:p>
          </table:table-cell>
          <table:table-cell office:value-type="float" office:value="4.8827027027027">
            <text:p>4.8827027027</text:p>
          </table:table-cell>
        </table:table-row>
        <table:table-row table:style-name="ro2" table:visibility="filter">
          <table:table-cell office:value-type="float" office:value="2261">
            <text:p>226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05263157894737">
            <text:p>0.1052631579</text:p>
          </table:table-cell>
          <table:table-cell office:value-type="float" office:value="3.85526315789474">
            <text:p>3.8552631579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3.877">
            <text:p>3.877</text:p>
          </table:table-cell>
        </table:table-row>
        <table:table-row table:style-name="ro2" table:visibility="filter">
          <table:table-cell office:value-type="float" office:value="3147">
            <text:p>314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9.472">
            <text:p>9.472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5.003">
            <text:p>5.003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3.881">
            <text:p>3.881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office:value-type="float" office:value="3.104">
            <text:p>3.104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3.506">
            <text:p>3.506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0952380952380952">
            <text:p>0.0952380952</text:p>
          </table:table-cell>
          <table:table-cell office:value-type="float" office:value="2.90857142857143">
            <text:p>2.9085714286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0909090909090909">
            <text:p>0.0909090909</text:p>
          </table:table-cell>
          <table:table-cell office:value-type="float" office:value="3.39681818181818">
            <text:p>3.3968181818</text:p>
          </table:table-cell>
        </table:table-row>
        <table:table-row table:style-name="ro2" table:visibility="filter">
          <table:table-cell office:value-type="float" office:value="2478">
            <text:p>247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4.21636363636364">
            <text:p>4.2163636364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0909090909090909">
            <text:p>0.0909090909</text:p>
          </table:table-cell>
          <table:table-cell office:value-type="float" office:value="3.71545454545455">
            <text:p>3.7154545455</text:p>
          </table:table-cell>
        </table:table-row>
        <table:table-row table:style-name="ro2" table:visibility="filter">
          <table:table-cell office:value-type="float" office:value="2275">
            <text:p>227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73909090909091">
            <text:p>3.7390909091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65181818181818">
            <text:p>3.6518181818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0909090909090909">
            <text:p>0.0909090909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909090909090909">
            <text:p>0.0909090909</text:p>
          </table:table-cell>
          <table:table-cell office:value-type="float" office:value="3.35454545454545">
            <text:p>3.3545454545</text:p>
          </table:table-cell>
        </table:table-row>
        <table:table-row table:style-name="ro2" table:visibility="filter">
          <table:table-cell office:value-type="float" office:value="3311">
            <text:p>331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882352941176471">
            <text:p>0.0882352941</text:p>
          </table:table-cell>
          <table:table-cell office:value-type="float" office:value="4.725">
            <text:p>4.725</text:p>
          </table:table-cell>
        </table:table-row>
        <table:table-row table:style-name="ro2" table:visibility="filter">
          <table:table-cell office:value-type="float" office:value="1990">
            <text:p>199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3.87833333333333">
            <text:p>3.8783333333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0833333333333333">
            <text:p>0.0833333333</text:p>
          </table:table-cell>
          <table:table-cell office:value-type="float" office:value="2.73083333333333">
            <text:p>2.7308333333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3.4825">
            <text:p>3.4825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833333333333333">
            <text:p>0.0833333333</text:p>
          </table:table-cell>
          <table:table-cell office:value-type="float" office:value="4.8925">
            <text:p>4.8925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94916666666667">
            <text:p>2.9491666667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0833333333333333">
            <text:p>0.0833333333</text:p>
          </table:table-cell>
          <table:table-cell office:value-type="float" office:value="2.98833333333333">
            <text:p>2.988333333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769230769230769">
            <text:p>0.0769230769</text:p>
          </table:table-cell>
          <table:table-cell office:value-type="float" office:value="3.70846153846154">
            <text:p>3.708461538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769230769230769">
            <text:p>0.0769230769</text:p>
          </table:table-cell>
          <table:table-cell office:value-type="float" office:value="3.91538461538462">
            <text:p>3.9153846154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0769230769230769">
            <text:p>0.0769230769</text:p>
          </table:table-cell>
          <table:table-cell office:value-type="float" office:value="2.97076923076923">
            <text:p>2.9707692308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3.345">
            <text:p>3.345</text:p>
          </table:table-cell>
        </table:table-row>
        <table:table-row table:style-name="ro2" table:visibility="filter">
          <table:table-cell office:value-type="float" office:value="3248">
            <text:p>324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4.83857142857143">
            <text:p>4.8385714286</text:p>
          </table:table-cell>
        </table:table-row>
        <table:table-row table:style-name="ro2" table:visibility="filter">
          <table:table-cell office:value-type="float" office:value="2483">
            <text:p>248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714285714285714">
            <text:p>0.0714285714</text:p>
          </table:table-cell>
          <table:table-cell office:value-type="float" office:value="4.155">
            <text:p>4.155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0714285714285714">
            <text:p>0.0714285714</text:p>
          </table:table-cell>
          <table:table-cell office:value-type="float" office:value="3.35714285714286">
            <text:p>3.3571428571</text:p>
          </table:table-cell>
        </table:table-row>
        <table:table-row table:style-name="ro2" table:visibility="filter">
          <table:table-cell office:value-type="float" office:value="3732">
            <text:p>373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66666666666667">
            <text:p>0.0666666667</text:p>
          </table:table-cell>
          <table:table-cell office:value-type="float" office:value="2.526">
            <text:p>2.526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3.768">
            <text:p>3.768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.0666666667</text:p>
          </table:table-cell>
          <table:table-cell office:value-type="float" office:value="4.13533333333333">
            <text:p>4.1353333333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.0666666667</text:p>
          </table:table-cell>
          <table:table-cell office:value-type="float" office:value="3.20666666666667">
            <text:p>3.2066666667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666666666666667">
            <text:p>0.0666666667</text:p>
          </table:table-cell>
          <table:table-cell office:value-type="float" office:value="3.322">
            <text:p>3.322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625">
            <text:p>0.0625</text:p>
          </table:table-cell>
          <table:table-cell office:value-type="float" office:value="3.880625">
            <text:p>3.880625</text:p>
          </table:table-cell>
        </table:table-row>
        <table:table-row table:style-name="ro2" table:visibility="filter">
          <table:table-cell office:value-type="float" office:value="2170">
            <text:p>217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588235294117647">
            <text:p>0.0588235294</text:p>
          </table:table-cell>
          <table:table-cell office:value-type="float" office:value="3.83294117647059">
            <text:p>3.8329411765</text:p>
          </table:table-cell>
        </table:table-row>
        <table:table-row table:style-name="ro2" table:visibility="filter">
          <table:table-cell office:value-type="float" office:value="2255">
            <text:p>2255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office:value-type="float" office:value="3.81684210526316">
            <text:p>3.8168421053</text:p>
          </table:table-cell>
        </table:table-row>
        <table:table-row table:style-name="ro2" table:visibility="filter">
          <table:table-cell office:value-type="float" office:value="2479">
            <text:p>247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0526315789473684">
            <text:p>0.0526315789</text:p>
          </table:table-cell>
          <table:table-cell office:value-type="float" office:value="4.85526315789474">
            <text:p>4.8552631579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725">
            <text:p>6.725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54">
            <text:p>2.454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1125">
            <text:p>2.7112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755">
            <text:p>4.755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.63">
            <text:p>20.63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6333333333333">
            <text:p>2.5633333333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75">
            <text:p>2.4575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173">
            <text:p>31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.04">
            <text:p>10.04</text:p>
          </table:table-cell>
        </table:table-row>
        <table:table-row table:style-name="ro2" table:visibility="filter">
          <table:table-cell office:value-type="float" office:value="3186">
            <text:p>31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25">
            <text:p>12.25</text:p>
          </table:table-cell>
        </table:table-row>
        <table:table-row table:style-name="ro2" table:visibility="filter">
          <table:table-cell office:value-type="float" office:value="3183">
            <text:p>318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31">
            <text:p>9.31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4.01666666666667">
            <text:p>4.0166666667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.13">
            <text:p>12.13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9">
            <text:p>3.79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32166666666667">
            <text:p>3.3216666667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.86875">
            <text:p>3.86875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95">
            <text:p>2.795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.384">
            <text:p>5.384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9333333333333">
            <text:p>4.1933333333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075">
            <text:p>4.0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86">
            <text:p>4.86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91">
            <text:p>9.91</text:p>
          </table:table-cell>
        </table:table-row>
        <table:table-row table:style-name="ro2" table:visibility="filter">
          <table:table-cell office:value-type="float" office:value="3207">
            <text:p>32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75">
            <text:p>2.775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75">
            <text:p>6.75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3">
            <text:p>3.43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75">
            <text:p>2.475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4416666666667">
            <text:p>3.1441666667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7">
            <text:p>3.27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9">
            <text:p>3.39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.78">
            <text:p>8.78</text:p>
          </table:table-cell>
        </table:table-row>
        <table:table-row table:style-name="ro2" table:visibility="filter">
          <table:table-cell office:value-type="float" office:value="3106">
            <text:p>310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.4666666666667">
            <text:p>10.4666666667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8">
            <text:p>2.98</text:p>
          </table:table-cell>
        </table:table-row>
        <table:table-row table:style-name="ro2" table:visibility="filter">
          <table:table-cell office:value-type="float" office:value="3105">
            <text:p>310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.895">
            <text:p>9.895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336">
            <text:p>4.336</text:p>
          </table:table-cell>
        </table:table-row>
        <table:table-row table:style-name="ro2" table:visibility="filter">
          <table:table-cell office:value-type="float" office:value="3335">
            <text:p>333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.512">
            <text:p>6.512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86333333333333">
            <text:p>3.863333333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.91111111111111">
            <text:p>3.9111111111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8166666666667">
            <text:p>3.1816666667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825">
            <text:p>2.8825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6333333333333">
            <text:p>3.2633333333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495">
            <text:p>5.495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25">
            <text:p>3.725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295">
            <text:p>5.295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75666666666667">
            <text:p>4.7566666667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8825">
            <text:p>3.8825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8">
            <text:p>19.58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675">
            <text:p>4.675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.31">
            <text:p>11.31</text:p>
          </table:table-cell>
        </table:table-row>
        <table:table-row table:style-name="ro2" table:visibility="filter">
          <table:table-cell office:value-type="float" office:value="2160">
            <text:p>216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185">
            <text:p>4.185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04">
            <text:p>2.904</text:p>
          </table:table-cell>
        </table:table-row>
        <table:table-row table:style-name="ro2" table:visibility="filter">
          <table:table-cell office:value-type="float" office:value="3103">
            <text:p>310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.06">
            <text:p>10.06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25">
            <text:p>2.82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1.58">
            <text:p>11.58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.255">
            <text:p>4.255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59166666666667">
            <text:p>3.5916666667</text:p>
          </table:table-cell>
        </table:table-row>
        <table:table-row table:style-name="ro2" table:visibility="filter">
          <table:table-cell office:value-type="float" office:value="3769">
            <text:p>37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68">
            <text:p>2.968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1875">
            <text:p>3.01875</text:p>
          </table:table-cell>
        </table:table-row>
        <table:table-row table:style-name="ro2" table:visibility="filter">
          <table:table-cell office:value-type="float" office:value="3148">
            <text:p>3148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9.01666666666667">
            <text:p>9.0166666667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875">
            <text:p>2.5187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2">
            <text:p>3.92</text:p>
          </table:table-cell>
        </table:table-row>
        <table:table-row table:style-name="ro2" table:visibility="filter">
          <table:table-cell office:value-type="float" office:value="3179">
            <text:p>317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3.01">
            <text:p>13.01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6">
            <text:p>3.26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0923076923077">
            <text:p>3.9092307692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4.93727272727273">
            <text:p>4.9372727273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89">
            <text:p>4.89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5">
            <text:p>3.6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425">
            <text:p>3.1425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13">
            <text:p>5.13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88">
            <text:p>4.88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62">
            <text:p>3.262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75">
            <text:p>3.57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36">
            <text:p>4.36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895">
            <text:p>3.89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43333333333333">
            <text:p>4.4333333333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1666666666667">
            <text:p>3.6166666667</text:p>
          </table:table-cell>
        </table:table-row>
        <table:table-row table:style-name="ro2" table:visibility="filter">
          <table:table-cell office:value-type="float" office:value="3110">
            <text:p>31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7285714285714">
            <text:p>2.6728571429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2333333333333">
            <text:p>3.7233333333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.98">
            <text:p>8.98</text:p>
          </table:table-cell>
        </table:table-row>
        <table:table-row table:style-name="ro2" table:visibility="filter">
          <table:table-cell office:value-type="float" office:value="3205">
            <text:p>320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1.5775">
            <text:p>11.5775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08">
            <text:p>10.08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5">
            <text:p>2.185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541">
            <text:p>35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.17">
            <text:p>22.1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">
            <text:p>4.11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8">
            <text:p>3.78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93">
            <text:p>3.93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505">
            <text:p>4.505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6583333333333">
            <text:p>3.4658333333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9">
            <text:p>2.49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375">
            <text:p>2.4375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3.76">
            <text:p>3.76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35">
            <text:p>2.735</text:p>
          </table:table-cell>
        </table:table-row>
        <table:table-row table:style-name="ro2" table:visibility="filter">
          <table:table-cell office:value-type="float" office:value="3199">
            <text:p>3199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9.64">
            <text:p>9.64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3">
            <text:p>2.23</text:p>
          </table:table-cell>
        </table:table-row>
        <table:table-row table:style-name="ro2" table:visibility="filter">
          <table:table-cell office:value-type="float" office:value="3151">
            <text:p>315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.42666666666667">
            <text:p>9.4266666667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24">
            <text:p>6.24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125">
            <text:p>5.125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635">
            <text:p>5.635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1">
            <text:p>4.31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4333333333333">
            <text:p>3.1433333333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46">
            <text:p>4.246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7">
            <text:p>3.17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575">
            <text:p>4.575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.39333333333333">
            <text:p>6.39333333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95">
            <text:p>2.89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17">
            <text:p>2.917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15">
            <text:p>4.115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6333333333333">
            <text:p>2.3633333333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2333333333333">
            <text:p>4.923333333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1">
            <text:p>4.01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61">
            <text:p>9.61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.2625">
            <text:p>4.2625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12">
            <text:p>2.21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6666666666667">
            <text:p>3.7666666667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87666666666667">
            <text:p>4.8766666667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">
            <text:p>4.4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84">
            <text:p>3.84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1">
            <text:p>3.11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.90333333333333">
            <text:p>3.9033333333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19333333333333">
            <text:p>6.1933333333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4428571428571">
            <text:p>3.3442857143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125">
            <text:p>3.2125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925">
            <text:p>2.392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.06333333333333">
            <text:p>9.0633333333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85">
            <text:p>2.585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8">
            <text:p>4.78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9">
            <text:p>2.39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75">
            <text:p>8.75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84">
            <text:p>3.84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5">
            <text:p>3.15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.9">
            <text:p>10.9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4166666666667">
            <text:p>2.6416666667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09">
            <text:p>5.09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4.54142857142857">
            <text:p>4.5414285714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07">
            <text:p>4.07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075">
            <text:p>2.8075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3">
            <text:p>4.1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1">
            <text:p>4.41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838">
            <text:p>3.838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5">
            <text:p>4.0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9">
            <text:p>3.09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85">
            <text:p>8.85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.6175">
            <text:p>10.6175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65">
            <text:p>3.065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89">
            <text:p>4.89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02333333333333">
            <text:p>5.0233333333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19">
            <text:p>9.19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925">
            <text:p>3.4925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15">
            <text:p>2.215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8">
            <text:p>3.48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.825">
            <text:p>5.825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33">
            <text:p>3.3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4">
            <text:p>4.54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01">
            <text:p>5.01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425">
            <text:p>3.3425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9">
            <text:p>4.79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.625">
            <text:p>6.62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75">
            <text:p>3.67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89666666666667">
            <text:p>3.8966666667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21666666666667">
            <text:p>3.2166666667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333333333333">
            <text:p>2.5133333333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95">
            <text:p>4.95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35">
            <text:p>3.135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5333333333333">
            <text:p>3.7533333333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875">
            <text:p>4.875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3500">
            <text:p>350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.152">
            <text:p>20.152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.48166666666667">
            <text:p>4.4816666667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52">
            <text:p>4.52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9">
            <text:p>4.19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4666666666667">
            <text:p>3.7466666667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2">
            <text:p>4.2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365">
            <text:p>4.36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2681">
            <text:p>26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93">
            <text:p>4.9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1">
            <text:p>3.3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15">
            <text:p>2.115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2925">
            <text:p>3.2925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1">
            <text:p>2.01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65666666666667">
            <text:p>3.6566666667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8">
            <text:p>2.28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295">
            <text:p>6.295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47">
            <text:p>7.47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2">
            <text:p>2.12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.12">
            <text:p>13.12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98">
            <text:p>9.98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2">
            <text:p>2.32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4">
            <text:p>2.94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55">
            <text:p>3.25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08">
            <text:p>3.508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9">
            <text:p>5.9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">
            <text:p>4.6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18">
            <text:p>3.418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.08222222222222">
            <text:p>5.0822222222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62">
            <text:p>3.062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31333333333333">
            <text:p>4.3133333333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.625">
            <text:p>7.6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5">
            <text:p>3.875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6">
            <text:p>6.6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095">
            <text:p>3.095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76">
            <text:p>3.76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2" table:visibility="filter">
          <table:table-cell office:value-type="float" office:value="3160">
            <text:p>31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78">
            <text:p>7.78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.69">
            <text:p>7.69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35">
            <text:p>3.73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5">
            <text:p>2.355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35">
            <text:p>3.735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89">
            <text:p>5.89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833333333333">
            <text:p>2.8183333333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5">
            <text:p>2.455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.3">
            <text:p>8.3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3">
            <text:p>4.33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6.572">
            <text:p>6.572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18">
            <text:p>3.118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.49">
            <text:p>9.49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95">
            <text:p>2.195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5625">
            <text:p>3.5625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038">
            <text:p>4.038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9">
            <text:p>4.69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8">
            <text:p>3.38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9">
            <text:p>4.29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94">
            <text:p>8.94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65">
            <text:p>3.265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45">
            <text:p>5.45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6">
            <text:p>3.76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14">
            <text:p>3.14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8">
            <text:p>2.38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715">
            <text:p>4.715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6">
            <text:p>2.06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36666666666667">
            <text:p>3.3666666667</text:p>
          </table:table-cell>
        </table:table-row>
        <table:table-row table:style-name="ro2" table:visibility="filter">
          <table:table-cell office:value-type="float" office:value="2029">
            <text:p>202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95">
            <text:p>3.495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.84">
            <text:p>8.84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.435">
            <text:p>3.435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35">
            <text:p>3.435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25">
            <text:p>3.92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04">
            <text:p>6.04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95">
            <text:p>3.995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25">
            <text:p>2.125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.05">
            <text:p>5.05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.445">
            <text:p>10.445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695">
            <text:p>3.69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81666666666667">
            <text:p>3.8166666667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12666666666667">
            <text:p>4.1266666667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7.095">
            <text:p>7.095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8525">
            <text:p>4.8525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.53">
            <text:p>19.53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4">
            <text:p>3.04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9">
            <text:p>3.9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48">
            <text:p>14.48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9333333333333">
            <text:p>3.3933333333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5">
            <text:p>4.15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45666666666667">
            <text:p>3.4566666667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125">
            <text:p>4.5125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5333333333333">
            <text:p>2.7533333333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">
            <text:p>3.8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83">
            <text:p>5.83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3">
            <text:p>3.63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85">
            <text:p>3.08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.75">
            <text:p>8.75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55">
            <text:p>3.15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2">
            <text:p>2.22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666666666667">
            <text:p>2.756666666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1">
            <text:p>3.51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4">
            <text:p>2.34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98">
            <text:p>3.98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1">
            <text:p>3.21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8">
            <text:p>2.08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7">
            <text:p>4.57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1333333333333">
            <text:p>3.4133333333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.814">
            <text:p>4.814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15">
            <text:p>3.21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8">
            <text:p>3.08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4">
            <text:p>2.64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9.91">
            <text:p>9.91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2">
            <text:p>2.72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125">
            <text:p>3.7125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65">
            <text:p>3.065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63">
            <text:p>4.63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8666666666667">
            <text:p>2.9866666667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44666666666667">
            <text:p>4.4466666667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75">
            <text:p>2.67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25">
            <text:p>2.625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4">
            <text:p>3.64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1">
            <text:p>3.41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4166666666667">
            <text:p>2.7416666667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.21666666666667">
            <text:p>3.2166666667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05">
            <text:p>3.605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5">
            <text:p>2.05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5">
            <text:p>6.5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1666666666667">
            <text:p>2.2166666667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3">
            <text:p>4.53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7">
            <text:p>4.17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385">
            <text:p>6.385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25">
            <text:p>4.25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2807">
            <text:p>280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.915">
            <text:p>12.91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5">
            <text:p>3.7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7">
            <text:p>2.77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72">
            <text:p>4.72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23">
            <text:p>7.23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45">
            <text:p>3.145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7">
            <text:p>4.07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1">
            <text:p>2.71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71666666666667">
            <text:p>3.7166666667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32333333333333">
            <text:p>5.3233333333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33">
            <text:p>7.33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">
            <text:p>2.41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25">
            <text:p>2.925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9">
            <text:p>2.79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5">
            <text:p>2.975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6">
            <text:p>2.36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7">
            <text:p>3.17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9">
            <text:p>4.59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5">
            <text:p>3.15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3333333333333">
            <text:p>3.3333333333</text:p>
          </table:table-cell>
        </table:table-row>
        <table:table-row table:style-name="ro2" table:visibility="filter">
          <table:table-cell office:value-type="float" office:value="3001">
            <text:p>300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53">
            <text:p>6.53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.9">
            <text:p>6.9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375">
            <text:p>3.37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92">
            <text:p>3.292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05">
            <text:p>6.0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6">
            <text:p>3.26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8333333333333">
            <text:p>3.6833333333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9">
            <text:p>3.59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2">
            <text:p>3.2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9">
            <text:p>4.9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75">
            <text:p>2.975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5">
            <text:p>2.85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2">
            <text:p>2.42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65">
            <text:p>2.165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5">
            <text:p>2.25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">
            <text:p>3.87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65">
            <text:p>3.165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2">
            <text:p>3.2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145">
            <text:p>3.14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6">
            <text:p>2.96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71">
            <text:p>3.71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1">
            <text:p>2.51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09">
            <text:p>6.09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5">
            <text:p>3.35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15">
            <text:p>2.41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6">
            <text:p>2.26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0333333333333">
            <text:p>2.9033333333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3">
            <text:p>3.73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3">
            <text:p>2.43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10333333333333">
            <text:p>7.1033333333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56">
            <text:p>3.56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795">
            <text:p>3.795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9">
            <text:p>2.89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">
            <text:p>4.1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3338">
            <text:p>33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2">
            <text:p>2.02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03">
            <text:p>5.03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31">
            <text:p>2.31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3">
            <text:p>3.3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5">
            <text:p>2.52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.845">
            <text:p>6.84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4">
            <text:p>3.54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44">
            <text:p>5.44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.67">
            <text:p>5.67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8">
            <text:p>2.48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83">
            <text:p>3.83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06">
            <text:p>3.06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55">
            <text:p>3.555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5">
            <text:p>2.55</text:p>
          </table:table-cell>
        </table:table-row>
        <table:table-row table:style-name="ro2" table:visibility="filter">
          <table:table-cell office:value-type="float" office:value="1961">
            <text:p>19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2">
            <text:p>3.42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4333333333333">
            <text:p>4.2433333333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.18142857142857">
            <text:p>3.1814285714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1">
            <text:p>4.1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67">
            <text:p>4.67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25">
            <text:p>5.25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75">
            <text:p>4.97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9">
            <text:p>4.9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75">
            <text:p>3.875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</table:table-row>
        <table:table-row table:style-name="ro2" table:visibility="filter">
          <table:table-cell office:value-type="float" office:value="2976">
            <text:p>29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3">
            <text:p>2.83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2">
            <text:p>3.12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05">
            <text:p>2.405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15">
            <text:p>3.315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6">
            <text:p>2.76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4">
            <text:p>4.54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6666666666667">
            <text:p>2.3666666667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.45">
            <text:p>7.45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5">
            <text:p>2.575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9">
            <text:p>2.09</text:p>
          </table:table-cell>
        </table:table-row>
        <table:table-row table:style-name="ro2" table:visibility="filter">
          <table:table-cell office:value-type="float" office:value="3535">
            <text:p>3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">
            <text:p>3.6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5">
            <text:p>3.5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15">
            <text:p>2.315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32">
            <text:p>4.32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04">
            <text:p>4.04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06">
            <text:p>4.06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.17">
            <text:p>8.17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6">
            <text:p>2.86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5">
            <text:p>2.65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115">
            <text:p>4.115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72">
            <text:p>3.72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5">
            <text:p>3.45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05">
            <text:p>3.605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6">
            <text:p>3.46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1">
            <text:p>2.11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8">
            <text:p>4.58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75">
            <text:p>6.75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75">
            <text:p>4.75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</table:table-row>
        <table:table-row table:style-name="ro2" table:visibility="filter">
          <table:table-cell office:value-type="float" office:value="3881">
            <text:p>388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445">
            <text:p>5.445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7">
            <text:p>2.37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2">
            <text:p>2.52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16">
            <text:p>6.16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">
            <text:p>2.8</text:p>
          </table:table-cell>
        </table:table-row>
        <table:table-row table:style-name="ro2" table:visibility="filter">
          <table:table-cell office:value-type="float" office:value="3068">
            <text:p>30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33">
            <text:p>6.33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5">
            <text:p>3.2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2">
            <text:p>3.02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36">
            <text:p>3.36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84">
            <text:p>4.84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.45">
            <text:p>13.4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3">
            <text:p>2.33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.63">
            <text:p>24.63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8">
            <text:p>2.58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35">
            <text:p>2.35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">
            <text:p>2.6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69">
            <text:p>3.69</text:p>
          </table:table-cell>
        </table:table-row>
        <table:table-row table:style-name="ro2" table:visibility="filter">
          <table:table-cell office:value-type="float" office:value="1947">
            <text:p>19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03">
            <text:p>3.03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.59333333333333">
            <text:p>4.5933333333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.75">
            <text:p>6.7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29">
            <text:p>3.29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5">
            <text:p>2.45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58">
            <text:p>3.58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16">
            <text:p>3.16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85">
            <text:p>4.85</text:p>
          </table:table-cell>
        </table:table-row>
        <table:table-row table:style-name="ro2" table:visibility="filter">
          <table:table-cell office:value-type="float" office:value="3485">
            <text:p>348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88">
            <text:p>3.88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</table:table-row>
        <table:table-row table:style-name="ro2" table:visibility="filter">
          <table:table-cell office:value-type="float" office:value="2183">
            <text:p>218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91">
            <text:p>4.91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.5">
            <text:p>4.5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.56">
            <text:p>5.56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.15">
            <text:p>5.15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53">
            <text:p>3.53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15">
            <text:p>2.15</text:p>
          </table:table-cell>
        </table:table-row>
        <table:table-row table:style-name="ro2" table:visibility="filter"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28">
            <text:p>3.28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4">
            <text:p>3.4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6">
            <text:p>2.46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13">
            <text:p>4.13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56">
            <text:p>4.56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7">
            <text:p>3.67</text:p>
          </table:table-cell>
        </table:table-row>
        <table:table-row table:style-name="ro2" table:visibility="filter">
          <table:table-cell office:value-type="float" office:value="2549">
            <text:p>25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</table:table-row>
        <table:table-row table:style-name="ro2" table:visibility="filter">
          <table:table-cell office:value-type="float" office:value="3057">
            <text:p>30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05">
            <text:p>3.05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4">
            <text:p>2.4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9">
            <text:p>2.9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81">
            <text:p>2.81</text:p>
          </table:table-cell>
        </table:table-row>
        <table:table-row table:style-name="ro2" table:visibility="filter">
          <table:table-cell office:value-type="float" office:value="2369">
            <text:p>23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44">
            <text:p>2.44</text:p>
          </table:table-cell>
        </table:table-row>
        <table:table-row table:style-name="ro2" table:visibility="filter">
          <table:table-cell office:value-type="float" office:value="2182">
            <text:p>21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.25">
            <text:p>4.25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 table:visibility="filter">
          <table:table-cell office:value-type="float" office:value="2472">
            <text:p>24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63">
            <text:p>11.63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.64">
            <text:p>3.64</text:p>
          </table:table-cell>
        </table:table-row>
      </table:table>
      <table:database-ranges>
        <table:database-range table:target-range-address="Sheet1.A1:Sheet1.E3485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3:1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3:15:57.92</dc:date>
    <dc:creator>Gajo </dc:creator>
    <meta:document-statistic meta:table-count="1" meta:cell-count="17425" meta:object-count="0"/>
    <meta:generator>OpenOffice/4.1.3$Win32 OpenOffice.org_project/413m1$Build-9783</meta:generator>
  </office:meta>
</office:document-meta>
</file>